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 Garamond Medium" svg:font-family="'Cormorant Garamond Medium'" style:font-adornments="Medium" style:font-pitch="variable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Cormorant SC SemiBold" svg:font-family="'Cormorant SC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Cormorant Garamond SemiBold" fo:font-size="15pt" officeooo:rsid="0013f889" officeooo:paragraph-rsid="0015948c" style:font-size-asian="15pt" style:font-size-complex="15pt"/>
    </style:style>
    <style:style style:name="P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rmorant Garamond SemiBold" fo:font-size="9.30000019073486pt" fo:letter-spacing="0.0071in" fo:font-style="italic" fo:font-weight="normal" officeooo:rsid="0013f889" officeooo:paragraph-rsid="0015948c" style:font-size-asian="9.30000019073486pt" style:font-style-asian="italic" style:font-weight-asian="normal" style:font-size-complex="9.30000019073486pt" style:font-style-complex="italic" style:font-weight-complex="normal"/>
    </style:style>
    <style:style style:name="P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Cormorant Garamond Medium" fo:font-size="12pt" officeooo:rsid="0013f889" officeooo:paragraph-rsid="0015948c" style:font-size-asian="12pt" style:font-size-complex="12pt"/>
    </style:style>
    <style:style style:name="P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normal" fo:text-transform="none" fo:color="#000000" style:font-name="Cormorant Medium" fo:font-size="14pt" fo:letter-spacing="normal" fo:font-style="normal" fo:font-weight="normal" officeooo:paragraph-rsid="0015948c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normal"/>
    </style:style>
    <style:style style:name="P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Cormorant Garamond SemiBold" fo:font-size="8pt" fo:letter-spacing="normal" fo:font-style="normal" fo:font-weight="bold" officeooo:rsid="0013f889" officeooo:paragraph-rsid="0015948c" style:font-size-asian="7pt" style:font-style-asian="normal" style:font-weight-asian="bold" style:font-size-complex="8pt" style:font-style-complex="normal" style:font-weight-complex="bold"/>
    </style:style>
    <style:style style:name="P7" style:family="paragraph" style:parent-style-name="Preformatted_20_Text">
      <style:paragraph-properties fo:margin-left="0in" fo:margin-right="0in" fo:margin-top="0.0402in" fo:margin-bottom="0in" loext:contextual-spacing="false" fo:line-height="115%" fo:orphans="2" fo:widows="2" fo:text-indent="0in" style:auto-text-indent="false"/>
      <style:text-properties style:font-name="Cormorant" fo:font-size="14pt"/>
    </style:style>
    <style:style style:name="P8" style:family="paragraph" style:parent-style-name="Preformatted_20_Text">
      <style:paragraph-properties fo:margin-left="0in" fo:margin-right="0in" fo:margin-top="0.0402in" fo:margin-bottom="0in" loext:contextual-spacing="false" fo:line-height="115%" fo:orphans="2" fo:widows="2" fo:text-indent="0in" style:auto-text-indent="false"/>
      <style:text-properties fo:font-variant="normal" fo:text-transform="none" fo:color="#000000" style:font-name="Cormorant" fo:font-size="14pt" fo:letter-spacing="normal" fo:font-style="normal" fo:font-weight="normal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normal"/>
    </style:style>
    <style:style style:name="T1" style:family="text">
      <style:text-properties fo:font-variant="normal" fo:text-transform="none" fo:color="#000000" fo:letter-spacing="normal" fo:font-style="normal" fo:font-weight="bold" loext:padding="0in" loext:border="none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italic" fo:font-weight="normal" loext:padding="0in" loext:border="none"/>
    </style:style>
    <style:style style:name="T4" style:family="text">
      <style:text-properties fo:font-variant="normal" fo:text-transform="none" fo:color="#000000" fo:font-size="10pt" fo:letter-spacing="normal" fo:font-style="normal" fo:font-weight="normal" loext:padding="0in" loext:border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rmorant SC SemiBold" fo:font-weight="normal" style:font-weight-asian="normal" style:font-weight-complex="normal"/>
    </style:style>
    <style:style style:name="T7" style:family="text">
      <style:text-properties style:font-name="Cormorant SC SemiBold" fo:font-weight="normal" officeooo:rsid="0015948c" style:font-weight-asian="normal" style:font-weight-complex="normal"/>
    </style:style>
    <style:style style:name="T8" style:family="text">
      <style:text-properties style:font-name="Cormorant SC SemiBold" fo:font-weight="normal" officeooo:rsid="001c0091" style:font-weight-asian="normal" style:font-weight-complex="normal"/>
    </style:style>
    <style:style style:name="T9" style:family="text">
      <style:text-properties fo:font-weight="bold" loext:padding="0in" loext:border="none"/>
    </style:style>
    <style:style style:name="T10" style:family="text">
      <style:text-properties fo:font-style="italic" loext:padding="0in" loext:border="none"/>
    </style:style>
    <style:style style:name="T11" style:family="text">
      <style:text-properties fo:font-size="10pt" loext:padding="0in" loext:border="none"/>
    </style:style>
    <style:style style:name="T12" style:family="text">
      <style:text-properties officeooo:rsid="00237f75"/>
    </style:style>
    <style:style style:name="T13" style:family="text">
      <style:text-properties officeooo:rsid="002b07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TOP </text:span><text:span text:style-name="T7">100</text:span><text:span text:style-name="T8">0</text:span><text:span text:style-name="T6"> MOST USED WORDS IN RUSSIAN WITH THEIR TRANSLATION</text:span><text:span text:style-name="T5">.</text:span></text:p>
      <text:p text:style-name="P6"/>
      <text:p text:style-name="P2"><text:span text:style-name="T12">By </text:span>RONALDO DAVID GOMES GLIGAN.</text:p>
      <text:p text:style-name="P3"/>
      <text:p text:style-name="P4"/>
      <text:p text:style-name="P8"><text:span text:style-name="T11">#1</text:span> <text:span text:style-name="T9">и</text:span>. <text:span text:style-name="T10">conj.</text:span> — and, though.</text:p>
      <text:p text:style-name="P5"><text:span text:style-name="T11">#2</text:span> <text:span text:style-name="T9">на</text:span>. <text:span text:style-name="T10">prep.</text:span> — on, it, at, to.</text:p>
      <text:p text:style-name="P5"><text:span text:style-name="T11">#3</text:span> <text:span text:style-name="T9">я</text:span>. <text:span text:style-name="T10">pron.</text:span> — I.</text:p>
      <text:p text:style-name="P5"><text:span text:style-name="T11">#4</text:span> <text:span text:style-name="T9">что</text:span>. <text:span text:style-name="T10">conj., pron.</text:span> — what, that, why.</text:p>
      <text:p text:style-name="P5"><text:span text:style-name="T11">#5</text:span> <text:span text:style-name="T9">тот</text:span>. <text:span text:style-name="T10">adj., pron.</text:span> — that.</text:p>
      <text:p text:style-name="P5"><text:span text:style-name="T11">#6</text:span> <text:span text:style-name="T9">с</text:span>. <text:span text:style-name="T10">prep.</text:span> — with, and, from, of.</text:p>
      <text:p text:style-name="P5"><text:span text:style-name="T11">#7</text:span> <text:span text:style-name="T9">а</text:span>. <text:span text:style-name="T10">conj.</text:span> — while, and, but.</text:p>
      <text:p text:style-name="P5"><text:span text:style-name="T11">#8</text:span> <text:span text:style-name="T9">весь</text:span>. <text:span text:style-name="T10">pron., n.</text:span> — all, everything.</text:p>
      <text:p text:style-name="P5"><text:span text:style-name="T11">#9</text:span> <text:span text:style-name="T9">это</text:span>. <text:span text:style-name="T10">pron.</text:span> — that, this, it.</text:p>
      <text:p text:style-name="P5"><text:span text:style-name="T11">#10</text:span> <text:span text:style-name="T9">как</text:span>. <text:span text:style-name="T10">adv., conj.</text:span> — how, what, as, like.</text:p>
      <text:p text:style-name="P5"><text:span text:style-name="T11">#11</text:span> <text:span text:style-name="T9">она</text:span>. <text:span text:style-name="T10">pron.</text:span> — she.</text:p>
      <text:p text:style-name="P5"><text:span text:style-name="T11">#12</text:span> <text:span text:style-name="T9">по</text:span>. <text:span text:style-name="T10">prep.</text:span> — on, along, by.</text:p>
      <text:p text:style-name="P5"><text:span text:style-name="T11">#13</text:span> <text:span text:style-name="T9">но</text:span>. <text:span text:style-name="T10">conj., n.</text:span> — but.</text:p>
      <text:p text:style-name="P5"><text:span text:style-name="T11">#14</text:span> <text:span text:style-name="T9">они</text:span>. <text:span text:style-name="T10">pron.</text:span> — they.</text:p>
      <text:p text:style-name="P5"><text:span text:style-name="T11">#15</text:span> <text:span text:style-name="T9">к</text:span>. <text:span text:style-name="T10">prep.</text:span> — to, for, by.</text:p>
      <text:p text:style-name="P5"><text:span text:style-name="T11">#16</text:span> <text:span text:style-name="T9">быть</text:span>. <text:span text:style-name="T10">vb.</text:span> — to be.</text:p>
      <text:p text:style-name="P5"><text:span text:style-name="T11">#17</text:span> <text:span text:style-name="T9">ты</text:span>. <text:span text:style-name="T10">pron.</text:span> — you, thou.</text:p>
      <text:p text:style-name="P5"><text:span text:style-name="T11">#18</text:span> <text:span text:style-name="T9">из</text:span>. <text:span text:style-name="T10">prep.</text:span> — from, of, in.</text:p>
      <text:p text:style-name="P5"><text:span text:style-name="T11">#19</text:span> <text:span text:style-name="T9">мы</text:span>. <text:span text:style-name="T10">pron.</text:span> — we.</text:p>
      <text:p text:style-name="P5"><text:span text:style-name="T11">#20</text:span> <text:span text:style-name="T9">за</text:span>. <text:span text:style-name="T10">prep.</text:span> — behind, over, at, after.</text:p>
      <text:p text:style-name="P5"><text:span text:style-name="T11">#21</text:span> <text:span text:style-name="T9">вы</text:span>. <text:span text:style-name="T10">pron.</text:span> — you.</text:p>
      <text:p text:style-name="P5"><text:span text:style-name="T11">#22</text:span> <text:span text:style-name="T9">так</text:span>. <text:span text:style-name="T10">adv.</text:span> — so, thus, then.</text:p>
      <text:p text:style-name="P5"><text:span text:style-name="T11">#23</text:span> <text:span text:style-name="T9">же</text:span>. <text:span text:style-name="T10">conj, particle.</text:span> — and, as for, but, same.</text:p>
      <text:p text:style-name="P5"><text:span text:style-name="T11">#24</text:span> <text:span text:style-name="T9">от</text:span>. <text:span text:style-name="T10">prep.</text:span> — from, of, for.</text:p>
      <text:p text:style-name="P5"><text:span text:style-name="T11">#25</text:span> <text:span text:style-name="T9">сказать</text:span>. <text:span text:style-name="T10">vb.</text:span> — to say, to speak.</text:p>
      <text:p text:style-name="P5"><text:span text:style-name="T11">#26</text:span> <text:span text:style-name="T9">этот</text:span>. <text:span text:style-name="T10">pron.</text:span> — this.</text:p>
      <text:p text:style-name="P5"><text:span text:style-name="T11">#27</text:span> <text:span text:style-name="T9">мочь</text:span>. <text:span text:style-name="T10">vb.</text:span> — be able.</text:p>
      <text:p text:style-name="P5"><text:span text:style-name="T11">#28</text:span> <text:span text:style-name="T9">человек</text:span>. <text:span text:style-name="T10">n.</text:span> — man, person.</text:p>
      <text:p text:style-name="P5"><text:span text:style-name="T11">#29</text:span> <text:span text:style-name="T9">не</text:span>. <text:span text:style-name="T10">particle.</text:span> — not.</text:p>
      <text:p text:style-name="P5"><text:span text:style-name="T11">#30</text:span> <text:span text:style-name="T9">он</text:span>. <text:span text:style-name="T10">pron.</text:span> — he.</text:p>
      <text:p text:style-name="P5"><text:span text:style-name="T11">#31</text:span> <text:span text:style-name="T9">ещё</text:span>. <text:span text:style-name="T10">adv.</text:span> — still, yet.</text:p>
      <text:p text:style-name="P5"><text:span text:style-name="T11">#32</text:span> <text:span text:style-name="T9">бы</text:span>. <text:span text:style-name="T10">particle.</text:span> — would.</text:p>
      <text:p text:style-name="P5"><text:span text:style-name="T11">#33</text:span> <text:span text:style-name="T9">такой</text:span>. <text:span text:style-name="T10">pron.</text:span> — such, so, some.</text:p>
      <text:p text:style-name="P5"><text:span text:style-name="T11">#34</text:span> <text:span text:style-name="T9">только</text:span>. <text:span text:style-name="T10">adv., conj.</text:span> — only, merely, but.</text:p>
      <text:p text:style-name="P5"><text:span text:style-name="T11">#35</text:span> <text:span text:style-name="T9">себя</text:span>. <text:span text:style-name="T10">pron., particle.</text:span> — myself, himself, herself.</text:p>
      <text:p text:style-name="P5"><text:span text:style-name="T11">#36</text:span> <text:span text:style-name="T9">своё</text:span>. <text:span text:style-name="T10">pron., n.</text:span> — one’s own, my, our.</text:p>
      <text:p text:style-name="P5"><text:span text:style-name="T11">#37</text:span> <text:span text:style-name="T9">какой</text:span>. <text:span text:style-name="T10">pron.</text:span> — what, which, how.</text:p>
      <text:p text:style-name="P5"><text:span text:style-name="T11">#38</text:span> <text:span text:style-name="T9">когда</text:span>. <text:span text:style-name="T10">adv., conj.</text:span> — when, while, as.</text:p>
      <text:p text:style-name="P5"><text:span text:style-name="T11">#39</text:span> <text:span text:style-name="T9">уже</text:span>. <text:span text:style-name="T10">adv.</text:span> — already, by now.</text:p>
      <text:p text:style-name="P5"><text:span text:style-name="T11">#40</text:span> <text:span text:style-name="T9">для</text:span>. <text:span text:style-name="T10">prep.</text:span> — for, to.</text:p>
      <text:p text:style-name="P5"><text:span text:style-name="T11">#41</text:span> <text:span text:style-name="T9">кто</text:span>. <text:span text:style-name="T10">pron.</text:span> — who, that, some.</text:p>
      <text:p text:style-name="P5"><text:span text:style-name="T11">#42</text:span> <text:span text:style-name="T9">да</text:span>. <text:span text:style-name="T10">conj., particle.</text:span> — yes, but.</text:p>
      <text:p text:style-name="P5"><text:span text:style-name="T11">#43</text:span> <text:span text:style-name="T9">говорить</text:span>. <text:span text:style-name="T10">vb.</text:span> — to say, to tell, to speak.</text:p>
      <text:p text:style-name="P5"><text:span text:style-name="T11">#44</text:span> <text:span text:style-name="T9">год</text:span>. <text:span text:style-name="T10">n.</text:span> — year.</text:p>
      <text:p text:style-name="P5"><text:span text:style-name="T11">#45</text:span> <text:span text:style-name="T9">знать</text:span>. <text:span text:style-name="T10">vb.</text:span> — to know, be aware.</text:p>
      <text:p text:style-name="P5"><text:span text:style-name="T11">#46</text:span> <text:span text:style-name="T9">мой</text:span>. <text:span text:style-name="T10">pron.</text:span> — my, mine.</text:p>
      <text:p text:style-name="P5"><text:span text:style-name="T11">#47</text:span> <text:span text:style-name="T9">один</text:span>. <text:span text:style-name="T10">cardinal number, pron.</text:span> — one, some, alone.</text:p>
      <text:p text:style-name="P5"><text:span text:style-name="T11">#48</text:span> <text:span text:style-name="T9">в</text:span>. <text:span text:style-name="T10">prep.</text:span> — in, at.</text:p>
      <text:p text:style-name="P5"><text:span text:style-name="T11">#49</text:span> <text:span text:style-name="T9">который</text:span>. <text:span text:style-name="T10">pron.</text:span> — which, who, that.</text:p>
      <text:p text:style-name="P5"><text:span text:style-name="T11">#50</text:span> <text:span text:style-name="T9">до</text:span>. <text:span text:style-name="T10">prep.</text:span> — to, up to, about, before.</text:p>
      <text:p text:style-name="P5"><text:span text:style-name="T11">#51</text:span> <text:span text:style-name="T9">или</text:span>. <text:span text:style-name="T10">conj.</text:span> — or.</text:p>
      <text:p text:style-name="P5"><text:span text:style-name="T11">#52</text:span> <text:span text:style-name="T9">если</text:span>. <text:span text:style-name="T10">conj.</text:span> — if.</text:p>
      <text:p text:style-name="P5"><text:span text:style-name="T11">#53</text:span> <text:span text:style-name="T9">о</text:span>. <text:span text:style-name="T10">prep.</text:span> — of, about, against.</text:p>
      <text:p text:style-name="P5"><text:span text:style-name="T11">#54</text:span> <text:span text:style-name="T9">у</text:span>. <text:span text:style-name="T10">prep.</text:span> — by, with, of.</text:p>
      <text:p text:style-name="P5"><text:span text:style-name="T11">#55</text:span> <text:span text:style-name="T9">нет</text:span>. <text:span text:style-name="T10">negation</text:span> — no, not, but.</text:p>
      <text:p text:style-name="P5"><text:span text:style-name="T11">#56</text:span> <text:span text:style-name="T9">время</text:span>. <text:span text:style-name="T10">n.</text:span> — time, season.</text:p>
      <text:p text:style-name="P5"><text:span text:style-name="T11">#57</text:span> <text:span text:style-name="T9">рука</text:span>. <text:span text:style-name="T10">n.</text:span> — hand, arm.</text:p>
      <text:p text:style-name="P5"><text:span text:style-name="T11">#58</text:span> <text:span text:style-name="T9">стать</text:span>. <text:span text:style-name="T10">vb.</text:span> — to become, begin, come.</text:p>
      <text:p text:style-name="P5"><text:span text:style-name="T11">#59</text:span> <text:span text:style-name="T9">большой</text:span>. <text:span text:style-name="T10">adj.</text:span> — big, large, important.</text:p>
      <text:p text:style-name="P5"><text:span text:style-name="T11">#60</text:span> <text:span text:style-name="T9">ни</text:span>. <text:span text:style-name="T10">conj, particle.</text:span> — not a, not, neither… nor.</text:p>
      <text:p text:style-name="P5"><text:span text:style-name="T11">#61</text:span> <text:span text:style-name="T9">другой</text:span>. <text:span text:style-name="T10">pron.</text:span> — other, another, different.</text:p>
      <text:p text:style-name="P5"><text:span text:style-name="T11">#62</text:span> <text:span text:style-name="T9">наш</text:span>. <text:span text:style-name="T10">pron.</text:span> — our, ours.</text:p>
      <text:p text:style-name="P5"><text:span text:style-name="T11">#63</text:span> <text:span text:style-name="T9">свой</text:span>. <text:span text:style-name="T10">pron.</text:span> — my, our, your.</text:p>
      <text:p text:style-name="P5"><text:span text:style-name="T11">#64</text:span> <text:span text:style-name="T9">ну</text:span>. <text:span text:style-name="T10">interj, particle.</text:span> — now, right, well, come on.</text:p>
      <text:p text:style-name="P5"><text:span text:style-name="T11">#65</text:span> <text:span text:style-name="T9">под</text:span>. <text:span text:style-name="T10">prep.</text:span> — under, for, towards, to.</text:p>
      <text:p text:style-name="P5"><text:span text:style-name="T11">#66</text:span> <text:span text:style-name="T9">где</text:span>. <text:span text:style-name="T10">adv.</text:span> — where.</text:p>
      <text:p text:style-name="P5"><text:span text:style-name="T11">#67</text:span> <text:span text:style-name="T9">дело</text:span>. <text:span text:style-name="T10">n.</text:span> — business, affair, matter.</text:p>
      <text:p text:style-name="P5"><text:span text:style-name="T11">#68</text:span> <text:span text:style-name="T9">есть</text:span>. <text:span text:style-name="T10">vb.</text:span> — to eat, to be.</text:p>
      <text:p text:style-name="P5"><text:span text:style-name="T11">#69</text:span> <text:span text:style-name="T9">сам</text:span>. <text:span text:style-name="T10">pron.</text:span> — myself, yourself.</text:p>
      <text:p text:style-name="P5"><text:span text:style-name="T11">#70</text:span> <text:span text:style-name="T9">самый</text:span>. <text:span text:style-name="T10">pron.</text:span> — most, the very, the same.</text:p>
      <text:p text:style-name="P5"><text:span text:style-name="T11">#71</text:span> <text:span text:style-name="T9">чтобы</text:span>. <text:span text:style-name="T10">conj., particle.</text:span> — that, in order that.</text:p>
      <text:p text:style-name="P5"><text:span text:style-name="T11">#72</text:span> <text:span text:style-name="T9">два</text:span>. <text:span text:style-name="T10">cardinal number</text:span> — two.</text:p>
      <text:p text:style-name="P5"><text:span text:style-name="T11">#73</text:span> <text:span text:style-name="T9">там</text:span>. <text:span text:style-name="T10">adv.</text:span> — there, then.</text:p>
      <text:p text:style-name="P5"><text:span text:style-name="T11">#74</text:span> <text:span text:style-name="T9">чем</text:span>. <text:span text:style-name="T10">conj., particle.</text:span> — than; instead of.</text:p>
      <text:p text:style-name="P5"><text:span text:style-name="T11">#75</text:span> <text:span text:style-name="T9">глаз</text:span>. <text:span text:style-name="T10">n.</text:span> — eye; sight.</text:p>
      <text:p text:style-name="P5"><text:span text:style-name="T11">#76</text:span> <text:span text:style-name="T9">даже</text:span>. <text:span text:style-name="T10">particle.</text:span> — even.</text:p>
      <text:p text:style-name="P5"><text:span text:style-name="T11">#77</text:span> <text:span text:style-name="T9">первый</text:span>. <text:span text:style-name="T10">adj., number</text:span> — first, front, former.</text:p>
      <text:p text:style-name="P5"><text:span text:style-name="T11">#78</text:span> <text:span text:style-name="T9">день</text:span>. <text:span text:style-name="T10">n.</text:span> — day.</text:p>
      <text:p text:style-name="P5"><text:span text:style-name="T11">#79</text:span> <text:span text:style-name="T9">тут</text:span>. <text:span text:style-name="T10">adv.</text:span> — here, now, then.</text:p>
      <text:p text:style-name="P5"><text:span text:style-name="T11">#80</text:span> <text:span text:style-name="T9">во</text:span>. <text:span text:style-name="T10">prep., particle.</text:span> — in, at; super, exactly.</text:p>
      <text:p text:style-name="P5"><text:span text:style-name="T11">#81</text:span> <text:span text:style-name="T9">ничто</text:span>. <text:span text:style-name="T10">pron.</text:span> — nothing.</text:p>
      <text:p text:style-name="P5"><text:span text:style-name="T11">#82</text:span> <text:span text:style-name="T9">потом</text:span>. <text:span text:style-name="T10">adv.</text:span> — afterwards, then.</text:p>
      <text:p text:style-name="P5"><text:span text:style-name="T11">#83</text:span> <text:span text:style-name="T9">очень</text:span>. <text:span text:style-name="T10">adv.</text:span> — very.</text:p>
      <text:p text:style-name="P5"><text:span text:style-name="T11">#84</text:span> <text:span text:style-name="T9">со</text:span>. <text:span text:style-name="T10">prep.</text:span> — with.</text:p>
      <text:p text:style-name="P5"><text:span text:style-name="T11">#85</text:span> <text:span text:style-name="T9">хотеть</text:span>. <text:span text:style-name="T10">vb.</text:span> — to want, like.</text:p>
      <text:p text:style-name="P5"><text:span text:style-name="T11">#86</text:span> <text:span text:style-name="T9">ли</text:span>. <text:span text:style-name="T10">conj., particle.</text:span> — whether, if.</text:p>
      <text:p text:style-name="P5"><text:span text:style-name="T11">#87</text:span> <text:span text:style-name="T9">при</text:span>. <text:span text:style-name="T10">prep.</text:span> — attached to, in the presence of, by, about.</text:p>
      <text:p text:style-name="P5"><text:span text:style-name="T11">#88</text:span> <text:span text:style-name="T9">голова</text:span>. <text:span text:style-name="T10">n.</text:span> — head, mind, brains.</text:p>
      <text:p text:style-name="P5"><text:span text:style-name="T11">#89</text:span> <text:span text:style-name="T9">вот</text:span>. <text:span text:style-name="T10">particle.</text:span> — here, there, this is, that’s.</text:p>
      <text:p text:style-name="P5"><text:span text:style-name="T11">#90</text:span> <text:span text:style-name="T9">без</text:span>. <text:span text:style-name="T10">prep.</text:span> — without.</text:p>
      <text:p text:style-name="P5"><text:span text:style-name="T11">#91</text:span> <text:span text:style-name="T9">видеть</text:span>. <text:span text:style-name="T10">vb.</text:span> — to see.</text:p>
      <text:p text:style-name="P5"><text:span text:style-name="T11">#92</text:span> <text:span text:style-name="T9">идти</text:span>. <text:span text:style-name="T10">vb.</text:span> — to go, come.</text:p>
      <text:p text:style-name="P5"><text:span text:style-name="T11">#93</text:span> <text:span text:style-name="T9">теперь</text:span>. <text:span text:style-name="T10">adv.</text:span> — now, nowadays.</text:p>
      <text:p text:style-name="P5"><text:span text:style-name="T11">#94</text:span> <text:span text:style-name="T9">тоже</text:span>. <text:span text:style-name="T10">adv.</text:span> — also, as well, too.</text:p>
      <text:p text:style-name="P5"><text:soft-page-break/><text:span text:style-name="T11">#95</text:span> <text:span text:style-name="T9">стоять</text:span>. <text:span text:style-name="T10">vb.</text:span> — to stand, be, stand up.</text:p>
      <text:p text:style-name="P5"><text:span text:style-name="T11">#96</text:span> <text:span text:style-name="T9">друг</text:span>. <text:span text:style-name="T10">n.</text:span> — friend.</text:p>
      <text:p text:style-name="P5"><text:span text:style-name="T11">#97</text:span> <text:span text:style-name="T9">дом</text:span>. <text:span text:style-name="T10">n.</text:span> — house, home.</text:p>
      <text:p text:style-name="P5"><text:span text:style-name="T11">#98</text:span> <text:span text:style-name="T9">раз</text:span>. <text:span text:style-name="T10">n., adv.</text:span> — time, once, since.</text:p>
      <text:p text:style-name="P5"><text:span text:style-name="T11">#99</text:span> <text:span text:style-name="T9">можно</text:span>. <text:span text:style-name="T10">predicate</text:span> — one can.</text:p>
      <text:p text:style-name="P5"><text:span text:style-name="T11">#100</text:span> <text:span text:style-name="T9">после</text:span>. <text:span text:style-name="T10">prep.</text:span> — after, afterwards.</text:p>
      <text:p text:style-name="P5"><text:span text:style-name="T11">#101</text:span> <text:span text:style-name="T9">слово</text:span>. <text:span text:style-name="T10">n.</text:span> — word.</text:p>
      <text:p text:style-name="P5"><text:span text:style-name="T11">#102</text:span> <text:span text:style-name="T9">здесь</text:span>. <text:span text:style-name="T10">adv.</text:span> — here.</text:p>
      <text:p text:style-name="P5"><text:span text:style-name="T11">#103</text:span> <text:span text:style-name="T9">думать</text:span>. <text:span text:style-name="T10">vb.</text:span> — to think; believe.</text:p>
      <text:p text:style-name="P5"><text:span text:style-name="T11">#104</text:span> <text:span text:style-name="T9">место</text:span>. <text:span text:style-name="T10">n.</text:span> — place; seat.</text:p>
      <text:p text:style-name="P5"><text:span text:style-name="T11">#105</text:span> <text:span text:style-name="T9">спросить</text:span>. <text:span text:style-name="T10">vb.</text:span> — to ask.</text:p>
      <text:p text:style-name="P5"><text:span text:style-name="T11">#106</text:span> <text:span text:style-name="T9">через</text:span>. <text:span text:style-name="T10">prep.</text:span> — through, across.</text:p>
      <text:p text:style-name="P5"><text:span text:style-name="T11">#107</text:span> <text:span text:style-name="T9">лицо</text:span>. <text:span text:style-name="T10">n.</text:span> — face; person.</text:p>
      <text:p text:style-name="P5"><text:span text:style-name="T11">#108</text:span> <text:span text:style-name="T9">что</text:span>. <text:span text:style-name="T10">pron.</text:span> — what, which, that.</text:p>
      <text:p text:style-name="P5"><text:span text:style-name="T11">#109</text:span> <text:span text:style-name="T9">тогда</text:span>. <text:span text:style-name="T10">adv.</text:span> — then.</text:p>
      <text:p text:style-name="P5"><text:span text:style-name="T11">#110</text:span> <text:span text:style-name="T9">ведь</text:span>. <text:span text:style-name="T10">conj.</text:span> — you see, you know.</text:p>
      <text:p text:style-name="P5"><text:span text:style-name="T11">#111</text:span> <text:span text:style-name="T9">хороший</text:span>. <text:span text:style-name="T10">adj.</text:span> — good, nice (see #152).</text:p>
      <text:p text:style-name="P5"><text:span text:style-name="T11">#112</text:span> <text:span text:style-name="T9">каждый</text:span>. <text:span text:style-name="T10">pron.</text:span> — each, every.</text:p>
      <text:p text:style-name="P5"><text:span text:style-name="T11">#113</text:span> <text:span text:style-name="T9">надо</text:span>. <text:span text:style-name="T10">prep, vb.</text:span> — over, above, ought to.</text:p>
      <text:p text:style-name="P5"><text:span text:style-name="T11">#114</text:span> <text:span text:style-name="T9">жить</text:span>. <text:span text:style-name="T10">vb.</text:span> — to live.</text:p>
      <text:p text:style-name="P5"><text:span text:style-name="T11">#115</text:span> <text:span text:style-name="T9">должный</text:span>. <text:span text:style-name="T10">adj.</text:span> — due, proper.</text:p>
      <text:p text:style-name="P5"><text:span text:style-name="T11">#116</text:span> <text:span text:style-name="T9">смотреть</text:span>. <text:span text:style-name="T10">vb.</text:span> — to look, watch.</text:p>
      <text:p text:style-name="P5"><text:span text:style-name="T11">#117</text:span> <text:span text:style-name="T9">почему</text:span>. <text:span text:style-name="T10">adv.</text:span> — why.</text:p>
      <text:p text:style-name="P5"><text:span text:style-name="T11">#118</text:span> <text:span text:style-name="T9">потому</text:span>. <text:span text:style-name="T10">adv.</text:span> — that’s why.</text:p>
      <text:p text:style-name="P5"><text:span text:style-name="T11">#119</text:span> <text:span text:style-name="T9">сторона</text:span>. <text:span text:style-name="T10">n.</text:span> — side, party.</text:p>
      <text:p text:style-name="P5"><text:span text:style-name="T11">#120</text:span> <text:span text:style-name="T9">просто</text:span>. <text:span text:style-name="T10">adv.</text:span> — simply.</text:p>
      <text:p text:style-name="P5"><text:span text:style-name="T11">#121</text:span> <text:span text:style-name="T9">нога</text:span>. <text:span text:style-name="T10">n.</text:span> — foot, leg.</text:p>
      <text:p text:style-name="P5"><text:span text:style-name="T11">#122</text:span> <text:span text:style-name="T9">сидеть</text:span>. <text:span text:style-name="T10">vb.</text:span> — to sit.</text:p>
      <text:p text:style-name="P5"><text:span text:style-name="T11">#123</text:span> <text:span text:style-name="T9">понять</text:span>. <text:span text:style-name="T10">vb.</text:span> — to understand; realize.</text:p>
      <text:p text:style-name="P5"><text:span text:style-name="T11">#124</text:span> <text:span text:style-name="T9">иметь</text:span>. <text:span text:style-name="T10">vb.</text:span> — to have, own.</text:p>
      <text:p text:style-name="P5"><text:span text:style-name="T11">#125</text:span> <text:span text:style-name="T9">новый</text:span>. <text:span text:style-name="T10">adj.</text:span> — new; modern.</text:p>
      <text:p text:style-name="P5"><text:span text:style-name="T11">#126</text:span> <text:span text:style-name="T9">сейчас</text:span>. <text:span text:style-name="T10">adv.</text:span> — now, presently, soon.</text:p>
      <text:p text:style-name="P5"><text:span text:style-name="T11">#127</text:span> <text:span text:style-name="T9">вдруг</text:span>. <text:span text:style-name="T10">adv.</text:span> — suddenly.</text:p>
      <text:p text:style-name="P5"><text:span text:style-name="T11">#128</text:span> <text:span text:style-name="T9">над</text:span>. <text:span text:style-name="T10">prep.</text:span> — above, over.</text:p>
      <text:p text:style-name="P5"><text:span text:style-name="T11">#129</text:span> <text:span text:style-name="T9">взять</text:span>. <text:span text:style-name="T10">vb.</text:span> — to take.</text:p>
      <text:p text:style-name="P5"><text:span text:style-name="T11">#130</text:span> <text:span text:style-name="T9">никто</text:span>. <text:span text:style-name="T10">pron.</text:span> — nobody.</text:p>
      <text:p text:style-name="P5"><text:span text:style-name="T11">#131</text:span> <text:span text:style-name="T9">жизнь</text:span>. <text:span text:style-name="T10">n.</text:span> — life.</text:p>
      <text:p text:style-name="P5"><text:span text:style-name="T11">#132</text:span> <text:span text:style-name="T9">дверь</text:span>. <text:span text:style-name="T10">n.</text:span> — door.</text:p>
      <text:p text:style-name="P5"><text:span text:style-name="T11">#133</text:span> <text:span text:style-name="T9">перед</text:span>. <text:span text:style-name="T10">prep.</text:span> — before, in front of.</text:p>
      <text:p text:style-name="P5"><text:span text:style-name="T11">#134</text:span> <text:span text:style-name="T9">нужный</text:span>. <text:span text:style-name="T10">adj.</text:span> — necessary.</text:p>
      <text:p text:style-name="P5"><text:span text:style-name="T11">#135</text:span> <text:span text:style-name="T9">понимать</text:span>. <text:span text:style-name="T10">vb.</text:span> — to understand.</text:p>
      <text:p text:style-name="P5"><text:span text:style-name="T11">#136</text:span> <text:span text:style-name="T9">казаться</text:span>. <text:span text:style-name="T10">vb.</text:span> — to seem, appear; masterrussian, dot com.</text:p>
      <text:p text:style-name="P5"><text:span text:style-name="T11">#137</text:span> <text:span text:style-name="T9">работа</text:span>. <text:span text:style-name="T10">n.</text:span> — work, job.</text:p>
      <text:p text:style-name="P5"><text:span text:style-name="T11">#138</text:span> <text:span text:style-name="T9">три</text:span>. <text:span text:style-name="T10">cardinal number</text:span> — three.</text:p>
      <text:p text:style-name="P5"><text:span text:style-name="T11">#139</text:span> <text:span text:style-name="T9">ваш</text:span>. <text:span text:style-name="T10">pron.</text:span> — yours.</text:p>
      <text:p text:style-name="P5"><text:span text:style-name="T11">#140</text:span> <text:span text:style-name="T9">уж</text:span>. <text:span text:style-name="T10">adv., <text:s/>particle.</text:span> — really, already.</text:p>
      <text:p text:style-name="P5"><text:span text:style-name="T11">#141</text:span> <text:span text:style-name="T9">земля</text:span>. <text:span text:style-name="T10">n.</text:span> — earth, land, soil.</text:p>
      <text:p text:style-name="P5"><text:span text:style-name="T11">#142</text:span> <text:span text:style-name="T9">сделать</text:span>. <text:span text:style-name="T10">vb.</text:span> — to do, make, finish.</text:p>
      <text:p text:style-name="P5"><text:span text:style-name="T11">#143</text:span> <text:span text:style-name="T9">несколько</text:span>. <text:span text:style-name="T10">adv.</text:span> — several, some.</text:p>
      <text:p text:style-name="P5"><text:span text:style-name="T11">#144</text:span> <text:span text:style-name="T9">час</text:span>. <text:span text:style-name="T10">n.</text:span> — hour, time.</text:p>
      <text:p text:style-name="P5"><text:span text:style-name="T11">#145</text:span> <text:span text:style-name="T9">голос</text:span>. <text:span text:style-name="T10">n.</text:span> — voice.</text:p>
      <text:p text:style-name="P5"><text:span text:style-name="T11">#146</text:span> <text:span text:style-name="T9">город</text:span>. <text:span text:style-name="T10">n.</text:span> — town, city.</text:p>
      <text:p text:style-name="P5"><text:span text:style-name="T11">#147</text:span> <text:span text:style-name="T9">конечный</text:span>. <text:span text:style-name="T10">adj.</text:span> — final, last.</text:p>
      <text:p text:style-name="P5"><text:span text:style-name="T11">#148</text:span> <text:span text:style-name="T9">пока</text:span>. <text:span text:style-name="T10">adv.</text:span> — for the present.</text:p>
      <text:p text:style-name="P5"><text:span text:style-name="T11">#149</text:span> <text:span text:style-name="T9">конец</text:span>. <text:span text:style-name="T10">n.</text:span> — end, distance.</text:p>
      <text:p text:style-name="P5"><text:span text:style-name="T11">#150</text:span> <text:span text:style-name="T9">давать</text:span>. <text:span text:style-name="T10">vb.</text:span> — to give; let, allow.</text:p>
      <text:p text:style-name="P5"><text:span text:style-name="T11">#151</text:span> <text:span text:style-name="T9">вода</text:span>. <text:span text:style-name="T10">n.</text:span> — water.</text:p>
      <text:p text:style-name="P5"><text:span text:style-name="T11">#152</text:span> <text:span text:style-name="T9">более</text:span>. <text:span text:style-name="T10">adv.</text:span> — more.</text:p>
      <text:p text:style-name="P5"><text:span text:style-name="T11">#153</text:span> <text:span text:style-name="T9">хотя</text:span>. <text:span text:style-name="T10">conj.</text:span> — although.</text:p>
      <text:p text:style-name="P5"><text:span text:style-name="T11">#154</text:span> <text:span text:style-name="T9">всегда</text:span>. <text:span text:style-name="T10">adv.</text:span> — always.</text:p>
      <text:p text:style-name="P5"><text:span text:style-name="T11">#155</text:span> <text:span text:style-name="T9">второй</text:span>. <text:span text:style-name="T10">ordinal number</text:span> — second.</text:p>
      <text:p text:style-name="P5"><text:span text:style-name="T11">#156</text:span> <text:span text:style-name="T9">куда</text:span>. <text:span text:style-name="T10">adv.</text:span> — where, what for, much.</text:p>
      <text:p text:style-name="P5"><text:span text:style-name="T11">#157</text:span> <text:span text:style-name="T9">пойти</text:span>. <text:span text:style-name="T10">vb.</text:span> — to go.</text:p>
      <text:p text:style-name="P5"><text:span text:style-name="T11">#158</text:span> <text:span text:style-name="T9">стол</text:span>. <text:span text:style-name="T10">n.</text:span> — table, desk; board.</text:p>
      <text:p text:style-name="P5"><text:span text:style-name="T11">#159</text:span> <text:span text:style-name="T9">делать</text:span>. <text:span text:style-name="T10">vb.</text:span> — to do, make.</text:p>
      <text:p text:style-name="P5"><text:span text:style-name="T11">#160</text:span> <text:span text:style-name="T9">увидеть</text:span>. <text:span text:style-name="T10">vb.</text:span> — to see.</text:p>
      <text:p text:style-name="P5"><text:span text:style-name="T11">#161</text:span> <text:span text:style-name="T9">сила</text:span>. <text:span text:style-name="T10">n.</text:span> — strength, force.</text:p>
      <text:p text:style-name="P5"><text:span text:style-name="T11">#162</text:span> <text:span text:style-name="T9">отец</text:span>. <text:span text:style-name="T10">n.</text:span> — father (see #918).</text:p>
      <text:p text:style-name="P5"><text:span text:style-name="T11">#163</text:span> <text:span text:style-name="T9">женщина</text:span>. <text:span text:style-name="T10">n.</text:span> — woman.</text:p>
      <text:p text:style-name="P5"><text:span text:style-name="T11">#164</text:span> <text:span text:style-name="T9">машина</text:span>. <text:span text:style-name="T10">n.</text:span> — car, machine, engine.</text:p>
      <text:p text:style-name="P5"><text:span text:style-name="T11">#165</text:span> <text:span text:style-name="T9">хорошо</text:span>. <text:span text:style-name="T10">adv.</text:span> — well (see #114).</text:p>
      <text:p text:style-name="P5"><text:span text:style-name="T11">#166</text:span> <text:span text:style-name="T9">ночь</text:span>. <text:span text:style-name="T10">n.</text:span> — night.</text:p>
      <text:p text:style-name="P5"><text:span text:style-name="T11">#167</text:span> <text:span text:style-name="T9">сразу</text:span>. <text:span text:style-name="T10">adv.</text:span> — at once, right away, just.</text:p>
      <text:p text:style-name="P5"><text:span text:style-name="T11">#168</text:span> <text:span text:style-name="T9">мир</text:span>. <text:span text:style-name="T10">n.</text:span> — world, peace.</text:p>
      <text:p text:style-name="P5"><text:span text:style-name="T11">#169</text:span> <text:span text:style-name="T9">совсем</text:span>. <text:span text:style-name="T10">adv.</text:span> — quite, entirely, totally.</text:p>
      <text:p text:style-name="P5"><text:span text:style-name="T11">#170</text:span> <text:span text:style-name="T9">остаться</text:span>. <text:span text:style-name="T10">vb.</text:span> — to remain, stay (see #297).</text:p>
      <text:p text:style-name="P5"><text:span text:style-name="T11">#171</text:span> <text:span text:style-name="T9">об</text:span>. <text:span text:style-name="T10">prep.</text:span> — about, of (see #34).</text:p>
      <text:p text:style-name="P5"><text:span text:style-name="T11">#172</text:span> <text:span text:style-name="T9">вид</text:span>. <text:span text:style-name="T10">n.</text:span> — appearance, look, view.</text:p>
      <text:p text:style-name="P5"><text:span text:style-name="T11">#173</text:span> <text:span text:style-name="T9">выйти</text:span>. <text:span text:style-name="T10">vb.</text:span> — to go out, come out, appear.</text:p>
      <text:p text:style-name="P5"><text:span text:style-name="T11">#174</text:span> <text:span text:style-name="T9">дать</text:span>. <text:span text:style-name="T10">vb.</text:span> — to give; masterrussian, dot com.</text:p>
      <text:p text:style-name="P5"><text:span text:style-name="T11">#175</text:span> <text:span text:style-name="T9">работать</text:span>. <text:span text:style-name="T10">vb.</text:span> — to work.</text:p>
      <text:p text:style-name="P5"><text:span text:style-name="T11">#176</text:span> <text:span text:style-name="T9">любить</text:span>. <text:span text:style-name="T10">vb.</text:span> — to love.</text:p>
      <text:p text:style-name="P5"><text:span text:style-name="T11">#177</text:span> <text:span text:style-name="T9">случай</text:span>. <text:span text:style-name="T10">n.</text:span> — case, occasion, incident.</text:p>
      <text:p text:style-name="P5"><text:span text:style-name="T11">#178</text:span> <text:span text:style-name="T9">последний</text:span>. <text:span text:style-name="T10">adj.</text:span> — last, the latest, new.</text:p>
      <text:p text:style-name="P5"><text:span text:style-name="T11">#179</text:span> <text:span text:style-name="T9">ряд</text:span>. <text:span text:style-name="T10">n.</text:span> — row, line.</text:p>
      <text:p text:style-name="P5"><text:span text:style-name="T11">#180</text:span> <text:span text:style-name="T9">оказаться</text:span>. <text:span text:style-name="T10">vb.</text:span> — find oneself, turn out.</text:p>
      <text:p text:style-name="P5"><text:span text:style-name="T11">#181</text:span> <text:span text:style-name="T9">начало</text:span>. <text:span text:style-name="T10">n.</text:span> — beginning, origin, source.</text:p>
      <text:p text:style-name="P5"><text:span text:style-name="T11">#182</text:span> <text:span text:style-name="T9">твой</text:span>. <text:span text:style-name="T10">pron.</text:span> — your, yours (informal).</text:p>
      <text:p text:style-name="P5"><text:span text:style-name="T11">#183</text:span> <text:span text:style-name="T9">вопрос</text:span>. <text:span text:style-name="T10">n.</text:span> — question, matter, problem.</text:p>
      <text:p text:style-name="P5"><text:span text:style-name="T11">#184</text:span> <text:span text:style-name="T9">ответить</text:span>. <text:span text:style-name="T10">vb.</text:span> — to answer, reply (see #404).</text:p>
      <text:p text:style-name="P5"><text:span text:style-name="T11">#185</text:span> <text:span text:style-name="T9">между</text:span>. <text:span text:style-name="T10">prep.</text:span> — between, among.</text:p>
      <text:p text:style-name="P5"><text:span text:style-name="T11">#186</text:span> <text:span text:style-name="T9">почти</text:span>. <text:span text:style-name="T10">adv.</text:span> — almost.</text:p>
      <text:p text:style-name="P5"><text:span text:style-name="T11">#187</text:span> <text:span text:style-name="T9">опять</text:span>. <text:span text:style-name="T10">adv.</text:span> — again.</text:p>
      <text:p text:style-name="P5"><text:soft-page-break/><text:span text:style-name="T11">#188</text:span> <text:span text:style-name="T9">белый</text:span>. <text:span text:style-name="T10">adj.</text:span> — white.</text:p>
      <text:p text:style-name="P5"><text:span text:style-name="T11">#189</text:span> <text:span text:style-name="T9">деньги</text:span>. <text:span text:style-name="T10">n.</text:span> — money.</text:p>
      <text:p text:style-name="P5"><text:span text:style-name="T11">#190</text:span> <text:span text:style-name="T9">значить</text:span>. <text:span text:style-name="T10">vb.</text:span> — to mean, <text:s/>signify.</text:p>
      <text:p text:style-name="P5"><text:span text:style-name="T11">#191</text:span> <text:span text:style-name="T9">про</text:span>. <text:span text:style-name="T10">prep.</text:span> — about, for.</text:p>
      <text:p text:style-name="P5"><text:span text:style-name="T11">#192</text:span> <text:span text:style-name="T9">лишь</text:span>. <text:span text:style-name="T10">adv., conj.</text:span> — only, as soon as.</text:p>
      <text:p text:style-name="P5"><text:span text:style-name="T11">#193</text:span> <text:span text:style-name="T9">старый</text:span>. <text:span text:style-name="T10">adj.</text:span> — old.</text:p>
      <text:p text:style-name="P5"><text:span text:style-name="T11">#194</text:span> <text:span text:style-name="T9">война</text:span>. <text:span text:style-name="T10">n.</text:span> — war.</text:p>
      <text:p text:style-name="P5"><text:span text:style-name="T11">#195</text:span> <text:span text:style-name="T9">посмотреть</text:span>. <text:span text:style-name="T10">vb.</text:span> — to take a look, watch, inspect.</text:p>
      <text:p text:style-name="P5"><text:span text:style-name="T11">#196</text:span> <text:span text:style-name="T9">правда</text:span>. <text:span text:style-name="T10">n.</text:span> — truth.</text:p>
      <text:p text:style-name="P5"><text:span text:style-name="T11">#197</text:span> <text:span text:style-name="T9">главный</text:span>. <text:span text:style-name="T10">adj.</text:span> — main, chief.</text:p>
      <text:p text:style-name="P5"><text:span text:style-name="T11">#198</text:span> <text:span text:style-name="T9">страна</text:span>. <text:span text:style-name="T10">n.</text:span> — country.</text:p>
      <text:p text:style-name="P5"><text:span text:style-name="T11">#199</text:span> <text:span text:style-name="T9">свет</text:span>. <text:span text:style-name="T10">n.</text:span> — light;world.</text:p>
      <text:p text:style-name="P5"><text:span text:style-name="T11">#200</text:span> <text:span text:style-name="T9">много</text:span>. <text:span text:style-name="T10">adv.</text:span> — many, much (see #799).</text:p>
      <text:p text:style-name="P5"><text:span text:style-name="T11">#201</text:span> <text:span text:style-name="T9">подумать</text:span>. <text:span text:style-name="T10">vb.</text:span> — to think.</text:p>
      <text:p text:style-name="P5"><text:span text:style-name="T11">#202</text:span> <text:span text:style-name="T9">будто</text:span>. <text:span text:style-name="T10">conj.</text:span> — as if, as though.</text:p>
      <text:p text:style-name="P5"><text:span text:style-name="T11">#203</text:span> <text:span text:style-name="T9">ждать</text:span>. <text:span text:style-name="T10">vb.</text:span> — to wait.</text:p>
      <text:p text:style-name="P5"><text:span text:style-name="T11">#204</text:span> <text:span text:style-name="T9">товарищ</text:span>. <text:span text:style-name="T10">n.</text:span> — comrade, friend.</text:p>
      <text:p text:style-name="P5"><text:span text:style-name="T11">#205</text:span> <text:span text:style-name="T9">ребёнок</text:span>. <text:span text:style-name="T10">n.</text:span> — child, kid, infant.</text:p>
      <text:p text:style-name="P5"><text:span text:style-name="T11">#206</text:span> <text:span text:style-name="T9">однако</text:span>. <text:span text:style-name="T10">conj., <text:s/>misc.</text:span> — however, though.</text:p>
      <text:p text:style-name="P5"><text:span text:style-name="T11">#207</text:span> <text:span text:style-name="T9">лежать</text:span>. <text:span text:style-name="T10">vb.</text:span> — to lie, be situated.</text:p>
      <text:p text:style-name="P5"><text:span text:style-name="T11">#208</text:span> <text:span text:style-name="T9">именно</text:span>. <text:span text:style-name="T10">misc.</text:span> — namely, just.</text:p>
      <text:p text:style-name="P5"><text:span text:style-name="T11">#209</text:span> <text:span text:style-name="T9">окно</text:span>. <text:span text:style-name="T10">n.</text:span> — window, windowsill.</text:p>
      <text:p text:style-name="P5"><text:span text:style-name="T11">#210</text:span> <text:span text:style-name="T9">никакой</text:span>. <text:span text:style-name="T10">pron.</text:span> — no, none.</text:p>
      <text:p text:style-name="P5"><text:span text:style-name="T11">#211</text:span> <text:span text:style-name="T9">найти</text:span>. <text:span text:style-name="T10">vb.</text:span> — to find, discover, consider.</text:p>
      <text:p text:style-name="P5"><text:span text:style-name="T11">#212</text:span> <text:span text:style-name="T9">писать</text:span>. <text:span text:style-name="T10">vb.</text:span> — to write.</text:p>
      <text:p text:style-name="P5"><text:span text:style-name="T11">#213</text:span> <text:span text:style-name="T9">комната</text:span>. <text:span text:style-name="T10">n.</text:span> — a room.</text:p>
      <text:p text:style-name="P5"><text:span text:style-name="T11">#214</text:span> <text:span text:style-name="T9">Москва</text:span>. <text:span text:style-name="T10">n.</text:span> — Moscow.</text:p>
      <text:p text:style-name="P5"><text:span text:style-name="T11">#215</text:span> <text:span text:style-name="T9">часть</text:span>. <text:span text:style-name="T10">n.</text:span> — part, share, department.</text:p>
      <text:p text:style-name="P5"><text:span text:style-name="T11">#216</text:span> <text:span text:style-name="T9">мать</text:span>. <text:span text:style-name="T10">n.</text:span> — mother.</text:p>
      <text:p text:style-name="P5"><text:span text:style-name="T11">#217</text:span> <text:span text:style-name="T9">книга</text:span>. <text:span text:style-name="T10">n.</text:span> — a book.</text:p>
      <text:p text:style-name="P5"><text:span text:style-name="T11">#218</text:span> <text:span text:style-name="T9">маленький</text:span>. <text:span text:style-name="T10">adj.</text:span> — small, little.</text:p>
      <text:p text:style-name="P5"><text:span text:style-name="T11">#219</text:span> <text:span text:style-name="T9">улица</text:span>. <text:span text:style-name="T10">n.</text:span> — street; masterrussian, dot com.</text:p>
      <text:p text:style-name="P5"><text:span text:style-name="T11">#220</text:span> <text:span text:style-name="T9">решить</text:span>. <text:span text:style-name="T10">vb.</text:span> — to decide, solve.</text:p>
      <text:p text:style-name="P5"><text:span text:style-name="T11">#221</text:span> <text:span text:style-name="T9">далекий</text:span>. <text:span text:style-name="T10">adj.</text:span> — distant, remote.</text:p>
      <text:p text:style-name="P5"><text:span text:style-name="T11">#222</text:span> <text:span text:style-name="T9">душа</text:span>. <text:span text:style-name="T10">n.</text:span> — soul, spirit.</text:p>
      <text:p text:style-name="P5"><text:span text:style-name="T11">#223</text:span> <text:span text:style-name="T9">чуть</text:span>. <text:span text:style-name="T10">adv.</text:span> — hardly, slightly.</text:p>
      <text:p text:style-name="P5"><text:span text:style-name="T11">#224</text:span> <text:span text:style-name="T9">вернуться</text:span>. <text:span text:style-name="T10">vb.</text:span> — to return.</text:p>
      <text:p text:style-name="P5"><text:span text:style-name="T11">#225</text:span> <text:span text:style-name="T9">утро</text:span>. <text:span text:style-name="T10">n.</text:span> — morning.</text:p>
      <text:p text:style-name="P5"><text:span text:style-name="T11">#226</text:span> <text:span text:style-name="T9">некоторый</text:span>. <text:span text:style-name="T10">pron.</text:span> — some.</text:p>
      <text:p text:style-name="P5"><text:span text:style-name="T11">#227</text:span> <text:span text:style-name="T9">считать</text:span>. <text:span text:style-name="T10">vb.</text:span> — to count, consider.</text:p>
      <text:p text:style-name="P5"><text:span text:style-name="T11">#228</text:span> <text:span text:style-name="T9">вообще</text:span>. <text:span text:style-name="T10">adv.</text:span> — in general, altogether, on the whole.</text:p>
      <text:p text:style-name="P5"><text:span text:style-name="T11">#229</text:span> <text:span text:style-name="T9">помнить</text:span>. <text:span text:style-name="T10">vb.</text:span> — to remember.</text:p>
      <text:p text:style-name="P5"><text:span text:style-name="T11">#230</text:span> <text:span text:style-name="T9">вечер</text:span>. <text:span text:style-name="T10">n.</text:span> — evening.</text:p>
      <text:p text:style-name="P5"><text:span text:style-name="T11">#231</text:span> <text:span text:style-name="T9">никогда</text:span>. <text:span text:style-name="T10">adv.</text:span> — never.</text:p>
      <text:p text:style-name="P5"><text:span text:style-name="T11">#232</text:span> <text:span text:style-name="T9">таки</text:span>. <text:span text:style-name="T10">particle.</text:span> — after all.</text:p>
      <text:p text:style-name="P5"><text:span text:style-name="T11">#233</text:span> <text:span text:style-name="T9">получить</text:span>. <text:span text:style-name="T10">vb.</text:span> — to receive, get, obtain.</text:p>
      <text:p text:style-name="P5"><text:span text:style-name="T11">#234</text:span> <text:span text:style-name="T9">пол</text:span>. <text:span text:style-name="T10">n.</text:span> — floor; sex.</text:p>
      <text:p text:style-name="P5"><text:span text:style-name="T11">#235</text:span> <text:span text:style-name="T9">плечо</text:span>. <text:span text:style-name="T10">n.</text:span> — shoulder, upper arm.</text:p>
      <text:p text:style-name="P5"><text:span text:style-name="T11">#236</text:span> <text:span text:style-name="T9">хоть</text:span>. <text:span text:style-name="T10">conj.</text:span> — even, if you want, though.</text:p>
      <text:p text:style-name="P5"><text:span text:style-name="T11">#237</text:span> <text:span text:style-name="T9">сегодня</text:span>. <text:span text:style-name="T10">adv.</text:span> — today.</text:p>
      <text:p text:style-name="P5"><text:span text:style-name="T11">#238</text:span> <text:span text:style-name="T9">бог</text:span>. <text:span text:style-name="T10">n.</text:span> — god.</text:p>
      <text:p text:style-name="P5"><text:span text:style-name="T11">#239</text:span> <text:span text:style-name="T9">вместе</text:span>. <text:span text:style-name="T10">adv.</text:span> — together.</text:p>
      <text:p text:style-name="P5"><text:span text:style-name="T11">#240</text:span> <text:span text:style-name="T9">взгляд</text:span>. <text:span text:style-name="T10">n.</text:span> — look, glance; view.</text:p>
      <text:p text:style-name="P5"><text:span text:style-name="T11">#241</text:span> <text:span text:style-name="T9">народ</text:span>. <text:span text:style-name="T10">n.</text:span> — people, nation.</text:p>
      <text:p text:style-name="P5"><text:span text:style-name="T11">#242</text:span> <text:span text:style-name="T9">зачем</text:span>. <text:span text:style-name="T10">adv.</text:span> — what for, why.</text:p>
      <text:p text:style-name="P5"><text:span text:style-name="T11">#243</text:span> <text:span text:style-name="T9">советский</text:span>. <text:span text:style-name="T10">adj.</text:span> — Soviet.</text:p>
      <text:p text:style-name="P5"><text:span text:style-name="T11">#244</text:span> <text:span text:style-name="T9">русский</text:span>. <text:span text:style-name="T10">adj.</text:span> — Russian.</text:p>
      <text:p text:style-name="P5"><text:span text:style-name="T11">#245</text:span> <text:span text:style-name="T9">бывать</text:span>. <text:span text:style-name="T10">vb.</text:span> — be, visit, happen.</text:p>
      <text:p text:style-name="P5"><text:span text:style-name="T11">#246</text:span> <text:span text:style-name="T9">полный</text:span>. <text:span text:style-name="T10">adj</text:span> — full, complete.</text:p>
      <text:p text:style-name="P5"><text:span text:style-name="T11">#247</text:span> <text:span text:style-name="T9">дорога</text:span>. <text:span text:style-name="T10">n.</text:span> — road, way, journey.</text:p>
      <text:p text:style-name="P5"><text:span text:style-name="T11">#248</text:span> <text:span text:style-name="T9">палец</text:span>. <text:span text:style-name="T10">n.</text:span> — finger, toe.</text:p>
      <text:p text:style-name="P5"><text:span text:style-name="T11">#249</text:span> <text:span text:style-name="T9">Россия</text:span>. <text:span text:style-name="T10">n.</text:span> — Russia.</text:p>
      <text:p text:style-name="P5"><text:span text:style-name="T11">#250</text:span> <text:span text:style-name="T9">любой</text:span>. <text:span text:style-name="T10">pron.</text:span> — any, every.</text:p>
      <text:p text:style-name="P5"><text:span text:style-name="T11">#251</text:span> <text:span text:style-name="T9">история</text:span>. <text:span text:style-name="T10">n.</text:span> — history, story, event.</text:p>
      <text:p text:style-name="P5"><text:span text:style-name="T11">#252</text:span> <text:span text:style-name="T9">наконец</text:span>. <text:span text:style-name="T10">adv.</text:span> — at last, finally.</text:p>
      <text:p text:style-name="P5"><text:span text:style-name="T11">#253</text:span> <text:span text:style-name="T9">мысль</text:span>. <text:span text:style-name="T10">n.</text:span> — thought, idea.</text:p>
      <text:p text:style-name="P5"><text:span text:style-name="T11">#254</text:span> <text:span text:style-name="T9">узнать</text:span>. <text:span text:style-name="T10">vb.</text:span> — to know, learn, recognize.</text:p>
      <text:p text:style-name="P5"><text:span text:style-name="T11">#255</text:span> <text:span text:style-name="T9">назад</text:span>. <text:span text:style-name="T10">adv.</text:span> — back, backwards.</text:p>
      <text:p text:style-name="P5"><text:span text:style-name="T11">#256</text:span> <text:span text:style-name="T9">общий</text:span>. <text:span text:style-name="T10">adj.</text:span> — general, common.</text:p>
      <text:p text:style-name="P5"><text:span text:style-name="T11">#257</text:span> <text:span text:style-name="T9">заметить</text:span>. <text:span text:style-name="T10">vb.</text:span> — to notice, observe.</text:p>
      <text:p text:style-name="P5"><text:span text:style-name="T11">#258</text:span> <text:span text:style-name="T9">сколько</text:span>. <text:span text:style-name="T10">cardinal</text:span> — how much, how many.</text:p>
      <text:p text:style-name="P5"><text:span text:style-name="T11">#259</text:span> <text:span text:style-name="T9">прошлый</text:span>. <text:span text:style-name="T10">adj.</text:span> — past.</text:p>
      <text:p text:style-name="P5"><text:span text:style-name="T11">#260</text:span> <text:span text:style-name="T9">ходить</text:span>. <text:span text:style-name="T10">vb.</text:span> — to go, walk.</text:p>
      <text:p text:style-name="P5"><text:span text:style-name="T11">#261</text:span> <text:span text:style-name="T9">известный</text:span>. <text:span text:style-name="T10">adj.</text:span> — well-known, famous.</text:p>
      <text:p text:style-name="P5"><text:span text:style-name="T11">#262</text:span> <text:span text:style-name="T9">прийти</text:span>. <text:span text:style-name="T10">vb.</text:span> — to come, arrive (see #464).</text:p>
      <text:p text:style-name="P5"><text:span text:style-name="T11">#263</text:span> <text:span text:style-name="T9">слышать</text:span>. <text:span text:style-name="T10">vb.</text:span> — to hear.</text:p>
      <text:p text:style-name="P5"><text:span text:style-name="T11">#264</text:span> <text:span text:style-name="T9">слушать</text:span>. <text:span text:style-name="T10">vb.</text:span> — to listen, hear.</text:p>
      <text:p text:style-name="P5"><text:span text:style-name="T11">#265</text:span> <text:span text:style-name="T9">бояться</text:span>. <text:span text:style-name="T10">vb.</text:span> — to be afraid, fear.</text:p>
      <text:p text:style-name="P5"><text:span text:style-name="T11">#266</text:span> <text:span text:style-name="T9">сын</text:span>. <text:span text:style-name="T10">n.</text:span> — son.</text:p>
      <text:p text:style-name="P5"><text:span text:style-name="T11">#267</text:span> <text:span text:style-name="T9">нельзя</text:span>. <text:span text:style-name="T10">predicate</text:span> — it is impossible, can’t.</text:p>
      <text:p text:style-name="P5"><text:span text:style-name="T11">#268</text:span> <text:span text:style-name="T9">прямо</text:span>. <text:span text:style-name="T10">adv.</text:span> — straight, frankly.</text:p>
      <text:p text:style-name="P5"><text:span text:style-name="T11">#269</text:span> <text:span text:style-name="T9">долго</text:span>. <text:span text:style-name="T10">adv.</text:span> — for a long time.</text:p>
      <text:p text:style-name="P5"><text:span text:style-name="T11">#270</text:span> <text:span text:style-name="T9">быстро</text:span>. <text:span text:style-name="T10">adv.</text:span> — fast, quickly.</text:p>
      <text:p text:style-name="P5"><text:span text:style-name="T11">#271</text:span> <text:span text:style-name="T9">лес</text:span>. <text:span text:style-name="T10">n.</text:span> — forest.</text:p>
      <text:p text:style-name="P5"><text:span text:style-name="T11">#272</text:span> <text:span text:style-name="T9">похожий</text:span>. <text:span text:style-name="T10">adj.</text:span> — similar, alike.</text:p>
      <text:p text:style-name="P5"><text:span text:style-name="T11">#273</text:span> <text:span text:style-name="T9">пора</text:span>. <text:span text:style-name="T10">n.</text:span> — time; pore (see #1000).</text:p>
      <text:p text:style-name="P5"><text:span text:style-name="T11">#274</text:span> <text:span text:style-name="T9">минута</text:span>. <text:span text:style-name="T10">n.</text:span> — minute, moment.</text:p>
      <text:p text:style-name="P5"><text:span text:style-name="T11">#275</text:span> <text:span text:style-name="T9">жена</text:span>. <text:span text:style-name="T10">n.</text:span> — wife.</text:p>
      <text:p text:style-name="P5"><text:span text:style-name="T11">#276</text:span> <text:span text:style-name="T9">снова</text:span>. <text:span text:style-name="T10">adv.</text:span> — again.</text:p>
      <text:p text:style-name="P5"><text:span text:style-name="T11">#277</text:span> <text:span text:style-name="T9">словно</text:span>. <text:span text:style-name="T10">conj.</text:span> — as if, like.</text:p>
      <text:p text:style-name="P5"><text:soft-page-break/><text:span text:style-name="T11">#278</text:span> <text:span text:style-name="T9">глядеть</text:span>. <text:span text:style-name="T10">vb.</text:span> — to look, <text:s/>gaze.</text:p>
      <text:p text:style-name="P5"><text:span text:style-name="T11">#279</text:span> <text:span text:style-name="T9">оно</text:span>. <text:span text:style-name="T10">pron.</text:span> — it.</text:p>
      <text:p text:style-name="P5"><text:span text:style-name="T11">#280</text:span> <text:span text:style-name="T9">уйти</text:span>. <text:span text:style-name="T10">vb.</text:span> — to leave, go away.</text:p>
      <text:p text:style-name="P5"><text:span text:style-name="T11">#281</text:span> <text:span text:style-name="T9">имя</text:span>. <text:span text:style-name="T10">n.</text:span> — name.</text:p>
      <text:p text:style-name="P5"><text:span text:style-name="T11">#282</text:span> <text:span text:style-name="T9">давно</text:span>. <text:span text:style-name="T10">adv.</text:span> — long ago.</text:p>
      <text:p text:style-name="P5"><text:span text:style-name="T11">#283</text:span> <text:span text:style-name="T9">разговор</text:span>. <text:span text:style-name="T10">n.</text:span> — talk, conversation.</text:p>
      <text:p text:style-name="P5"><text:span text:style-name="T11">#284</text:span> <text:span text:style-name="T9">тело</text:span>. <text:span text:style-name="T10">n.</text:span> — body.</text:p>
      <text:p text:style-name="P5"><text:span text:style-name="T11">#285</text:span> <text:span text:style-name="T9">молодой</text:span>. <text:span text:style-name="T10">adj.</text:span> — young (see #679); bridegroom (as a noun).</text:p>
      <text:p text:style-name="P5"><text:span text:style-name="T11">#286</text:span> <text:span text:style-name="T9">стена</text:span>. <text:span text:style-name="T10">n.</text:span> — wall.</text:p>
      <text:p text:style-name="P5"><text:span text:style-name="T11">#287</text:span> <text:span text:style-name="T9">красный</text:span>. <text:span text:style-name="T10">adj.</text:span> — red.</text:p>
      <text:p text:style-name="P5"><text:span text:style-name="T11">#288</text:span> <text:span text:style-name="T9">сесть</text:span>. <text:span text:style-name="T10">vb.</text:span> — to sit.</text:p>
      <text:p text:style-name="P5"><text:span text:style-name="T11">#289</text:span> <text:span text:style-name="T9">право</text:span>. <text:span text:style-name="T10">n.</text:span> — right.</text:p>
      <text:p text:style-name="P5"><text:span text:style-name="T11">#290</text:span> <text:span text:style-name="T9">старик</text:span>. <text:span text:style-name="T10">n.</text:span> — old man.</text:p>
      <text:p text:style-name="P5"><text:span text:style-name="T11">#291</text:span> <text:span text:style-name="T9">ранний</text:span>. <text:span text:style-name="T10">adj.</text:span> — early.</text:p>
      <text:p text:style-name="P5"><text:span text:style-name="T11">#292</text:span> <text:span text:style-name="T9">хотеться</text:span>. <text:span text:style-name="T10">misc. (impersonal)</text:span> — want, like.</text:p>
      <text:p text:style-name="P5"><text:span text:style-name="T11">#293</text:span> <text:span text:style-name="T9">мама</text:span>. <text:span text:style-name="T10">n.</text:span> — mummy, mum.</text:p>
      <text:p text:style-name="P5"><text:span text:style-name="T11">#294</text:span> <text:span text:style-name="T9">ж</text:span>. <text:span text:style-name="T10">misc.</text:span> — and, as for, but (see #27).</text:p>
      <text:p text:style-name="P5"><text:span text:style-name="T11">#295</text:span> <text:span text:style-name="T9">высокий</text:span>. <text:span text:style-name="T10">adj.</text:span> — tall, high.</text:p>
      <text:p text:style-name="P5"><text:span text:style-name="T11">#296</text:span> <text:span text:style-name="T9">путь</text:span>. <text:span text:style-name="T10">n.</text:span> — way, track, path.</text:p>
      <text:p text:style-name="P5"><text:span text:style-name="T11">#297</text:span> <text:span text:style-name="T9">поэтому</text:span>. <text:span text:style-name="T10">adv.</text:span> — therefore.</text:p>
      <text:p text:style-name="P5"><text:span text:style-name="T11">#298</text:span> <text:span text:style-name="T9">совершенно</text:span>. <text:span text:style-name="T10">adv.</text:span> — absolutely, quite.</text:p>
      <text:p text:style-name="P5"><text:span text:style-name="T11">#299</text:span> <text:span text:style-name="T9">кроме</text:span>. <text:span text:style-name="T10">prep.</text:span> — except, besides.</text:p>
      <text:p text:style-name="P5"><text:span text:style-name="T11">#300</text:span> <text:span text:style-name="T9">тысяча</text:span>. <text:span text:style-name="T10">cardinal number</text:span> — a thousand.</text:p>
      <text:p text:style-name="P5"><text:span text:style-name="T11">#301</text:span> <text:span text:style-name="T9">пять</text:span>. <text:span text:style-name="T10">cardinal number</text:span> — five.</text:p>
      <text:p text:style-name="P5"><text:span text:style-name="T11">#302</text:span> <text:span text:style-name="T9">брать</text:span>. <text:span text:style-name="T10">vb.</text:span> — to take; hire.</text:p>
      <text:p text:style-name="P5"><text:span text:style-name="T11">#303</text:span> <text:span text:style-name="T9">написать</text:span>. <text:span text:style-name="T10">vb.</text:span> — to write.</text:p>
      <text:p text:style-name="P5"><text:span text:style-name="T11">#304</text:span> <text:span text:style-name="T9">целый</text:span>. <text:span text:style-name="T10">adj.</text:span> — intact, whole, entire.</text:p>
      <text:p text:style-name="P5"><text:span text:style-name="T11">#305</text:span> <text:span text:style-name="T9">огромный</text:span>. <text:span text:style-name="T10">adj.</text:span> — huge, enormous.</text:p>
      <text:p text:style-name="P5"><text:span text:style-name="T11">#306</text:span> <text:span text:style-name="T9">начинать</text:span>. <text:span text:style-name="T10">vb.</text:span> — to begin (see #413).</text:p>
      <text:p text:style-name="P5"><text:span text:style-name="T11">#307</text:span> <text:span text:style-name="T9">спина</text:span>. <text:span text:style-name="T10">n.</text:span> — back.</text:p>
      <text:p text:style-name="P5"><text:span text:style-name="T11">#308</text:span> <text:span text:style-name="T9">читать</text:span>. <text:span text:style-name="T10">vb.</text:span> — to read.</text:p>
      <text:p text:style-name="P5"><text:span text:style-name="T11">#309</text:span> <text:span text:style-name="T9">пусть</text:span>. <text:span text:style-name="T10">conj, particle.</text:span> — let’s, though.</text:p>
      <text:p text:style-name="P5"><text:span text:style-name="T11">#310</text:span> <text:span text:style-name="T9">язык</text:span>. <text:span text:style-name="T10">n.</text:span> — tongue, language.</text:p>
      <text:p text:style-name="P5"><text:span text:style-name="T11">#311</text:span> <text:span text:style-name="T9">точно</text:span>. <text:span text:style-name="T10">adv.</text:span> — exactly.</text:p>
      <text:p text:style-name="P5"><text:span text:style-name="T11">#312</text:span> <text:span text:style-name="T9">среди</text:span>. <text:span text:style-name="T10">prep.</text:span> — among.</text:p>
      <text:p text:style-name="P5"><text:span text:style-name="T11">#313</text:span> <text:span text:style-name="T9">чувствовать</text:span>. <text:span text:style-name="T10">vb.</text:span> — to feel.</text:p>
      <text:p text:style-name="P5"><text:span text:style-name="T11">#314</text:span> <text:span text:style-name="T9">оставаться</text:span>. <text:span text:style-name="T10">vb.</text:span> — to remain, stay (see #173).</text:p>
      <text:p text:style-name="P5"><text:span text:style-name="T11">#315</text:span> <text:span text:style-name="T9">вести</text:span>. <text:span text:style-name="T10">vb.</text:span> — to lead.</text:p>
      <text:p text:style-name="P5"><text:span text:style-name="T11">#316</text:span> <text:span text:style-name="T9">иногда</text:span>. <text:span text:style-name="T10">adv.</text:span> — sometimes.</text:p>
      <text:p text:style-name="P5"><text:span text:style-name="T11">#317</text:span> <text:span text:style-name="T9">мальчик</text:span>. <text:span text:style-name="T10">n.</text:span> — boy.</text:p>
      <text:p text:style-name="P5"><text:span text:style-name="T11">#318</text:span> <text:span text:style-name="T9">успеть</text:span>. <text:span text:style-name="T10">vb.</text:span> — to be in time, be successful.</text:p>
      <text:p text:style-name="P5"><text:span text:style-name="T11">#319</text:span> <text:span text:style-name="T9">настоящий</text:span>. <text:span text:style-name="T10">adj.</text:span> — present;real, true.</text:p>
      <text:p text:style-name="P5"><text:span text:style-name="T11">#320</text:span> <text:span text:style-name="T9">живой</text:span>. <text:span text:style-name="T10">adj.</text:span> — living, live, lively.</text:p>
      <text:p text:style-name="P5"><text:span text:style-name="T11">#321</text:span> <text:span text:style-name="T9">смерть</text:span>. <text:span text:style-name="T10">n.</text:span> — death.</text:p>
      <text:p text:style-name="P5"><text:span text:style-name="T11">#322</text:span> <text:span text:style-name="T9">продолжать</text:span>. <text:span text:style-name="T10">vb.</text:span> — to continue.</text:p>
      <text:p text:style-name="P5"><text:span text:style-name="T11">#323</text:span> <text:span text:style-name="T9">девушка</text:span>. <text:span text:style-name="T10">n.</text:span> — girl, miss (see #524).</text:p>
      <text:p text:style-name="P5"><text:span text:style-name="T11">#324</text:span> <text:span text:style-name="T9">месяц</text:span>. <text:span text:style-name="T10">n.</text:span> — month.</text:p>
      <text:p text:style-name="P5"><text:span text:style-name="T11">#325</text:span> <text:span text:style-name="T9">ко</text:span>. <text:span text:style-name="T10">prep.</text:span> — to, towards, by (see #19).</text:p>
      <text:p text:style-name="P5"><text:span text:style-name="T11">#326</text:span> <text:span text:style-name="T9">забыть</text:span>. <text:span text:style-name="T10">vb.</text:span> — to forget.</text:p>
      <text:p text:style-name="P5"><text:span text:style-name="T11">#327</text:span> <text:span text:style-name="T9">вокруг</text:span>. <text:span text:style-name="T10">prep.</text:span> — around.</text:p>
      <text:p text:style-name="P5"><text:span text:style-name="T11">#328</text:span> <text:span text:style-name="T9">письмо</text:span>. <text:span text:style-name="T10">n.</text:span> — letter.</text:p>
      <text:p text:style-name="P5"><text:span text:style-name="T11">#329</text:span> <text:span text:style-name="T9">власть</text:span>. <text:span text:style-name="T10">n.</text:span> — power.</text:p>
      <text:p text:style-name="P5"><text:span text:style-name="T11">#330</text:span> <text:span text:style-name="T9">чёрный</text:span>. <text:span text:style-name="T10">adj.</text:span> — black (see #456).</text:p>
      <text:p text:style-name="P5"><text:span text:style-name="T11">#331</text:span> <text:span text:style-name="T9">пройти</text:span>. <text:span text:style-name="T10">vb.</text:span> — to pass, go by, be over (see #543).</text:p>
      <text:p text:style-name="P5"><text:span text:style-name="T11">#332</text:span> <text:span text:style-name="T9">появиться</text:span>. <text:span text:style-name="T10">vb.</text:span> — to appear, show up (see #699).</text:p>
      <text:p text:style-name="P5"><text:span text:style-name="T11">#333</text:span> <text:span text:style-name="T9">воздух</text:span>. <text:span text:style-name="T10">n.</text:span> — air.</text:p>
      <text:p text:style-name="P5"><text:span text:style-name="T11">#334</text:span> <text:span text:style-name="T9">разный</text:span>. <text:span text:style-name="T10">adj.</text:span> — different.</text:p>
      <text:p text:style-name="P5"><text:span text:style-name="T11">#335</text:span> <text:span text:style-name="T9">небо</text:span>. <text:span text:style-name="T10">n.</text:span> — sky.</text:p>
      <text:p text:style-name="P5"><text:span text:style-name="T11">#336</text:span> <text:span text:style-name="T9">просить</text:span>. <text:span text:style-name="T10">vb.</text:span> — to ask.</text:p>
      <text:p text:style-name="P5"><text:span text:style-name="T11">#337</text:span> <text:span text:style-name="T9">брат</text:span>. <text:span text:style-name="T10">n.</text:span> — brother.</text:p>
      <text:p text:style-name="P5"><text:span text:style-name="T11">#338</text:span> <text:span text:style-name="T9">собственный</text:span>. <text:span text:style-name="T10">adj.</text:span> — one’s own; masterrussian, dot com.</text:p>
      <text:p text:style-name="P5"><text:span text:style-name="T11">#339</text:span> <text:span text:style-name="T9">отношение</text:span>. <text:span text:style-name="T10">n.</text:span> — relationship, attitude.</text:p>
      <text:p text:style-name="P5"><text:span text:style-name="T11">#340</text:span> <text:span text:style-name="T9">затем</text:span>. <text:span text:style-name="T10">adv.</text:span> — then, after that.</text:p>
      <text:p text:style-name="P5"><text:span text:style-name="T11">#341</text:span> <text:span text:style-name="T9">пытаться</text:span>. <text:span text:style-name="T10">vb.</text:span> — to try.</text:p>
      <text:p text:style-name="P5"><text:span text:style-name="T11">#342</text:span> <text:span text:style-name="T9">показать</text:span>. <text:span text:style-name="T10">vb.</text:span> — to show, display.</text:p>
      <text:p text:style-name="P5"><text:span text:style-name="T11">#343</text:span> <text:span text:style-name="T9">вспомнить</text:span>. <text:span text:style-name="T10">vb.</text:span> — to remember, recall.</text:p>
      <text:p text:style-name="P5"><text:span text:style-name="T11">#344</text:span> <text:span text:style-name="T9">система</text:span>. <text:span text:style-name="T10">n.</text:span> — system.</text:p>
      <text:p text:style-name="P5"><text:span text:style-name="T11">#345</text:span> <text:span text:style-name="T9">сердце</text:span>. <text:span text:style-name="T10">n.</text:span> — heart.</text:p>
      <text:p text:style-name="P5"><text:span text:style-name="T11">#346</text:span> <text:span text:style-name="T9">квартира</text:span>. <text:span text:style-name="T10">n.</text:span> — flat, apartment.</text:p>
      <text:p text:style-name="P5"><text:span text:style-name="T11">#347</text:span> <text:span text:style-name="T9">держать</text:span>. <text:span text:style-name="T10">vb.</text:span> — to hold, keep.</text:p>
      <text:p text:style-name="P5"><text:span text:style-name="T11">#348</text:span> <text:span text:style-name="T9">образ</text:span>. <text:span text:style-name="T10">n.</text:span> — shape, form, image.</text:p>
      <text:p text:style-name="P5"><text:span text:style-name="T11">#349</text:span> <text:span text:style-name="T9">любовь</text:span>. <text:span text:style-name="T10">n.</text:span> — love.</text:p>
      <text:p text:style-name="P5"><text:span text:style-name="T11">#350</text:span> <text:span text:style-name="T9">солдат</text:span>. <text:span text:style-name="T10">n.</text:span> — soldier.</text:p>
      <text:p text:style-name="P5"><text:span text:style-name="T11">#351</text:span> <text:span text:style-name="T9">откуда</text:span>. <text:span text:style-name="T10">adv.</text:span> — where… from.</text:p>
      <text:p text:style-name="P5"><text:span text:style-name="T11">#352</text:span> <text:span text:style-name="T9">также</text:span>. <text:span text:style-name="T10">misc.</text:span> — also, as well, too.</text:p>
      <text:p text:style-name="P5"><text:span text:style-name="T11">#353</text:span> <text:span text:style-name="T9">называть</text:span>. <text:span text:style-name="T10">vb.</text:span> — to call, name, (See #597).</text:p>
      <text:p text:style-name="P5"><text:span text:style-name="T11">#354</text:span> <text:span text:style-name="T9">третий</text:span>. <text:span text:style-name="T10">ordinal number</text:span> — third.</text:p>
      <text:p text:style-name="P5"><text:span text:style-name="T11">#355</text:span> <text:span text:style-name="T9">выходить</text:span>. <text:span text:style-name="T10">vb.</text:span> — to go out; nurse (see #176).</text:p>
      <text:p text:style-name="P5"><text:span text:style-name="T11">#356</text:span> <text:span text:style-name="T9">вроде</text:span>. <text:span text:style-name="T10">prep., particle.</text:span> — like, not unlike.</text:p>
      <text:p text:style-name="P5"><text:span text:style-name="T11">#357</text:span> <text:span text:style-name="T9">уходить</text:span>. <text:span text:style-name="T10">vb.</text:span> — to leave, go away.</text:p>
      <text:p text:style-name="P5"><text:span text:style-name="T11">#358</text:span> <text:span text:style-name="T9">хозяин</text:span>. <text:span text:style-name="T10">n.</text:span> — master, boss, host.</text:p>
      <text:p text:style-name="P5"><text:span text:style-name="T11">#359</text:span> <text:span text:style-name="T9">поднять</text:span>. <text:span text:style-name="T10">vb.</text:span> — to lift, raise.</text:p>
      <text:p text:style-name="P5"><text:span text:style-name="T11">#360</text:span> <text:span text:style-name="T9">особенно</text:span>. <text:span text:style-name="T10">adv.</text:span> — especially, particularly.</text:p>
      <text:p text:style-name="P5"><text:span text:style-name="T11">#361</text:span> <text:span text:style-name="T9">подойти</text:span>. <text:span text:style-name="T10">vb.</text:span> — to approach, come up(See #798).</text:p>
      <text:p text:style-name="P5"><text:span text:style-name="T11">#362</text:span> <text:span text:style-name="T9">начальник</text:span>. <text:span text:style-name="T10">n.</text:span> — chief, head, superior.</text:p>
      <text:p text:style-name="P5"><text:span text:style-name="T11">#363</text:span> <text:span text:style-name="T9">четыре</text:span>. <text:span text:style-name="T10">cardinal number</text:span> — four.</text:p>
      <text:p text:style-name="P5"><text:span text:style-name="T11">#364</text:span> <text:span text:style-name="T9">бросить</text:span>. <text:span text:style-name="T10">vb.</text:span> — to throw.</text:p>
      <text:p text:style-name="P5"><text:span text:style-name="T11">#365</text:span> <text:span text:style-name="T9">школа</text:span>. <text:span text:style-name="T10">n.</text:span> — school.</text:p>
      <text:p text:style-name="P5"><text:span text:style-name="T11">#366</text:span> <text:span text:style-name="T9">парень</text:span>. <text:span text:style-name="T10">n.</text:span> — boy, fellow, guy.</text:p>
      <text:p text:style-name="P5"><text:span text:style-name="T11">#367</text:span> <text:span text:style-name="T9">кровь</text:span>. <text:span text:style-name="T10">n.</text:span> — blood.</text:p>
      <text:p text:style-name="P5"><text:span text:style-name="T11">#368</text:span> <text:span text:style-name="T9">двадцать</text:span>. <text:span text:style-name="T10">cardinal numberinal number</text:span> — twenty.</text:p>
      <text:p text:style-name="P5"><text:soft-page-break/><text:span text:style-name="T11">#369</text:span> <text:span text:style-name="T9">солнце</text:span>. <text:span text:style-name="T10">n.</text:span> — sun.</text:p>
      <text:p text:style-name="P5"><text:span text:style-name="T11">#370</text:span> <text:span text:style-name="T9">чтоб</text:span>. <text:span text:style-name="T10">misc.</text:span> — that, in order that, (See #74).</text:p>
      <text:p text:style-name="P5"><text:span text:style-name="T11">#371</text:span> <text:span text:style-name="T9">послать</text:span>. <text:span text:style-name="T10">vb.</text:span> — to send, dispatch.</text:p>
      <text:p text:style-name="P5"><text:span text:style-name="T11">#372</text:span> <text:span text:style-name="T9">находиться</text:span>. <text:span text:style-name="T10">vb.</text:span> — to be found, turn up.</text:p>
      <text:p text:style-name="P5"><text:span text:style-name="T11">#373</text:span> <text:span text:style-name="T9">ребята</text:span>. <text:span text:style-name="T10">n.</text:span> — guys, children.</text:p>
      <text:p text:style-name="P5"><text:span text:style-name="T11">#374</text:span> <text:span text:style-name="T9">поставить</text:span>. <text:span text:style-name="T10">vb.</text:span> — to put, place, set.</text:p>
      <text:p text:style-name="P5"><text:span text:style-name="T11">#375</text:span> <text:span text:style-name="T9">встать</text:span>. <text:span text:style-name="T10">vb.</text:span> — to get up, rise, stand up.</text:p>
      <text:p text:style-name="P5"><text:span text:style-name="T11">#376</text:span> <text:span text:style-name="T9">например</text:span>. <text:span text:style-name="T10">misc.</text:span> — for example, for instance.</text:p>
      <text:p text:style-name="P5"><text:span text:style-name="T11">#377</text:span> <text:span text:style-name="T9">спрашивать</text:span>. <text:span text:style-name="T10">vb.</text:span> — to ask, inquire.</text:p>
      <text:p text:style-name="P5"><text:span text:style-name="T11">#378</text:span> <text:span text:style-name="T9">мужчина</text:span>. <text:span text:style-name="T10">n.</text:span> — man, male.</text:p>
      <text:p text:style-name="P5"><text:span text:style-name="T11">#379</text:span> <text:span text:style-name="T9">равно</text:span>. <text:span text:style-name="T10">adv.</text:span> — alike, in like manner.</text:p>
      <text:p text:style-name="P5"><text:span text:style-name="T11">#380</text:span> <text:span text:style-name="T9">нос</text:span>. <text:span text:style-name="T10">n.</text:span> — nose.</text:p>
      <text:p text:style-name="P5"><text:span text:style-name="T11">#381</text:span> <text:span text:style-name="T9">мало</text:span>. <text:span text:style-name="T10">adv.</text:span> — little, few, (See #630).</text:p>
      <text:p text:style-name="P5"><text:span text:style-name="T11">#382</text:span> <text:span text:style-name="T9">внимание</text:span>. <text:span text:style-name="T10">n.</text:span> — attention.</text:p>
      <text:p text:style-name="P5"><text:span text:style-name="T11">#383</text:span> <text:span text:style-name="T9">оба</text:span>. <text:span text:style-name="T10">numeral</text:span> — both.</text:p>
      <text:p text:style-name="P5"><text:span text:style-name="T11">#384</text:span> <text:span text:style-name="T9">ухо</text:span>. <text:span text:style-name="T10">n.</text:span> — ear.</text:p>
      <text:p text:style-name="P5"><text:span text:style-name="T11">#385</text:span> <text:span text:style-name="T9">туда</text:span>. <text:span text:style-name="T10">adv.</text:span> — there.</text:p>
      <text:p text:style-name="P5"><text:span text:style-name="T11">#386</text:span> <text:span text:style-name="T9">сюда</text:span>. <text:span text:style-name="T10">adv.</text:span> — here.</text:p>
      <text:p text:style-name="P5"><text:span text:style-name="T11">#387</text:span> <text:span text:style-name="T9">играть</text:span>. <text:span text:style-name="T10">vb.</text:span> — to play.</text:p>
      <text:p text:style-name="P5"><text:span text:style-name="T11">#388</text:span> <text:span text:style-name="T9">следовать</text:span>. <text:span text:style-name="T10">vb.</text:span> — to follow, come next.</text:p>
      <text:p text:style-name="P5"><text:span text:style-name="T11">#389</text:span> <text:span text:style-name="T9">рассказать</text:span>. <text:span text:style-name="T10">vb.</text:span> — to tell, narrate(See #403).</text:p>
      <text:p text:style-name="P5"><text:span text:style-name="T11">#390</text:span> <text:span text:style-name="T9">великий</text:span>. <text:span text:style-name="T10">adj.</text:span> — great.</text:p>
      <text:p text:style-name="P5"><text:span text:style-name="T11">#391</text:span> <text:span text:style-name="T9">капитан</text:span>. <text:span text:style-name="T10">n.</text:span> — captain, master.</text:p>
      <text:p text:style-name="P5"><text:span text:style-name="T11">#392</text:span> <text:span text:style-name="T9">шаг</text:span>. <text:span text:style-name="T10">n.</text:span> — step.</text:p>
      <text:p text:style-name="P5"><text:span text:style-name="T11">#393</text:span> <text:span text:style-name="T9">неделя</text:span>. <text:span text:style-name="T10">n.</text:span> — week.</text:p>
      <text:p text:style-name="P5"><text:span text:style-name="T11">#394</text:span> <text:span text:style-name="T9">спать</text:span>. <text:span text:style-name="T10">vb.</text:span> — to sleep.</text:p>
      <text:p text:style-name="P5"><text:span text:style-name="T11">#395</text:span> <text:span text:style-name="T9">оставить</text:span>. <text:span text:style-name="T10">vb.</text:span> — to leave, abandon.</text:p>
      <text:p text:style-name="P5"><text:span text:style-name="T11">#396</text:span> <text:span text:style-name="T9">войти</text:span>. <text:span text:style-name="T10">vb.</text:span> — to enter, come in.</text:p>
      <text:p text:style-name="P5"><text:span text:style-name="T11">#397</text:span> <text:span text:style-name="T9">длинный</text:span>. <text:span text:style-name="T10">adj.</text:span> — long.</text:p>
      <text:p text:style-name="P5"><text:span text:style-name="T11">#398</text:span> <text:span text:style-name="T9">чувство</text:span>. <text:span text:style-name="T10">n.</text:span> — feeling.</text:p>
      <text:p text:style-name="P5"><text:span text:style-name="T11">#399</text:span> <text:span text:style-name="T9">молчать</text:span>. <text:span text:style-name="T10">vb.</text:span> — to keep silence.</text:p>
      <text:p text:style-name="P5"><text:span text:style-name="T11">#400</text:span> <text:span text:style-name="T9">слишком</text:span>. <text:span text:style-name="T10">adv.</text:span> — too, too much.</text:p>
      <text:p text:style-name="P5"><text:span text:style-name="T11">#401</text:span> <text:span text:style-name="T9">отвечать</text:span>. <text:span text:style-name="T10">vb.</text:span> — to answer, reply, (See #190).</text:p>
      <text:p text:style-name="P5"><text:span text:style-name="T11">#402</text:span> <text:span text:style-name="T9">становиться</text:span>. <text:span text:style-name="T10">vb.</text:span> — to stand; to become.</text:p>
      <text:p text:style-name="P5"><text:span text:style-name="T11">#403</text:span> <text:span text:style-name="T9">рассказывать</text:span>. <text:span text:style-name="T10">vb.</text:span> — to tell, narrate, (See #392).</text:p>
      <text:p text:style-name="P5"><text:span text:style-name="T11">#404</text:span> <text:span text:style-name="T9">берег</text:span>. <text:span text:style-name="T10">n.</text:span> — bank, shore, <text:s/>coast.</text:p>
      <text:p text:style-name="P5"><text:span text:style-name="T11">#405</text:span> <text:span text:style-name="T9">семья</text:span>. <text:span text:style-name="T10">n.</text:span> — family.</text:p>
      <text:p text:style-name="P5"><text:span text:style-name="T11">#406</text:span> <text:span text:style-name="T9">остановиться</text:span>. <text:span text:style-name="T10">vb.</text:span> — to stop.</text:p>
      <text:p text:style-name="P5"><text:span text:style-name="T11">#407</text:span> <text:span text:style-name="T9">генерал</text:span>. <text:span text:style-name="T10">n.</text:span> — general.</text:p>
      <text:p text:style-name="P5"><text:span text:style-name="T11">#408</text:span> <text:span text:style-name="T9">момент</text:span>. <text:span text:style-name="T10">n.</text:span> — moment, instant.</text:p>
      <text:p text:style-name="P5"><text:span text:style-name="T11">#409</text:span> <text:span text:style-name="T9">десять</text:span>. <text:span text:style-name="T10">cardinal number</text:span> — ten.</text:p>
      <text:p text:style-name="P5"><text:span text:style-name="T11">#410</text:span> <text:span text:style-name="T9">начать</text:span>. <text:span text:style-name="T10">vb.</text:span> — to begin(See #309).</text:p>
      <text:p text:style-name="P5"><text:span text:style-name="T11">#411</text:span> <text:span text:style-name="T9">тяжёлый</text:span>. <text:span text:style-name="T10">adj.</text:span> — heavy.</text:p>
      <text:p text:style-name="P5"><text:span text:style-name="T11">#412</text:span> <text:span text:style-name="T9">личный</text:span>. <text:span text:style-name="T10">adj.</text:span> — personal.</text:p>
      <text:p text:style-name="P5"><text:span text:style-name="T11">#413</text:span> <text:span text:style-name="T9">искать</text:span>. <text:span text:style-name="T10">vb.</text:span> — to search.</text:p>
      <text:p text:style-name="P5"><text:span text:style-name="T11">#414</text:span> <text:span text:style-name="T9">верить</text:span>. <text:span text:style-name="T10">vb.</text:span> — to believe; masterrussian, dot com.</text:p>
      <text:p text:style-name="P5"><text:span text:style-name="T11">#415</text:span> <text:span text:style-name="T9">группа</text:span>. <text:span text:style-name="T10">n.</text:span> — group.</text:p>
      <text:p text:style-name="P5"><text:span text:style-name="T11">#416</text:span> <text:span text:style-name="T9">немного</text:span>. <text:span text:style-name="T10">adv.</text:span> — a little.</text:p>
      <text:p text:style-name="P5"><text:span text:style-name="T11">#417</text:span> <text:span text:style-name="T9">впрочем</text:span>. <text:span text:style-name="T10">conj.</text:span> — however, though.</text:p>
      <text:p text:style-name="P5"><text:span text:style-name="T11">#418</text:span> <text:span text:style-name="T9">видно</text:span>. <text:span text:style-name="T10">misc.</text:span> — evidently, obviously.</text:p>
      <text:p text:style-name="P5"><text:span text:style-name="T11">#419</text:span> <text:span text:style-name="T9">являться</text:span>. <text:span text:style-name="T10">vb.</text:span> — to appear.</text:p>
      <text:p text:style-name="P5"><text:span text:style-name="T11">#420</text:span> <text:span text:style-name="T9">муж</text:span>. <text:span text:style-name="T10">n.</text:span> — husband.</text:p>
      <text:p text:style-name="P5"><text:span text:style-name="T11">#421</text:span> <text:span text:style-name="T9">разве</text:span>. <text:span text:style-name="T10">particle.</text:span> — really?, perhaps.</text:p>
      <text:p text:style-name="P5"><text:span text:style-name="T11">#422</text:span> <text:span text:style-name="T9">движение</text:span>. <text:span text:style-name="T10">n.</text:span> — movement.</text:p>
      <text:p text:style-name="P5"><text:span text:style-name="T11">#423</text:span> <text:span text:style-name="T9">действительно</text:span>. <text:span text:style-name="T10">adv.</text:span> — indeed, really.</text:p>
      <text:p text:style-name="P5"><text:span text:style-name="T11">#424</text:span> <text:span text:style-name="T9">труд</text:span>. <text:span text:style-name="T10">n.</text:span> — labour, work.</text:p>
      <text:p text:style-name="P5"><text:span text:style-name="T11">#425</text:span> <text:span text:style-name="T9">тихо</text:span>. <text:span text:style-name="T10">adv.</text:span> — quietly, softly, slowly.</text:p>
      <text:p text:style-name="P5"><text:span text:style-name="T11">#426</text:span> <text:span text:style-name="T9">знакомый</text:span>. <text:span text:style-name="T10">adj.</text:span> — familiar, acquainted.</text:p>
      <text:p text:style-name="P5"><text:span text:style-name="T11">#427</text:span> <text:span text:style-name="T9">газета</text:span>. <text:span text:style-name="T10">n.</text:span> — newspaper.</text:p>
      <text:p text:style-name="P5"><text:span text:style-name="T11">#428</text:span> <text:span text:style-name="T9">помощь</text:span>. <text:span text:style-name="T10">n.</text:span> — help.</text:p>
      <text:p text:style-name="P5"><text:span text:style-name="T11">#429</text:span> <text:span text:style-name="T9">сильный</text:span>. <text:span text:style-name="T10">adj.</text:span> — strong, powerful.</text:p>
      <text:p text:style-name="P5"><text:span text:style-name="T11">#430</text:span> <text:span text:style-name="T9">скорый</text:span>. <text:span text:style-name="T10">adj.</text:span> — quick, fast.</text:p>
      <text:p text:style-name="P5"><text:span text:style-name="T11">#431</text:span> <text:span text:style-name="T9">собака</text:span>. <text:span text:style-name="T10">n.</text:span> — dog.</text:p>
      <text:p text:style-name="P5"><text:span text:style-name="T11">#432</text:span> <text:span text:style-name="T9">ответ</text:span>. <text:span text:style-name="T10">n.</text:span> — answer, reply.</text:p>
      <text:p text:style-name="P5"><text:span text:style-name="T11">#433</text:span> <text:span text:style-name="T9">снег</text:span>. <text:span text:style-name="T10">n.</text:span> — snow.</text:p>
      <text:p text:style-name="P5"><text:span text:style-name="T11">#434</text:span> <text:span text:style-name="T9">сон</text:span>. <text:span text:style-name="T10">n.</text:span> — dream.</text:p>
      <text:p text:style-name="P5"><text:span text:style-name="T11">#435</text:span> <text:span text:style-name="T9">смысл</text:span>. <text:span text:style-name="T10">n.</text:span> — sense, meaning, purpose.</text:p>
      <text:p text:style-name="P5"><text:span text:style-name="T11">#436</text:span> <text:span text:style-name="T9">смочь</text:span>. <text:span text:style-name="T10">vb.</text:span> — to be able.</text:p>
      <text:p text:style-name="P5"><text:span text:style-name="T11">#437</text:span> <text:span text:style-name="T9">следующий</text:span>. <text:span text:style-name="T10">adj.</text:span> — next, following.</text:p>
      <text:p text:style-name="P5"><text:span text:style-name="T11">#438</text:span> <text:span text:style-name="T9">бежать</text:span>. <text:span text:style-name="T10">vb.</text:span> — to run, hurry.</text:p>
      <text:p text:style-name="P5"><text:span text:style-name="T11">#439</text:span> <text:span text:style-name="T9">двор</text:span>. <text:span text:style-name="T10">n.</text:span> — yard, court.</text:p>
      <text:p text:style-name="P5"><text:span text:style-name="T11">#440</text:span> <text:span text:style-name="T9">форма</text:span>. <text:span text:style-name="T10">n.</text:span> — form, shape, uniform.</text:p>
      <text:p text:style-name="P5"><text:span text:style-name="T11">#441</text:span> <text:span text:style-name="T9">простой</text:span>. <text:span text:style-name="T10">adj.</text:span> — simple, easy, plain.</text:p>
      <text:p text:style-name="P5"><text:span text:style-name="T11">#442</text:span> <text:span text:style-name="T9">приехать</text:span>. <text:span text:style-name="T10">vb.</text:span> — to arrive, come.</text:p>
      <text:p text:style-name="P5"><text:span text:style-name="T11">#443</text:span> <text:span text:style-name="T9">иной</text:span>. <text:span text:style-name="T10">pron.</text:span> — different, other.</text:p>
      <text:p text:style-name="P5"><text:span text:style-name="T11">#444</text:span> <text:span text:style-name="T9">кричать</text:span>. <text:span text:style-name="T10">vb.</text:span> — to cry, shout(See #656).</text:p>
      <text:p text:style-name="P5"><text:span text:style-name="T11">#445</text:span> <text:span text:style-name="T9">возможность</text:span>. <text:span text:style-name="T10">n.</text:span> — possibility, opportunity, chance.</text:p>
      <text:p text:style-name="P5"><text:span text:style-name="T11">#446</text:span> <text:span text:style-name="T9">порядок</text:span>. <text:span text:style-name="T10">n.</text:span> — order.</text:p>
      <text:p text:style-name="P5"><text:span text:style-name="T11">#447</text:span> <text:span text:style-name="T9">зеленый</text:span>. <text:span text:style-name="T10">adj.</text:span> — green.</text:p>
      <text:p text:style-name="P5"><text:span text:style-name="T11">#448</text:span> <text:span text:style-name="T9">грудь</text:span>. <text:span text:style-name="T10">n.</text:span> — breast, chest.</text:p>
      <text:p text:style-name="P5"><text:span text:style-name="T11">#449</text:span> <text:span text:style-name="T9">угол</text:span>. <text:span text:style-name="T10">n.</text:span> — corner, angle.</text:p>
      <text:p text:style-name="P5"><text:span text:style-name="T11">#450</text:span> <text:span text:style-name="T9">открыть</text:span>. <text:span text:style-name="T10">vb.</text:span> — to open.</text:p>
      <text:p text:style-name="P5"><text:span text:style-name="T11">#451</text:span> <text:span text:style-name="T9">происходить</text:span>. <text:span text:style-name="T10">vb.</text:span> — to happen, occur, take place.</text:p>
      <text:p text:style-name="P5"><text:span text:style-name="T11">#452</text:span> <text:span text:style-name="T9">дерево</text:span>. <text:span text:style-name="T10">n.</text:span> — tree.</text:p>
      <text:p text:style-name="P5"><text:span text:style-name="T11">#453</text:span> <text:span text:style-name="T9">черный</text:span>. <text:span text:style-name="T10">n.</text:span> — black (as in "she wears black")(See #333).</text:p>
      <text:p text:style-name="P5"><text:span text:style-name="T11">#454</text:span> <text:span text:style-name="T9">век</text:span>. <text:span text:style-name="T10">n.</text:span> — century, age.</text:p>
      <text:p text:style-name="P5"><text:span text:style-name="T11">#455</text:span> <text:span text:style-name="T9">ладно</text:span>. <text:span text:style-name="T10">adv.</text:span> — in harmony, well, all right.</text:p>
      <text:p text:style-name="P5"><text:span text:style-name="T11">#456</text:span> <text:span text:style-name="T9">ехать</text:span>. <text:span text:style-name="T10">vb. of motion</text:span> — to go, ride, drive, travel.</text:p>
      <text:p text:style-name="P5"><text:span text:style-name="T11">#457</text:span> <text:span text:style-name="T9">немец</text:span>. <text:span text:style-name="T10">n.</text:span> — German.</text:p>
      <text:p text:style-name="P5"><text:span text:style-name="T11">#458</text:span> <text:span text:style-name="T9">карман</text:span>. <text:span text:style-name="T10">n.</text:span> — pocket.</text:p>
      <text:p text:style-name="P5"><text:span text:style-name="T11">#459</text:span> <text:span text:style-name="T9">губа</text:span>. <text:span text:style-name="T10">n.</text:span> — lip.</text:p>
      <text:p text:style-name="P5"><text:span text:style-name="T11">#460</text:span> <text:span text:style-name="T9">дядя</text:span>. <text:span text:style-name="T10">n.</text:span> — uncle.</text:p>
      <text:p text:style-name="P5"><text:soft-page-break/><text:span text:style-name="T11">#461</text:span> <text:span text:style-name="T9">приходить</text:span>. <text:span text:style-name="T10">vb.</text:span> — to come, arrive(See #253).</text:p>
      <text:p text:style-name="P5"><text:span text:style-name="T11">#462</text:span> <text:span text:style-name="T9">часто</text:span>. <text:span text:style-name="T10">adv.</text:span> — often.</text:p>
      <text:p text:style-name="P5"><text:span text:style-name="T11">#463</text:span> <text:span text:style-name="T9">домой</text:span>. <text:span text:style-name="T10">adv.</text:span> — home(as in "she came home").</text:p>
      <text:p text:style-name="P5"><text:span text:style-name="T11">#464</text:span> <text:span text:style-name="T9">огонь</text:span>. <text:span text:style-name="T10">n.</text:span> — fire.</text:p>
      <text:p text:style-name="P5"><text:span text:style-name="T11">#465</text:span> <text:span text:style-name="T9">писатель</text:span>. <text:span text:style-name="T10">n.</text:span> — writer.</text:p>
      <text:p text:style-name="P5"><text:span text:style-name="T11">#466</text:span> <text:span text:style-name="T9">армия</text:span>. <text:span text:style-name="T10">n.</text:span> — army.</text:p>
      <text:p text:style-name="P5"><text:span text:style-name="T11">#467</text:span> <text:span text:style-name="T9">состояние</text:span>. <text:span text:style-name="T10">n.</text:span> — state, condition; fortune.</text:p>
      <text:p text:style-name="P5"><text:span text:style-name="T11">#468</text:span> <text:span text:style-name="T9">зуб</text:span>. <text:span text:style-name="T10">n.</text:span> — tooth.</text:p>
      <text:p text:style-name="P5"><text:span text:style-name="T11">#469</text:span> <text:span text:style-name="T9">очередь</text:span>. <text:span text:style-name="T10">n.</text:span> — line, queue, turn.</text:p>
      <text:p text:style-name="P5"><text:span text:style-name="T11">#470</text:span> <text:span text:style-name="T9">кой</text:span>. <text:span text:style-name="T10">pron.</text:span> — which (old-fashioned, literary); mostly found in set expressions: ни в ко́ем слу́чае, ни ко́им о́бразом, в кои ве́ки, на кой чёрт?.</text:p>
      <text:p text:style-name="P5"><text:span text:style-name="T11">#471</text:span> <text:span text:style-name="T9">против</text:span>. <text:span text:style-name="T10">prep.</text:span> — against, opposite, contrary to.</text:p>
      <text:p text:style-name="P5"><text:span text:style-name="T11">#472</text:span> <text:span text:style-name="T9">камень</text:span>. <text:span text:style-name="T10">n.</text:span> — stone.</text:p>
      <text:p text:style-name="P5"><text:span text:style-name="T11">#473</text:span> <text:span text:style-name="T9">наверное</text:span>. <text:span text:style-name="T10">adv.</text:span> — probably, most likely(See #972).</text:p>
      <text:p text:style-name="P5"><text:span text:style-name="T11">#474</text:span> <text:span text:style-name="T9">показаться</text:span>. <text:span text:style-name="T10">vb.</text:span> — to appear, come in sight.</text:p>
      <text:p text:style-name="P5"><text:span text:style-name="T11">#475</text:span> <text:span text:style-name="T9">ветер</text:span>. <text:span text:style-name="T10">n.</text:span> — wind.</text:p>
      <text:p text:style-name="P5"><text:span text:style-name="T11">#476</text:span> <text:span text:style-name="T9">гость</text:span>. <text:span text:style-name="T10">n.</text:span> — guest.</text:p>
      <text:p text:style-name="P5"><text:span text:style-name="T11">#477</text:span> <text:span text:style-name="T9">попасть</text:span>. <text:span text:style-name="T10">vb.</text:span> — to hit; to find oneself.</text:p>
      <text:p text:style-name="P5"><text:span text:style-name="T11">#478</text:span> <text:span text:style-name="T9">общество</text:span>. <text:span text:style-name="T10">n.</text:span> — society.</text:p>
      <text:p text:style-name="P5"><text:span text:style-name="T11">#479</text:span> <text:span text:style-name="T9">сначала</text:span>. <text:span text:style-name="T10">adv.</text:span> — at first, from the beginning.</text:p>
      <text:p text:style-name="P5"><text:span text:style-name="T11">#480</text:span> <text:span text:style-name="T9">либо</text:span>. <text:span text:style-name="T10">conj.</text:span> — or.</text:p>
      <text:p text:style-name="P5"><text:span text:style-name="T11">#481</text:span> <text:span text:style-name="T9">поехать</text:span>. <text:span text:style-name="T10">vb.</text:span> — to depart, set off.</text:p>
      <text:p text:style-name="P5"><text:span text:style-name="T11">#482</text:span> <text:span text:style-name="T9">услышать</text:span>. <text:span text:style-name="T10">vb.</text:span> — to hear.</text:p>
      <text:p text:style-name="P5"><text:span text:style-name="T11">#483</text:span> <text:span text:style-name="T9">уметь</text:span>. <text:span text:style-name="T10">vb.</text:span> — to be able, know, can.</text:p>
      <text:p text:style-name="P5"><text:span text:style-name="T11">#484</text:span> <text:span text:style-name="T9">случиться</text:span>. <text:span text:style-name="T10">vb.</text:span> — to happen.</text:p>
      <text:p text:style-name="P5"><text:span text:style-name="T11">#485</text:span> <text:span text:style-name="T9">странный</text:span>. <text:span text:style-name="T10">adj.</text:span> — strange.</text:p>
      <text:p text:style-name="P5"><text:span text:style-name="T11">#486</text:span> <text:span text:style-name="T9">принять</text:span>. <text:span text:style-name="T10">vb.</text:span> — to take, admit, accept(See #643).</text:p>
      <text:p text:style-name="P5"><text:span text:style-name="T11">#487</text:span> <text:span text:style-name="T9">рота</text:span>. <text:span text:style-name="T10">n.</text:span> — company (military).</text:p>
      <text:p text:style-name="P5"><text:span text:style-name="T11">#488</text:span> <text:span text:style-name="T9">закон</text:span>. <text:span text:style-name="T10">n.</text:span> — law, act, statue.</text:p>
      <text:p text:style-name="P5"><text:span text:style-name="T11">#489</text:span> <text:span text:style-name="T9">короткий</text:span>. <text:span text:style-name="T10">adj.</text:span> — short.</text:p>
      <text:p text:style-name="P5"><text:span text:style-name="T11">#490</text:span> <text:span text:style-name="T9">море</text:span>. <text:span text:style-name="T10">n.</text:span> — sea.</text:p>
      <text:p text:style-name="P5"><text:span text:style-name="T11">#491</text:span> <text:span text:style-name="T9">собираться</text:span>. <text:span text:style-name="T10">vb.</text:span> — to gather together, assemble; intend(See #981).</text:p>
      <text:p text:style-name="P5"><text:span text:style-name="T11">#492</text:span> <text:span text:style-name="T9">темный</text:span>. <text:span text:style-name="T10">adj.</text:span> — dark.</text:p>
      <text:p text:style-name="P5"><text:span text:style-name="T11">#493</text:span> <text:span text:style-name="T9">гора</text:span>. <text:span text:style-name="T10">n.</text:span> — mountain, hill.</text:p>
      <text:p text:style-name="P5"><text:span text:style-name="T11">#494</text:span> <text:span text:style-name="T9">врач</text:span>. <text:span text:style-name="T10">n.</text:span> — physician, doctor.</text:p>
      <text:p text:style-name="P5"><text:span text:style-name="T11">#495</text:span> <text:span text:style-name="T9">край</text:span>. <text:span text:style-name="T10">n.</text:span> — border, edge; land, country.</text:p>
      <text:p text:style-name="P5"><text:span text:style-name="T11">#496</text:span> <text:span text:style-name="T9">стараться</text:span>. <text:span text:style-name="T10">vb.</text:span> — to try, endeavour.</text:p>
      <text:p text:style-name="P5"><text:span text:style-name="T11">#497</text:span> <text:span text:style-name="T9">единственный</text:span>. <text:span text:style-name="T10">adj.</text:span> — only, sole.</text:p>
      <text:p text:style-name="P5"><text:span text:style-name="T11">#498</text:span> <text:span text:style-name="T9">река</text:span>. <text:span text:style-name="T10">n.</text:span> — river.</text:p>
      <text:p text:style-name="P5"><text:span text:style-name="T11">#499</text:span> <text:span text:style-name="T9">военный</text:span>. <text:span text:style-name="T10">adj.</text:span> — military.</text:p>
      <text:p text:style-name="P5"><text:span text:style-name="T11">#500</text:span> <text:span text:style-name="T9">подняться</text:span>. <text:span text:style-name="T10">vb.</text:span> — to rise, climb.</text:p>
      <text:p text:style-name="P5"><text:span text:style-name="T11">#501</text:span> <text:span text:style-name="T9">страшный</text:span>. <text:span text:style-name="T10">adj.</text:span> — terrible, frightful.</text:p>
      <text:p text:style-name="P5"><text:span text:style-name="T11">#502</text:span> <text:span text:style-name="T9">вполне</text:span>. <text:span text:style-name="T10">adv.</text:span> — quite, fully.</text:p>
      <text:p text:style-name="P5"><text:span text:style-name="T11">#503</text:span> <text:span text:style-name="T9">звать</text:span>. <text:span text:style-name="T10">vb.</text:span> — to call.</text:p>
      <text:p text:style-name="P5"><text:span text:style-name="T11">#504</text:span> <text:span text:style-name="T9">произойти</text:span>. <text:span text:style-name="T10">vb.</text:span> — to happen, occur, take place.</text:p>
      <text:p text:style-name="P5"><text:span text:style-name="T11">#505</text:span> <text:span text:style-name="T9">вперед</text:span>. <text:span text:style-name="T10">prep.</text:span> — forward.</text:p>
      <text:p text:style-name="P5"><text:span text:style-name="T11">#506</text:span> <text:span text:style-name="T9">медленно</text:span>. <text:span text:style-name="T10">adv.</text:span> — slowly.</text:p>
      <text:p text:style-name="P5"><text:span text:style-name="T11">#507</text:span> <text:span text:style-name="T9">возле</text:span>. <text:span text:style-name="T10">prep.</text:span> — by, near, close by.</text:p>
      <text:p text:style-name="P5"><text:span text:style-name="T11">#508</text:span> <text:span text:style-name="T9">никак</text:span>. <text:span text:style-name="T10">adv.</text:span> — in now way, by no means.</text:p>
      <text:p text:style-name="P5"><text:span text:style-name="T11">#509</text:span> <text:span text:style-name="T9">заниматься</text:span>. <text:span text:style-name="T10">vb.</text:span> — to be occupied, engage.</text:p>
      <text:p text:style-name="P5"><text:span text:style-name="T11">#510</text:span> <text:span text:style-name="T9">действие</text:span>. <text:span text:style-name="T10">n.</text:span> — action, effect.</text:p>
      <text:p text:style-name="P5"><text:span text:style-name="T11">#511</text:span> <text:span text:style-name="T9">довольно</text:span>. <text:span text:style-name="T10">adv.</text:span> — enough; rather.</text:p>
      <text:p text:style-name="P5"><text:span text:style-name="T11">#512</text:span> <text:span text:style-name="T9">вещь</text:span>. <text:span text:style-name="T10">n.</text:span> — thing.</text:p>
      <text:p text:style-name="P5"><text:span text:style-name="T11">#513</text:span> <text:span text:style-name="T9">необходимый</text:span>. <text:span text:style-name="T10">adj.</text:span> — necessary.</text:p>
      <text:p text:style-name="P5"><text:span text:style-name="T11">#514</text:span> <text:span text:style-name="T9">ход</text:span>. <text:span text:style-name="T10">n.</text:span> — move.</text:p>
      <text:p text:style-name="P5"><text:span text:style-name="T11">#515</text:span> <text:span text:style-name="T9">боль</text:span>. <text:span text:style-name="T10">n.</text:span> — pain.</text:p>
      <text:p text:style-name="P5"><text:span text:style-name="T11">#516</text:span> <text:span text:style-name="T9">судьба</text:span>. <text:span text:style-name="T10">n.</text:span> — fate, fortune, destiny.</text:p>
      <text:p text:style-name="P5"><text:span text:style-name="T11">#517</text:span> <text:span text:style-name="T9">причина</text:span>. <text:span text:style-name="T10">n.</text:span> — cause, reason, motive.</text:p>
      <text:p text:style-name="P5"><text:span text:style-name="T11">#518</text:span> <text:span text:style-name="T9">положить</text:span>. <text:span text:style-name="T10">vb.</text:span> — to lay down, put down, place.</text:p>
      <text:p text:style-name="P5"><text:span text:style-name="T11">#519</text:span> <text:span text:style-name="T9">едва</text:span>. <text:span text:style-name="T10">adv.</text:span> — hardly, just, barely.</text:p>
      <text:p text:style-name="P5"><text:span text:style-name="T11">#520</text:span> <text:span text:style-name="T9">мера</text:span>. <text:span text:style-name="T10">n.</text:span> — measure, step.</text:p>
      <text:p text:style-name="P5"><text:span text:style-name="T11">#521</text:span> <text:span text:style-name="T9">девочка</text:span>. <text:span text:style-name="T10">n.</text:span> — girl, little girl(See #326).</text:p>
      <text:p text:style-name="P5"><text:span text:style-name="T11">#522</text:span> <text:span text:style-name="T9">лёгкий</text:span>. <text:span text:style-name="T10">adj.</text:span> — light, easy.</text:p>
      <text:p text:style-name="P5"><text:span text:style-name="T11">#523</text:span> <text:span text:style-name="T9">волос</text:span>. <text:span text:style-name="T10">n.</text:span> — hair.</text:p>
      <text:p text:style-name="P5"><text:span text:style-name="T11">#524</text:span> <text:span text:style-name="T9">купить</text:span>. <text:span text:style-name="T10">vb.</text:span> — to buy, purchase.</text:p>
      <text:p text:style-name="P5"><text:span text:style-name="T11">#525</text:span> <text:span text:style-name="T9">номер</text:span>. <text:span text:style-name="T10">n.</text:span> — number, size, room, issue.</text:p>
      <text:p text:style-name="P5"><text:span text:style-name="T11">#526</text:span> <text:span text:style-name="T9">основной</text:span>. <text:span text:style-name="T10">adj.</text:span> — main.</text:p>
      <text:p text:style-name="P5"><text:span text:style-name="T11">#527</text:span> <text:span text:style-name="T9">широкий</text:span>. <text:span text:style-name="T10">adj.</text:span> — wide.</text:p>
      <text:p text:style-name="P5"><text:span text:style-name="T11">#528</text:span> <text:span text:style-name="T9">умереть</text:span>. <text:span text:style-name="T10">vb.</text:span> — to die.</text:p>
      <text:p text:style-name="P5"><text:span text:style-name="T11">#529</text:span> <text:span text:style-name="T9">далеко</text:span>. <text:span text:style-name="T10">adv.</text:span> — far, far off.</text:p>
      <text:p text:style-name="P5"><text:span text:style-name="T11">#530</text:span> <text:span text:style-name="T9">добрый</text:span>. <text:span text:style-name="T10">adj.</text:span> — kind.</text:p>
      <text:p text:style-name="P5"><text:span text:style-name="T11">#531</text:span> <text:span text:style-name="T9">глава</text:span>. <text:span text:style-name="T10">n.</text:span> — head, chief.</text:p>
      <text:p text:style-name="P5"><text:span text:style-name="T11">#532</text:span> <text:span text:style-name="T9">лучший</text:span>. <text:span text:style-name="T10">adj.</text:span> — better, best.</text:p>
      <text:p text:style-name="P5"><text:span text:style-name="T11">#533</text:span> <text:span text:style-name="T9">серый</text:span>. <text:span text:style-name="T10">adj.</text:span> — grey; dull.</text:p>
      <text:p text:style-name="P5"><text:span text:style-name="T11">#534</text:span> <text:span text:style-name="T9">пить</text:span>. <text:span text:style-name="T10">vb.</text:span> — to drink.</text:p>
      <text:p text:style-name="P5"><text:span text:style-name="T11">#535</text:span> <text:span text:style-name="T9">командир</text:span>. <text:span text:style-name="T10">n.</text:span> — commander, commanding officer.</text:p>
      <text:p text:style-name="P5"><text:span text:style-name="T11">#536</text:span> <text:span text:style-name="T9">красивый</text:span>. <text:span text:style-name="T10">adj.</text:span> — beautiful; masterrussian, dot com.</text:p>
      <text:p text:style-name="P5"><text:span text:style-name="T11">#537</text:span> <text:span text:style-name="T9">плохо</text:span>. <text:span text:style-name="T10">adv.</text:span> — badly.</text:p>
      <text:p text:style-name="P5"><text:span text:style-name="T11">#538</text:span> <text:span text:style-name="T9">проблема</text:span>. <text:span text:style-name="T10">n.</text:span> — problem, issue.</text:p>
      <text:p text:style-name="P5"><text:span text:style-name="T11">#539</text:span> <text:span text:style-name="T9">страх</text:span>. <text:span text:style-name="T10">n.</text:span> — fear.</text:p>
      <text:p text:style-name="P5"><text:span text:style-name="T11">#540</text:span> <text:span text:style-name="T9">партия</text:span>. <text:span text:style-name="T10">n.</text:span> — party.</text:p>
      <text:p text:style-name="P5"><text:span text:style-name="T11">#541</text:span> <text:span text:style-name="T9">черта</text:span>. <text:span text:style-name="T10">n.</text:span> — line, boundary; trait.</text:p>
      <text:p text:style-name="P5"><text:span text:style-name="T11">#542</text:span> <text:span text:style-name="T9">снять</text:span>. <text:span text:style-name="T10">vb.</text:span> — to take away, take off;photograph.</text:p>
      <text:p text:style-name="P5"><text:span text:style-name="T11">#543</text:span> <text:span text:style-name="T9">бумага</text:span>. <text:span text:style-name="T10">n.</text:span> — paper.</text:p>
      <text:p text:style-name="P5"><text:span text:style-name="T11">#544</text:span> <text:span text:style-name="T9">герой</text:span>. <text:span text:style-name="T10">n.</text:span> — hero.</text:p>
      <text:p text:style-name="P5"><text:span text:style-name="T11">#545</text:span> <text:span text:style-name="T9">пара</text:span>. <text:span text:style-name="T10">n.</text:span> — pair, couple.</text:p>
      <text:p text:style-name="P5"><text:span text:style-name="T11">#546</text:span> <text:span text:style-name="T9">государство</text:span>. <text:span text:style-name="T10">n.</text:span> — State.</text:p>
      <text:p text:style-name="P5"><text:span text:style-name="T11">#547</text:span> <text:span text:style-name="T9">деревня</text:span>. <text:span text:style-name="T10">n.</text:span> — village, country.</text:p>
      <text:p text:style-name="P5"><text:span text:style-name="T11">#548</text:span> <text:span text:style-name="T9">проходить</text:span>. <text:span text:style-name="T10">vb.</text:span> — to pass, go;study(See #334).</text:p>
      <text:p text:style-name="P5"><text:span text:style-name="T11">#549</text:span> <text:span text:style-name="T9">начаться</text:span>. <text:span text:style-name="T10">vb.</text:span> — to begin.</text:p>
      <text:p text:style-name="P5"><text:soft-page-break/><text:span text:style-name="T11">#550</text:span> <text:span text:style-name="T9">средство</text:span>. <text:span text:style-name="T10">n.</text:span> — means, remedy.</text:p>
      <text:p text:style-name="P5"><text:span text:style-name="T11">#551</text:span> <text:span text:style-name="T9">положение</text:span>. <text:span text:style-name="T10">n.</text:span> — position, posture, condition, state.</text:p>
      <text:p text:style-name="P5"><text:span text:style-name="T11">#552</text:span> <text:span text:style-name="T9">связь</text:span>. <text:span text:style-name="T10">n.</text:span> — tie, bond; connection, relation.</text:p>
      <text:p text:style-name="P5"><text:span text:style-name="T11">#553</text:span> <text:span text:style-name="T9">скоро</text:span>. <text:span text:style-name="T10">adv.</text:span> — quickly, fast, soon.</text:p>
      <text:p text:style-name="P5"><text:span text:style-name="T11">#554</text:span> <text:span text:style-name="T9">небольшой</text:span>. <text:span text:style-name="T10">adj.</text:span> — small, not great.</text:p>
      <text:p text:style-name="P5"><text:span text:style-name="T11">#555</text:span> <text:span text:style-name="T9">представлять</text:span>. <text:span text:style-name="T10">vb.</text:span> — to present, introduce, imagine(See #586).</text:p>
      <text:p text:style-name="P5"><text:span text:style-name="T11">#556</text:span> <text:span text:style-name="T9">завтра</text:span>. <text:span text:style-name="T10">adv.</text:span> — tomorrow.</text:p>
      <text:p text:style-name="P5"><text:span text:style-name="T11">#557</text:span> <text:span text:style-name="T9">объяснить</text:span>. <text:span text:style-name="T10">vb.</text:span> — to explain.</text:p>
      <text:p text:style-name="P5"><text:span text:style-name="T11">#558</text:span> <text:span text:style-name="T9">обычно</text:span>. <text:span text:style-name="T10">adv.</text:span> — usually.</text:p>
      <text:p text:style-name="P5"><text:span text:style-name="T11">#559</text:span> <text:span text:style-name="T9">произнести</text:span>. <text:span text:style-name="T10">vb.</text:span> — to pronounce, say, utter.</text:p>
      <text:p text:style-name="P5"><text:span text:style-name="T11">#560</text:span> <text:span text:style-name="T9">человеческий</text:span>. <text:span text:style-name="T10">adj.</text:span> — human.</text:p>
      <text:p text:style-name="P5"><text:span text:style-name="T11">#561</text:span> <text:span text:style-name="T9">нравиться</text:span>. <text:span text:style-name="T10">vb.</text:span> — to please, like.</text:p>
      <text:p text:style-name="P5"><text:span text:style-name="T11">#562</text:span> <text:span text:style-name="T9">однажды</text:span>. <text:span text:style-name="T10">adv.</text:span> — once, one day.</text:p>
      <text:p text:style-name="P5"><text:span text:style-name="T11">#563</text:span> <text:span text:style-name="T9">мимо</text:span>. <text:span text:style-name="T10">prep.</text:span> — past, by.</text:p>
      <text:p text:style-name="P5"><text:span text:style-name="T11">#564</text:span> <text:span text:style-name="T9">ясно</text:span>. <text:span text:style-name="T10">adv.</text:span> — clear, clearly.</text:p>
      <text:p text:style-name="P5"><text:span text:style-name="T11">#565</text:span> <text:span text:style-name="T9">существовать</text:span>. <text:span text:style-name="T10">vb.</text:span> — to exist, to be.</text:p>
      <text:p text:style-name="P5"><text:span text:style-name="T11">#566</text:span> <text:span text:style-name="T9">класс</text:span>. <text:span text:style-name="T10">n.</text:span> — class.</text:p>
      <text:p text:style-name="P5"><text:span text:style-name="T11">#567</text:span> <text:span text:style-name="T9">удаться</text:span>. <text:span text:style-name="T10">vb.</text:span> — turn out well, succeed, manage.</text:p>
      <text:p text:style-name="P5"><text:span text:style-name="T11">#568</text:span> <text:span text:style-name="T9">иначе</text:span>. <text:span text:style-name="T10">adv.</text:span> — otherwise, differentlyl.</text:p>
      <text:p text:style-name="P5"><text:span text:style-name="T11">#569</text:span> <text:span text:style-name="T9">цель</text:span>. <text:span text:style-name="T10">n.</text:span> — goal, object, target.</text:p>
      <text:p text:style-name="P5"><text:span text:style-name="T11">#570</text:span> <text:span text:style-name="T9">речь</text:span>. <text:span text:style-name="T10">n.</text:span> — speech.</text:p>
      <text:p text:style-name="P5"><text:span text:style-name="T11">#571</text:span> <text:span text:style-name="T9">прийтись</text:span>. <text:span text:style-name="T10">vb.</text:span> — to fit, fall; have to.</text:p>
      <text:p text:style-name="P5"><text:span text:style-name="T11">#572</text:span> <text:span text:style-name="T9">чистый</text:span>. <text:span text:style-name="T10">adj.</text:span> — clean, pure.</text:p>
      <text:p text:style-name="P5"><text:span text:style-name="T11">#573</text:span> <text:span text:style-name="T9">знать</text:span>. <text:span text:style-name="T10">n.</text:span> — to know(See #51).</text:p>
      <text:p text:style-name="P5"><text:span text:style-name="T11">#574</text:span> <text:span text:style-name="T9">прежний</text:span>. <text:span text:style-name="T10">adj.</text:span> — former.</text:p>
      <text:p text:style-name="P5"><text:span text:style-name="T11">#575</text:span> <text:span text:style-name="T9">профессор</text:span>. <text:span text:style-name="T10">n.</text:span> — professor.</text:p>
      <text:p text:style-name="P5"><text:span text:style-name="T11">#576</text:span> <text:span text:style-name="T9">господин</text:span>. <text:span text:style-name="T10">n.</text:span> — gentleman <text:span text:style-name="T13">(</text:span>Mr.<text:span text:style-name="T13">)</text:span>.</text:p>
      <text:p text:style-name="P5"><text:span text:style-name="T11">#577</text:span> <text:span text:style-name="T9">счастье</text:span>. <text:span text:style-name="T10">n.</text:span> — happiness, luck.</text:p>
      <text:p text:style-name="P5"><text:span text:style-name="T11">#578</text:span> <text:span text:style-name="T9">худой</text:span>. <text:span text:style-name="T10">adj.</text:span> — thin, skinny; masterrussian.com.</text:p>
      <text:p text:style-name="P5"><text:span text:style-name="T11">#579</text:span> <text:span text:style-name="T9">дух</text:span>. <text:span text:style-name="T10">n.</text:span> — spirit.</text:p>
      <text:p text:style-name="P5"><text:span text:style-name="T11">#580</text:span> <text:span text:style-name="T9">план</text:span>. <text:span text:style-name="T10">n.</text:span> — plan.</text:p>
      <text:p text:style-name="P5"><text:span text:style-name="T11">#581</text:span> <text:span text:style-name="T9">пустой</text:span>. <text:span text:style-name="T10">adj.</text:span> — empty, hollow; idle.</text:p>
      <text:p text:style-name="P5"><text:span text:style-name="T11">#582</text:span> <text:span text:style-name="T9">зал</text:span>. <text:span text:style-name="T10">n.</text:span> — hall.</text:p>
      <text:p text:style-name="P5"><text:span text:style-name="T11">#583</text:span> <text:span text:style-name="T9">представить</text:span>. <text:span text:style-name="T10">vb.</text:span> — to presetn, produce, introduce(See #558).</text:p>
      <text:p text:style-name="P5"><text:span text:style-name="T11">#584</text:span> <text:span text:style-name="T9">особый</text:span>. <text:span text:style-name="T10">adj.</text:span> — special.</text:p>
      <text:p text:style-name="P5"><text:span text:style-name="T11">#585</text:span> <text:span text:style-name="T9">директор</text:span>. <text:span text:style-name="T10">n.</text:span> — director, manager.</text:p>
      <text:p text:style-name="P5"><text:span text:style-name="T11">#586</text:span> <text:span text:style-name="T9">бывший</text:span>. <text:span text:style-name="T10">adj.</text:span> — former, ex-.</text:p>
      <text:p text:style-name="P5"><text:span text:style-name="T11">#587</text:span> <text:span text:style-name="T9">память</text:span>. <text:span text:style-name="T10">n.</text:span> — memory.</text:p>
      <text:p text:style-name="P5"><text:span text:style-name="T11">#588</text:span> <text:span text:style-name="T9">близкий</text:span>. <text:span text:style-name="T10">adj.</text:span> — near, similar; intimate.</text:p>
      <text:p text:style-name="P5"><text:span text:style-name="T11">#589</text:span> <text:span text:style-name="T9">чужой</text:span>. <text:span text:style-name="T10">adj.</text:span> — somebody else’s;strange, foreign.</text:p>
      <text:p text:style-name="P5"><text:span text:style-name="T11">#590</text:span> <text:span text:style-name="T9">результат</text:span>. <text:span text:style-name="T10">n.</text:span> — result, outcome.</text:p>
      <text:p text:style-name="P5"><text:span text:style-name="T11">#591</text:span> <text:span text:style-name="T9">больной</text:span>. <text:span text:style-name="T10">adj.</text:span> — sick.</text:p>
      <text:p text:style-name="P5"><text:span text:style-name="T11">#592</text:span> <text:span text:style-name="T9">данный</text:span>. <text:span text:style-name="T10">adj.</text:span> — given, present.</text:p>
      <text:p text:style-name="P5"><text:span text:style-name="T11">#593</text:span> <text:span text:style-name="T9">кстати</text:span>. <text:span text:style-name="T10">adv.</text:span> — to the point, at the same time.</text:p>
      <text:p text:style-name="P5"><text:span text:style-name="T11">#594</text:span> <text:span text:style-name="T9">назвать</text:span>. <text:span text:style-name="T10">vb.</text:span> — to call, name(See #356).</text:p>
      <text:p text:style-name="P5"><text:span text:style-name="T11">#595</text:span> <text:span text:style-name="T9">след</text:span>. <text:span text:style-name="T10">n.</text:span> — track, footprint.</text:p>
      <text:p text:style-name="P5"><text:span text:style-name="T11">#596</text:span> <text:span text:style-name="T9">условие</text:span>. <text:span text:style-name="T10">n.</text:span> — condition, term.</text:p>
      <text:p text:style-name="P5"><text:span text:style-name="T11">#597</text:span> <text:span text:style-name="T9">прежде</text:span>. <text:span text:style-name="T10">prep.</text:span> — before.</text:p>
      <text:p text:style-name="P5"><text:span text:style-name="T11">#598</text:span> <text:span text:style-name="T9">трудно</text:span>. <text:span text:style-name="T10">adv.</text:span> — with difficulty.</text:p>
      <text:p text:style-name="P5"><text:span text:style-name="T11">#599</text:span> <text:span text:style-name="T9">улыбнуться</text:span>. <text:span text:style-name="T10">vb.</text:span> — to smile(See #599).</text:p>
      <text:p text:style-name="P5"><text:span text:style-name="T11">#600</text:span> <text:span text:style-name="T9">толстый</text:span>. <text:span text:style-name="T10">adj.</text:span> — thick, heavy, fat.</text:p>
      <text:p text:style-name="P5"><text:span text:style-name="T11">#601</text:span> <text:span text:style-name="T9">картина</text:span>. <text:span text:style-name="T10">n.</text:span> — picture, painting.</text:p>
      <text:p text:style-name="P5"><text:span text:style-name="T11">#602</text:span> <text:span text:style-name="T9">вместо</text:span>. <text:span text:style-name="T10">prep.</text:span> — instead.</text:p>
      <text:p text:style-name="P5"><text:span text:style-name="T11">#603</text:span> <text:span text:style-name="T9">процесс</text:span>. <text:span text:style-name="T10">n.</text:span> — process.</text:p>
      <text:p text:style-name="P5"><text:span text:style-name="T11">#604</text:span> <text:span text:style-name="T9">легко</text:span>. <text:span text:style-name="T10">adv.</text:span> — easily, lightly.</text:p>
      <text:p text:style-name="P5"><text:span text:style-name="T11">#605</text:span> <text:span text:style-name="T9">центр</text:span>. <text:span text:style-name="T10">n.</text:span> — center.</text:p>
      <text:p text:style-name="P5"><text:span text:style-name="T11">#606</text:span> <text:span text:style-name="T9">подобный</text:span>. <text:span text:style-name="T10">adj.</text:span> — similar, like.</text:p>
      <text:p text:style-name="P5"><text:span text:style-name="T11">#607</text:span> <text:span text:style-name="T9">возможно</text:span>. <text:span text:style-name="T10">adv.</text:span> — as… as possible(as in "as soon as possible").</text:p>
      <text:p text:style-name="P5"><text:span text:style-name="T11">#608</text:span> <text:span text:style-name="T9">около</text:span>. <text:span text:style-name="T10">prep.</text:span> — by, near.</text:p>
      <text:p text:style-name="P5"><text:span text:style-name="T11">#609</text:span> <text:span text:style-name="T9">смеяться</text:span>. <text:span text:style-name="T10">vb.</text:span> — to laugh.</text:p>
      <text:p text:style-name="P5"><text:span text:style-name="T11">#610</text:span> <text:span text:style-name="T9">сто</text:span>. <text:span text:style-name="T10">cardinal numberinal number</text:span> — hundred.</text:p>
      <text:p text:style-name="P5"><text:span text:style-name="T11">#611</text:span> <text:span text:style-name="T9">старший</text:span>. <text:span text:style-name="T10">adj.</text:span> — elder, senior.</text:p>
      <text:p text:style-name="P5"><text:span text:style-name="T11">#612</text:span> <text:span text:style-name="T9">хватать</text:span>. <text:span text:style-name="T10">vb.</text:span> — to snatch, seize; be sufficient(See #636).</text:p>
      <text:p text:style-name="P5"><text:span text:style-name="T11">#613</text:span> <text:span text:style-name="T9">число</text:span>. <text:span text:style-name="T10">n.</text:span> — number.</text:p>
      <text:p text:style-name="P5"><text:span text:style-name="T11">#614</text:span> <text:span text:style-name="T9">всякое</text:span>. <text:span text:style-name="T10">pron.</text:span> — any, every.</text:p>
      <text:p text:style-name="P5"><text:span text:style-name="T11">#615</text:span> <text:span text:style-name="T9">рубль</text:span>. <text:span text:style-name="T10">n.</text:span> — ruble.</text:p>
      <text:p text:style-name="P5"><text:span text:style-name="T11">#616</text:span> <text:span text:style-name="T9">почувствовать</text:span>. <text:span text:style-name="T10">vb.</text:span> — to feel.</text:p>
      <text:p text:style-name="P5"><text:span text:style-name="T11">#617</text:span> <text:span text:style-name="T9">принести</text:span>. <text:span text:style-name="T10">vb.</text:span> — to bring; masterrussian.</text:p>
      <text:p text:style-name="P5"><text:span text:style-name="T11">#618</text:span> <text:span text:style-name="T9">вера</text:span>. <text:span text:style-name="T10">n.</text:span> — faith, belief.</text:p>
      <text:p text:style-name="P5"><text:span text:style-name="T11">#619</text:span> <text:span text:style-name="T9">вовсе</text:span>. <text:span text:style-name="T10">adv.</text:span> — quiet; not … at all.</text:p>
      <text:p text:style-name="P5"><text:span text:style-name="T11">#620</text:span> <text:span text:style-name="T9">удар</text:span>. <text:span text:style-name="T10">n.</text:span> — blow, stroke.</text:p>
      <text:p text:style-name="P5"><text:span text:style-name="T11">#621</text:span> <text:span text:style-name="T9">сквозь</text:span>. <text:span text:style-name="T10">prep.</text:span> — through.</text:p>
      <text:p text:style-name="P5"><text:span text:style-name="T11">#622</text:span> <text:span text:style-name="T9">колено</text:span>. <text:span text:style-name="T10">n.</text:span> — knee.</text:p>
      <text:p text:style-name="P5"><text:span text:style-name="T11">#623</text:span> <text:span text:style-name="T9">согласиться</text:span>. <text:span text:style-name="T10">vb.</text:span> — to agree, consent.</text:p>
      <text:p text:style-name="P5"><text:span text:style-name="T11">#624</text:span> <text:span text:style-name="T9">мало</text:span>. <text:span text:style-name="T10">cardinal numberinal number</text:span> — little, few, not enough(See #384).</text:p>
      <text:p text:style-name="P5"><text:span text:style-name="T11">#625</text:span> <text:span text:style-name="T9">коридор</text:span>. <text:span text:style-name="T10">n.</text:span> — corridor, passage.</text:p>
      <text:p text:style-name="P5"><text:span text:style-name="T11">#626</text:span> <text:span text:style-name="T9">мужик</text:span>. <text:span text:style-name="T10">n.</text:span> — muzhik, man.</text:p>
      <text:p text:style-name="P5"><text:span text:style-name="T11">#627</text:span> <text:span text:style-name="T9">правый</text:span>. <text:span text:style-name="T10">adj.</text:span> — right.</text:p>
      <text:p text:style-name="P5"><text:span text:style-name="T11">#628</text:span> <text:span text:style-name="T9">автор</text:span>. <text:span text:style-name="T10">n.</text:span> — author.</text:p>
      <text:p text:style-name="P5"><text:span text:style-name="T11">#629</text:span> <text:span text:style-name="T9">холодный</text:span>. <text:span text:style-name="T10">adj.</text:span> — cold, cool.</text:p>
      <text:p text:style-name="P5"><text:span text:style-name="T11">#630</text:span> <text:span text:style-name="T9">будущее</text:span>. <text:span text:style-name="T10">n.</text:span> — future.</text:p>
      <text:p text:style-name="P5"><text:span text:style-name="T11">#631</text:span> <text:span text:style-name="T9">сей</text:span>. <text:span text:style-name="T10">pron.</text:span> — this.</text:p>
      <text:p text:style-name="P5"><text:span text:style-name="T11">#632</text:span> <text:span text:style-name="T9">встреча</text:span>. <text:span text:style-name="T10">n.</text:span> — meeting, reception.</text:p>
      <text:p text:style-name="P5"><text:span text:style-name="T11">#633</text:span> <text:span text:style-name="T9">кабинет</text:span>. <text:span text:style-name="T10">n.</text:span> — study, room, office suite.</text:p>
      <text:p text:style-name="P5"><text:span text:style-name="T11">#634</text:span> <text:span text:style-name="T9">документ</text:span>. <text:span text:style-name="T10">n.</text:span> — document.</text:p>
      <text:p text:style-name="P5"><text:soft-page-break/><text:span text:style-name="T11">#635</text:span> <text:span text:style-name="T9">самолет</text:span>. <text:span text:style-name="T10">n.</text:span> — aircraft, aeroplane.</text:p>
      <text:p text:style-name="P5"><text:span text:style-name="T11">#636</text:span> <text:span text:style-name="T9">вниз</text:span>. <text:span text:style-name="T10">adv.</text:span> — down, downwards.</text:p>
      <text:p text:style-name="P5"><text:span text:style-name="T11">#637</text:span> <text:span text:style-name="T9">принимать</text:span>. <text:span text:style-name="T10">vb.</text:span> — to take, admit, accept (See #481).</text:p>
      <text:p text:style-name="P5"><text:span text:style-name="T11">#638</text:span> <text:span text:style-name="T9">многие</text:span>. <text:span text:style-name="T10">pron.</text:span> — many.</text:p>
      <text:p text:style-name="P5"><text:span text:style-name="T11">#639</text:span> <text:span text:style-name="T9">рассказ</text:span>. <text:span text:style-name="T10">n.</text:span> — story.</text:p>
      <text:p text:style-name="P5"><text:span text:style-name="T11">#640</text:span> <text:span text:style-name="T9">хлеб</text:span>. <text:span text:style-name="T10">n.</text:span> — bread.</text:p>
      <text:p text:style-name="P5"><text:span text:style-name="T11">#641</text:span> <text:span text:style-name="T9">игра</text:span>. <text:span text:style-name="T10">n.</text:span> — game, play.</text:p>
      <text:p text:style-name="P5"><text:span text:style-name="T11">#642</text:span> <text:span text:style-name="T9">убить</text:span>. <text:span text:style-name="T10">vb.</text:span> — to kill.</text:p>
      <text:p text:style-name="P5"><text:span text:style-name="T11">#643</text:span> <text:span text:style-name="T9">родной</text:span>. <text:span text:style-name="T10">adj.</text:span> — own, native, dear.</text:p>
      <text:p text:style-name="P5"><text:span text:style-name="T11">#644</text:span> <text:span text:style-name="T9">открытый</text:span>. <text:span text:style-name="T10">adj.</text:span> — open.</text:p>
      <text:p text:style-name="P5"><text:span text:style-name="T11">#645</text:span> <text:span text:style-name="T9">менее</text:span>. <text:span text:style-name="T10">adv.</text:span> — less.</text:p>
      <text:p text:style-name="P5"><text:span text:style-name="T11">#646</text:span> <text:span text:style-name="T9">предложить</text:span>. <text:span text:style-name="T10">vb.</text:span> — to offer, propose, suggest.</text:p>
      <text:p text:style-name="P5"><text:span text:style-name="T11">#647</text:span> <text:span text:style-name="T9">желтый</text:span>. <text:span text:style-name="T10">adj.</text:span> — yellow.</text:p>
      <text:p text:style-name="P5"><text:span text:style-name="T11">#648</text:span> <text:span text:style-name="T9">развитие</text:span>. <text:span text:style-name="T10">n.</text:span> — development.</text:p>
      <text:p text:style-name="P5"><text:span text:style-name="T11">#649</text:span> <text:span text:style-name="T9">телефон</text:span>. <text:span text:style-name="T10">n.</text:span> — telephone.</text:p>
      <text:p text:style-name="P5"><text:span text:style-name="T11">#650</text:span> <text:span text:style-name="T9">крикнуть</text:span>. <text:span text:style-name="T10">vb.</text:span> — to cry, shout(See #447).</text:p>
      <text:p text:style-name="P5"><text:span text:style-name="T11">#651</text:span> <text:span text:style-name="T9">трубка</text:span>. <text:span text:style-name="T10">n.</text:span> — tube, roll, pipe.</text:p>
      <text:p text:style-name="P5"><text:span text:style-name="T11">#652</text:span> <text:span text:style-name="T9">враг</text:span>. <text:span text:style-name="T10">n.</text:span> — enemy.</text:p>
      <text:p text:style-name="P5"><text:span text:style-name="T11">#653</text:span> <text:span text:style-name="T9">показывать</text:span>. <text:span text:style-name="T10">vb.</text:span> — to show, display.</text:p>
      <text:p text:style-name="P5"><text:span text:style-name="T11">#654</text:span> <text:span text:style-name="T9">двое</text:span>. <text:span text:style-name="T10">cardinal number</text:span> — two.</text:p>
      <text:p text:style-name="P5"><text:span text:style-name="T11">#655</text:span> <text:span text:style-name="T9">доктор</text:span>. <text:span text:style-name="T10">n.</text:span> — doctor.</text:p>
      <text:p text:style-name="P5"><text:span text:style-name="T11">#656</text:span> <text:span text:style-name="T9">ладонь</text:span>. <text:span text:style-name="T10">n.</text:span> — palm.</text:p>
      <text:p text:style-name="P5"><text:span text:style-name="T11">#657</text:span> <text:span text:style-name="T9">выпить</text:span>. <text:span text:style-name="T10">vb.</text:span> — to drink.</text:p>
      <text:p text:style-name="P5"><text:span text:style-name="T11">#658</text:span> <text:span text:style-name="T9">хватить</text:span>. <text:span text:style-name="T10">vb.</text:span> — to snatch, seize, suffice(See #618).</text:p>
      <text:p text:style-name="P5"><text:span text:style-name="T11">#659</text:span> <text:span text:style-name="T9">попросить</text:span>. <text:span text:style-name="T10">vb.</text:span> — to ask.</text:p>
      <text:p text:style-name="P5"><text:span text:style-name="T11">#660</text:span> <text:span text:style-name="T9">наука</text:span>. <text:span text:style-name="T10">n.</text:span> — science.</text:p>
      <text:p text:style-name="P5"><text:span text:style-name="T11">#661</text:span> <text:span text:style-name="T9">лейтенант</text:span>. <text:span text:style-name="T10">n.</text:span> — lieutenant.</text:p>
      <text:p text:style-name="P5"><text:span text:style-name="T11">#662</text:span> <text:span text:style-name="T9">служба</text:span>. <text:span text:style-name="T10">n.</text:span> — service, work.</text:p>
      <text:p text:style-name="P5"><text:span text:style-name="T11">#663</text:span> <text:span text:style-name="T9">приходиться</text:span>. <text:span text:style-name="T10">vb.</text:span> — to fit, fall; have to.</text:p>
      <text:p text:style-name="P5"><text:span text:style-name="T11">#664</text:span> <text:span text:style-name="T9">привести</text:span>. <text:span text:style-name="T10">vb.</text:span> — to bring.</text:p>
      <text:p text:style-name="P5"><text:span text:style-name="T11">#665</text:span> <text:span text:style-name="T9">сорок</text:span>. <text:span text:style-name="T10">cardinal number</text:span> — forty.</text:p>
      <text:p text:style-name="P5"><text:span text:style-name="T11">#666</text:span> <text:span text:style-name="T9">счет</text:span>. <text:span text:style-name="T10">n.</text:span> — bill, account.</text:p>
      <text:p text:style-name="P5"><text:span text:style-name="T11">#667</text:span> <text:span text:style-name="T9">возвращаться</text:span>. <text:span text:style-name="T10">vb.</text:span> — to return.</text:p>
      <text:p text:style-name="P5"><text:span text:style-name="T11">#668</text:span> <text:span text:style-name="T9">золотой</text:span>. <text:span text:style-name="T10">adj.</text:span> — golden.</text:p>
      <text:p text:style-name="P5"><text:span text:style-name="T11">#669</text:span> <text:span text:style-name="T9">спокойно</text:span>. <text:span text:style-name="T10">adv.</text:span> — quietly.</text:p>
      <text:p text:style-name="P5"><text:span text:style-name="T11">#670</text:span> <text:span text:style-name="T9">оказываться</text:span>. <text:span text:style-name="T10">vb.</text:span> — to turn out, find oneself(See #183).</text:p>
      <text:p text:style-name="P5"><text:span text:style-name="T11">#671</text:span> <text:span text:style-name="T9">крупный</text:span>. <text:span text:style-name="T10">adj.</text:span> — large, big, prominent.</text:p>
      <text:p text:style-name="P5"><text:span text:style-name="T11">#672</text:span> <text:span text:style-name="T9">решение</text:span>. <text:span text:style-name="T10">n.</text:span> — decision, conclusion.</text:p>
      <text:p text:style-name="P5"><text:span text:style-name="T11">#673</text:span> <text:span text:style-name="T9">молодая</text:span>. <text:span text:style-name="T10">n.</text:span> — bride (See #288); young (as an adjective).</text:p>
      <text:p text:style-name="P5"><text:span text:style-name="T11">#674</text:span> <text:span text:style-name="T9">тридцать</text:span>. <text:span text:style-name="T10">cardinal number</text:span> — thirty.</text:p>
      <text:p text:style-name="P5"><text:span text:style-name="T11">#675</text:span> <text:span text:style-name="T9">вызвать</text:span>. <text:span text:style-name="T10">vb.</text:span> — to call, send(See #821).</text:p>
      <text:p text:style-name="P5"><text:span text:style-name="T11">#676</text:span> <text:span text:style-name="T9">требовать</text:span>. <text:span text:style-name="T10">vb.</text:span> — to demand.</text:p>
      <text:p text:style-name="P5"><text:span text:style-name="T11">#677</text:span> <text:span text:style-name="T9">компания</text:span>. <text:span text:style-name="T10">n.</text:span> — company.</text:p>
      <text:p text:style-name="P5"><text:span text:style-name="T11">#678</text:span> <text:span text:style-name="T9">частый</text:span>. <text:span text:style-name="T10">adj.</text:span> — frequent.</text:p>
      <text:p text:style-name="P5"><text:span text:style-name="T11">#679</text:span> <text:span text:style-name="T9">российский</text:span>. <text:span text:style-name="T10">adj.</text:span> — Russian.</text:p>
      <text:p text:style-name="P5"><text:span text:style-name="T11">#680</text:span> <text:span text:style-name="T9">рабочий</text:span>. <text:span text:style-name="T10">adj.</text:span> — working.</text:p>
      <text:p text:style-name="P5"><text:span text:style-name="T11">#681</text:span> <text:span text:style-name="T9">кухня</text:span>. <text:span text:style-name="T10">n.</text:span> — kitchen.</text:p>
      <text:p text:style-name="P5"><text:span text:style-name="T11">#682</text:span> <text:span text:style-name="T9">роман</text:span>. <text:span text:style-name="T10">n.</text:span> — novel, romance.</text:p>
      <text:p text:style-name="P5"><text:span text:style-name="T11">#683</text:span> <text:span text:style-name="T9">синий</text:span>. <text:span text:style-name="T10">adj.</text:span> — dark blue.</text:p>
      <text:p text:style-name="P5"><text:span text:style-name="T11">#684</text:span> <text:span text:style-name="T9">потерять</text:span>. <text:span text:style-name="T10">vb.</text:span> — to lose.</text:p>
      <text:p text:style-name="P5"><text:span text:style-name="T11">#685</text:span> <text:span text:style-name="T9">течение</text:span>. <text:span text:style-name="T10">n.</text:span> — current.</text:p>
      <text:p text:style-name="P5"><text:span text:style-name="T11">#686</text:span> <text:span text:style-name="T9">метр</text:span>. <text:span text:style-name="T10">n.</text:span> — meter, metre.</text:p>
      <text:p text:style-name="P5"><text:span text:style-name="T11">#687</text:span> <text:span text:style-name="T9">достать</text:span>. <text:span text:style-name="T10">vb.</text:span> — to reach; get, obtain.</text:p>
      <text:p text:style-name="P5"><text:span text:style-name="T11">#688</text:span> <text:span text:style-name="T9">железный</text:span>. <text:span text:style-name="T10">adj.</text:span> — ferreous, iron.</text:p>
      <text:p text:style-name="P5"><text:span text:style-name="T11">#689</text:span> <text:span text:style-name="T9">институт</text:span>. <text:span text:style-name="T10">n.</text:span> — institute.</text:p>
      <text:p text:style-name="P5"><text:span text:style-name="T11">#690</text:span> <text:span text:style-name="T9">сообщить</text:span>. <text:span text:style-name="T10">vb.</text:span> — to report, let know.</text:p>
      <text:p text:style-name="P5"><text:span text:style-name="T11">#691</text:span> <text:span text:style-name="T9">интерес</text:span>. <text:span text:style-name="T10">n.</text:span> — interes.</text:p>
      <text:p text:style-name="P5"><text:span text:style-name="T11">#692</text:span> <text:span text:style-name="T9">обычный</text:span>. <text:span text:style-name="T10">adj.</text:span> — usual, ordinary.</text:p>
      <text:p text:style-name="P5"><text:span text:style-name="T11">#693</text:span> <text:span text:style-name="T9">появляться</text:span>. <text:span text:style-name="T10">vb.</text:span> — to appear, show up(See #335).</text:p>
      <text:p text:style-name="P5"><text:span text:style-name="T11">#694</text:span> <text:span text:style-name="T9">местный</text:span>. <text:span text:style-name="T10">adj.</text:span> — local.</text:p>
      <text:p text:style-name="P5"><text:span text:style-name="T11">#695</text:span> <text:span text:style-name="T9">остальной</text:span>. <text:span text:style-name="T10">adj.</text:span> — remaining, the rest of.</text:p>
      <text:p text:style-name="P5"><text:span text:style-name="T11">#696</text:span> <text:span text:style-name="T9">половина</text:span>. <text:span text:style-name="T10">n.</text:span> — half.</text:p>
      <text:p text:style-name="P5"><text:span text:style-name="T11">#697</text:span> <text:span text:style-name="T9">московский</text:span>. <text:span text:style-name="T10">adj.</text:span> — Moscow.</text:p>
      <text:p text:style-name="P5"><text:span text:style-name="T11">#698</text:span> <text:span text:style-name="T9">шесть</text:span>. <text:span text:style-name="T10">cardinal number</text:span> — six.</text:p>
      <text:p text:style-name="P5"><text:span text:style-name="T11">#699</text:span> <text:span text:style-name="T9">получиться</text:span>. <text:span text:style-name="T10">vb.</text:span> — to come, arrive, turn out.</text:p>
      <text:p text:style-name="P5"><text:span text:style-name="T11">#700</text:span> <text:span text:style-name="T9">столько</text:span>. <text:span text:style-name="T10">adv.</text:span> — so much, so many.</text:p>
      <text:p text:style-name="P5"><text:span text:style-name="T11">#701</text:span> <text:span text:style-name="T9">бой</text:span>. <text:span text:style-name="T10">n.</text:span> — battle, fight, combat.</text:p>
      <text:p text:style-name="P5"><text:span text:style-name="T11">#702</text:span> <text:span text:style-name="T9">шея</text:span>. <text:span text:style-name="T10">n.</text:span> — neck.</text:p>
      <text:p text:style-name="P5"><text:span text:style-name="T11">#703</text:span> <text:span text:style-name="T9">вон</text:span>. <text:span text:style-name="T10">adv.</text:span> — out.</text:p>
      <text:p text:style-name="P5"><text:span text:style-name="T11">#704</text:span> <text:span text:style-name="T9">идея</text:span>. <text:span text:style-name="T10">n.</text:span> — idea.</text:p>
      <text:p text:style-name="P5"><text:span text:style-name="T11">#705</text:span> <text:span text:style-name="T9">видимо</text:span>. <text:span text:style-name="T10">adv.</text:span> — apparently, seemingly.</text:p>
      <text:p text:style-name="P5"><text:span text:style-name="T11">#706</text:span> <text:span text:style-name="T9">достаточно</text:span>. <text:span text:style-name="T10">adv.</text:span> — enough, sufficiently.</text:p>
      <text:p text:style-name="P5"><text:span text:style-name="T11">#707</text:span> <text:span text:style-name="T9">провести</text:span>. <text:span text:style-name="T10">vb.</text:span> — to accompany, set off; conduct; spend (See #973).</text:p>
      <text:p text:style-name="P5"><text:span text:style-name="T11">#708</text:span> <text:span text:style-name="T9">качество</text:span>. <text:span text:style-name="T10">n.</text:span> — quality.</text:p>
      <text:p text:style-name="P5"><text:span text:style-name="T11">#709</text:span> <text:span text:style-name="T9">трава</text:span>. <text:span text:style-name="T10">n.</text:span> — grass.</text:p>
      <text:p text:style-name="P5"><text:span text:style-name="T11">#710</text:span> <text:span text:style-name="T9">упасть</text:span>. <text:span text:style-name="T10">vb.</text:span> — to fall.</text:p>
      <text:p text:style-name="P5"><text:span text:style-name="T11">#711</text:span> <text:span text:style-name="T9">сознание</text:span>. <text:span text:style-name="T10">n.</text:span> — consciousness.</text:p>
      <text:p text:style-name="P5"><text:span text:style-name="T11">#712</text:span> <text:span text:style-name="T9">родитель</text:span>. <text:span text:style-name="T10">n.</text:span> — parent; masterrussian, dot, com.</text:p>
      <text:p text:style-name="P5"><text:span text:style-name="T11">#713</text:span> <text:span text:style-name="T9">простить</text:span>. <text:span text:style-name="T10">vb.</text:span> — to forgive.</text:p>
      <text:p text:style-name="P5"><text:span text:style-name="T11">#714</text:span> <text:span text:style-name="T9">бить</text:span>. <text:span text:style-name="T10">vb.</text:span> — to beat, hit.</text:p>
      <text:p text:style-name="P5"><text:span text:style-name="T11">#715</text:span> <text:span text:style-name="T9">чай</text:span>. <text:span text:style-name="T10">n.</text:span> — tea.</text:p>
      <text:p text:style-name="P5"><text:span text:style-name="T11">#716</text:span> <text:span text:style-name="T9">поздний</text:span>. <text:span text:style-name="T10">adj.</text:span> — late.</text:p>
      <text:p text:style-name="P5"><text:span text:style-name="T11">#717</text:span> <text:span text:style-name="T9">кивнуть</text:span>. <text:span text:style-name="T10">vb.</text:span> — to nod.</text:p>
      <text:p text:style-name="P5"><text:span text:style-name="T11">#718</text:span> <text:span text:style-name="T9">род</text:span>. <text:span text:style-name="T10">n.</text:span> — family, clan, generation.</text:p>
      <text:p text:style-name="P5"><text:span text:style-name="T11">#719</text:span> <text:span text:style-name="T9">исчезнуть</text:span>. <text:span text:style-name="T10">vb.</text:span> — to disappear.</text:p>
      <text:p text:style-name="P5"><text:span text:style-name="T11">#720</text:span> <text:span text:style-name="T9">тонкий</text:span>. <text:span text:style-name="T10">adj.</text:span> — thin.</text:p>
      <text:p text:style-name="P5"><text:span text:style-name="T11">#721</text:span> <text:span text:style-name="T9">теплый</text:span>. <text:span text:style-name="T10">adj.</text:span> — warm.</text:p>
      <text:p text:style-name="P5"><text:span text:style-name="T11">#722</text:span> <text:span text:style-name="T9">звук</text:span>. <text:span text:style-name="T10">n.</text:span> — sound.</text:p>
      <text:p text:style-name="P5"><text:span text:style-name="T11">#723</text:span> <text:span text:style-name="T9">отдать</text:span>. <text:span text:style-name="T10">vb.</text:span> — to return, give back.</text:p>
      <text:p text:style-name="P5"><text:span text:style-name="T11">#724</text:span> <text:span text:style-name="T9">магазин</text:span>. <text:span text:style-name="T10">n.</text:span> — shop, store.</text:p>
      <text:p text:style-name="P5"><text:span text:style-name="T11">#725</text:span> <text:span text:style-name="T9">президент</text:span>. <text:span text:style-name="T10">n.</text:span> — president; director.</text:p>
      <text:p text:style-name="P5"><text:span text:style-name="T11">#726</text:span> <text:span text:style-name="T9">поэт</text:span>. <text:span text:style-name="T10">n.</text:span> — poet.</text:p>
      <text:p text:style-name="P5"><text:soft-page-break/><text:span text:style-name="T11">#727</text:span> <text:span text:style-name="T9">спасибо</text:span>. <text:span text:style-name="T10">n.</text:span> — gratitude, thanks.</text:p>
      <text:p text:style-name="P5"><text:span text:style-name="T11">#728</text:span> <text:span text:style-name="T9">болезнь</text:span>. <text:span text:style-name="T10">n.</text:span> — illness, sickness, disease.</text:p>
      <text:p text:style-name="P5"><text:span text:style-name="T11">#729</text:span> <text:span text:style-name="T9">немецкий</text:span>. <text:span text:style-name="T10">adj.</text:span> — German.</text:p>
      <text:p text:style-name="P5"><text:span text:style-name="T11">#730</text:span> <text:span text:style-name="T9">помочь</text:span>. <text:span text:style-name="T10">vb.</text:span> — to help (See #857).</text:p>
      <text:p text:style-name="P5"><text:span text:style-name="T11">#731</text:span> <text:span text:style-name="T9">кожа</text:span>. <text:span text:style-name="T10">n.</text:span> — skin.</text:p>
      <text:p text:style-name="P5"><text:span text:style-name="T11">#732</text:span> <text:span text:style-name="T9">лист</text:span>. <text:span text:style-name="T10">n.</text:span> — leaf, sheet.</text:p>
      <text:p text:style-name="P5"><text:span text:style-name="T11">#733</text:span> <text:span text:style-name="T9">слать</text:span>. <text:span text:style-name="T10">vb.</text:span> — to send.</text:p>
      <text:p text:style-name="P5"><text:span text:style-name="T11">#734</text:span> <text:span text:style-name="T9">вспоминать</text:span>. <text:span text:style-name="T10">vb.</text:span> — to remember, recall.</text:p>
      <text:p text:style-name="P5"><text:span text:style-name="T11">#735</text:span> <text:span text:style-name="T9">прекрасный</text:span>. <text:span text:style-name="T10">adj.</text:span> — beautiful, fine.</text:p>
      <text:p text:style-name="P5"><text:span text:style-name="T11">#736</text:span> <text:span text:style-name="T9">важный</text:span>. <text:span text:style-name="T10">adj.</text:span> — important.</text:p>
      <text:p text:style-name="P5"><text:span text:style-name="T11">#737</text:span> <text:span text:style-name="T9">надежда</text:span>. <text:span text:style-name="T10">n.</text:span> — hope.</text:p>
      <text:p text:style-name="P5"><text:span text:style-name="T11">#738</text:span> <text:span text:style-name="T9">дед</text:span>. <text:span text:style-name="T10">n.</text:span> — grandfather, old man.</text:p>
      <text:p text:style-name="P5"><text:span text:style-name="T11">#739</text:span> <text:span text:style-name="T9">сильно</text:span>. <text:span text:style-name="T10">adv.</text:span> — strongly.</text:p>
      <text:p text:style-name="P5"><text:span text:style-name="T11">#740</text:span> <text:span text:style-name="T9">верный</text:span>. <text:span text:style-name="T10">adj.</text:span> — correct; faithful; reliable.</text:p>
      <text:p text:style-name="P5"><text:span text:style-name="T11">#741</text:span> <text:span text:style-name="T9">литература</text:span>. <text:span text:style-name="T10">n.</text:span> — literature.</text:p>
      <text:p text:style-name="P5"><text:span text:style-name="T11">#742</text:span> <text:span text:style-name="T9">оружие</text:span>. <text:span text:style-name="T10">n.</text:span> — weapon.</text:p>
      <text:p text:style-name="P5"><text:span text:style-name="T11">#743</text:span> <text:span text:style-name="T9">готовый</text:span>. <text:span text:style-name="T10">adj.</text:span> — ready.</text:p>
      <text:p text:style-name="P5"><text:span text:style-name="T11">#744</text:span> <text:span text:style-name="T9">запах</text:span>. <text:span text:style-name="T10">n.</text:span> — smell, odour, scent.</text:p>
      <text:p text:style-name="P5"><text:span text:style-name="T11">#745</text:span> <text:span text:style-name="T9">неожиданно</text:span>. <text:span text:style-name="T10">adv.</text:span> — unexpectedly, suddenly.</text:p>
      <text:p text:style-name="P5"><text:span text:style-name="T11">#746</text:span> <text:span text:style-name="T9">вчера</text:span>. <text:span text:style-name="T10">adv.</text:span> — yesterday.</text:p>
      <text:p text:style-name="P5"><text:span text:style-name="T11">#747</text:span> <text:span text:style-name="T9">вздохнуть</text:span>. <text:span text:style-name="T10">vb.</text:span> — to take breath, to sigh.</text:p>
      <text:p text:style-name="P5"><text:span text:style-name="T11">#748</text:span> <text:span text:style-name="T9">роль</text:span>. <text:span text:style-name="T10">n.</text:span> — role.</text:p>
      <text:p text:style-name="P5"><text:span text:style-name="T11">#749</text:span> <text:span text:style-name="T9">событие</text:span>. <text:span text:style-name="T10">n.</text:span> — event.</text:p>
      <text:p text:style-name="P5"><text:span text:style-name="T11">#750</text:span> <text:span text:style-name="T9">природа</text:span>. <text:span text:style-name="T10">n.</text:span> — nature.</text:p>
      <text:p text:style-name="P5"><text:span text:style-name="T11">#751</text:span> <text:span text:style-name="T9">слеза</text:span>. <text:span text:style-name="T10">n.</text:span> — tear.</text:p>
      <text:p text:style-name="P5"><text:span text:style-name="T11">#752</text:span> <text:span text:style-name="T9">точка</text:span>. <text:span text:style-name="T10">n.</text:span> — dot, point.</text:p>
      <text:p text:style-name="P5"><text:span text:style-name="T11">#753</text:span> <text:span text:style-name="T9">молча</text:span>. <text:span text:style-name="T10">adv.</text:span> — silently, without a word.</text:p>
      <text:p text:style-name="P5"><text:span text:style-name="T11">#754</text:span> <text:span text:style-name="T9">политический</text:span>. <text:span text:style-name="T10">adj.</text:span> — political.</text:p>
      <text:p text:style-name="P5"><text:span text:style-name="T11">#755</text:span> <text:span text:style-name="T9">садиться</text:span>. <text:span text:style-name="T10">vb.</text:span> — to sit down.</text:p>
      <text:p text:style-name="P5"><text:span text:style-name="T11">#756</text:span> <text:span text:style-name="T9">фамилия</text:span>. <text:span text:style-name="T10">n.</text:span> — surname.</text:p>
      <text:p text:style-name="P5"><text:span text:style-name="T11">#757</text:span> <text:span text:style-name="T9">характер</text:span>. <text:span text:style-name="T10">n.</text:span> — character, disposition, temper.</text:p>
      <text:p text:style-name="P5"><text:span text:style-name="T11">#758</text:span> <text:span text:style-name="T9">пожалуйста</text:span>. <text:span text:style-name="T10">misc.</text:span> — please.</text:p>
      <text:p text:style-name="P5"><text:span text:style-name="T11">#759</text:span> <text:span text:style-name="T9">выше</text:span>. <text:span text:style-name="T10">adv.</text:span> — higher.</text:p>
      <text:p text:style-name="P5"><text:span text:style-name="T11">#760</text:span> <text:span text:style-name="T9">офицер</text:span>. <text:span text:style-name="T10">n.</text:span> — officer.</text:p>
      <text:p text:style-name="P5"><text:span text:style-name="T11">#761</text:span> <text:span text:style-name="T9">толпа</text:span>. <text:span text:style-name="T10">n.</text:span> — crowd.</text:p>
      <text:p text:style-name="P5"><text:span text:style-name="T11">#762</text:span> <text:span text:style-name="T9">перестать</text:span>. <text:span text:style-name="T10">vb.</text:span> — to stop, cease.</text:p>
      <text:p text:style-name="P5"><text:span text:style-name="T11">#763</text:span> <text:span text:style-name="T9">придтись</text:span>. <text:span text:style-name="T10">vb.</text:span> — to fit, fall; have to.</text:p>
      <text:p text:style-name="P5"><text:span text:style-name="T11">#764</text:span> <text:span text:style-name="T9">рост</text:span>. <text:span text:style-name="T10">n.</text:span> — growth, increase; height.</text:p>
      <text:p text:style-name="P5"><text:span text:style-name="T11">#765</text:span> <text:span text:style-name="T9">неизвестный</text:span>. <text:span text:style-name="T10">adj.</text:span> — unknown.</text:p>
      <text:p text:style-name="P5"><text:span text:style-name="T11">#766</text:span> <text:span text:style-name="T9">кресло</text:span>. <text:span text:style-name="T10">n.</text:span> — armchair.</text:p>
      <text:p text:style-name="P5"><text:span text:style-name="T11">#767</text:span> <text:span text:style-name="T9">баба</text:span>. <text:span text:style-name="T10">n.</text:span> — woman, wife, old woman, (See #911).</text:p>
      <text:p text:style-name="P5"><text:span text:style-name="T11">#768</text:span> <text:span text:style-name="T9">секунда</text:span>. <text:span text:style-name="T10">n.</text:span> — a second.</text:p>
      <text:p text:style-name="P5"><text:span text:style-name="T11">#769</text:span> <text:span text:style-name="T9">пожаловать</text:span>. <text:span text:style-name="T10">vb.</text:span> — to grant, bestow.</text:p>
      <text:p text:style-name="P5"><text:span text:style-name="T11">#770</text:span> <text:span text:style-name="T9">петь</text:span>. <text:span text:style-name="T10">vb.</text:span> — to sing.</text:p>
      <text:p text:style-name="P5"><text:span text:style-name="T11">#771</text:span> <text:span text:style-name="T9">опыт</text:span>. <text:span text:style-name="T10">n.</text:span> — experience.</text:p>
      <text:p text:style-name="P5"><text:span text:style-name="T11">#772</text:span> <text:span text:style-name="T9">тихий</text:span>. <text:span text:style-name="T10">adj.</text:span> — quiet, low, scelent.</text:p>
      <text:p text:style-name="P5"><text:span text:style-name="T11">#773</text:span> <text:span text:style-name="T9">поскольку</text:span>. <text:span text:style-name="T10">misc.</text:span> — so far as, since.</text:p>
      <text:p text:style-name="P5"><text:span text:style-name="T11">#774</text:span> <text:span text:style-name="T9">сапог</text:span>. <text:span text:style-name="T10">n.</text:span> — (high) boot.</text:p>
      <text:p text:style-name="P5"><text:span text:style-name="T11">#775</text:span> <text:span text:style-name="T9">уровень</text:span>. <text:span text:style-name="T10">n.</text:span> — level.</text:p>
      <text:p text:style-name="P5"><text:span text:style-name="T11">#776</text:span> <text:span text:style-name="T9">стекло</text:span>. <text:span text:style-name="T10">n.</text:span> — glass.</text:p>
      <text:p text:style-name="P5"><text:span text:style-name="T11">#777</text:span> <text:span text:style-name="T9">получать</text:span>. <text:span text:style-name="T10">vb.</text:span> — to receive, get (See #239).</text:p>
      <text:p text:style-name="P5"><text:span text:style-name="T11">#778</text:span> <text:span text:style-name="T9">внутренний</text:span>. <text:span text:style-name="T10">adj.</text:span> — inside, internal.</text:p>
      <text:p text:style-name="P5"><text:span text:style-name="T11">#779</text:span> <text:span text:style-name="T9">дочь</text:span>. <text:span text:style-name="T10">n.</text:span> — daughter.</text:p>
      <text:p text:style-name="P5"><text:span text:style-name="T11">#780</text:span> <text:span text:style-name="T9">звезда</text:span>. <text:span text:style-name="T10">n.</text:span> — star.</text:p>
      <text:p text:style-name="P5"><text:span text:style-name="T11">#781</text:span> <text:span text:style-name="T9">надеяться</text:span>. <text:span text:style-name="T10">vb.</text:span> — to hope.</text:p>
      <text:p text:style-name="P5"><text:span text:style-name="T11">#782</text:span> <text:span text:style-name="T9">правило</text:span>. <text:span text:style-name="T10">n.</text:span> — rule.</text:p>
      <text:p text:style-name="P5"><text:span text:style-name="T11">#783</text:span> <text:span text:style-name="T9">протянуть</text:span>. <text:span text:style-name="T10">vb.</text:span> — to stretch, extend.</text:p>
      <text:p text:style-name="P5"><text:span text:style-name="T11">#784</text:span> <text:span text:style-name="T9">банк</text:span>. <text:span text:style-name="T10">n.</text:span> — bank.</text:p>
      <text:p text:style-name="P5"><text:span text:style-name="T11">#785</text:span> <text:span text:style-name="T9">десяток</text:span>. <text:span text:style-name="T10">n.</text:span> — ten, dozens.</text:p>
      <text:p text:style-name="P5"><text:span text:style-name="T11">#786</text:span> <text:span text:style-name="T9">глубокий</text:span>. <text:span text:style-name="T10">adj.</text:span> — deep.</text:p>
      <text:p text:style-name="P5"><text:span text:style-name="T11">#787</text:span> <text:span text:style-name="T9">цветок</text:span>. <text:span text:style-name="T10">n.</text:span> — flower.</text:p>
      <text:p text:style-name="P5"><text:span text:style-name="T11">#788</text:span> <text:span text:style-name="T9">ах</text:span>. <text:span text:style-name="T10">misc.</text:span> — ah!, oh!.</text:p>
      <text:p text:style-name="P5"><text:span text:style-name="T11">#789</text:span> <text:span text:style-name="T9">желание</text:span>. <text:span text:style-name="T10">n.</text:span> — wish.</text:p>
      <text:p text:style-name="P5"><text:span text:style-name="T11">#790</text:span> <text:span text:style-name="T9">дождь</text:span>. <text:span text:style-name="T10">n.</text:span> — rain.</text:p>
      <text:p text:style-name="P5"><text:span text:style-name="T11">#791</text:span> <text:span text:style-name="T9">впереди</text:span>. <text:span text:style-name="T10">prep.</text:span> — before, in front of.</text:p>
      <text:p text:style-name="P5"><text:span text:style-name="T11">#792</text:span> <text:span text:style-name="T9">подходить</text:span>. <text:span text:style-name="T10">vb.</text:span> — to come up, approach;to fit(See #361).</text:p>
      <text:p text:style-name="P5"><text:span text:style-name="T11">#793</text:span> <text:span text:style-name="T9">член</text:span>. <text:span text:style-name="T10">n.</text:span> — member, limb.</text:p>
      <text:p text:style-name="P5"><text:span text:style-name="T11">#794</text:span> <text:span text:style-name="T9">лоб</text:span>. <text:span text:style-name="T10">n.</text:span> — forehead.</text:p>
      <text:p text:style-name="P5"><text:span text:style-name="T11">#795</text:span> <text:span text:style-name="T9">улыбка</text:span>. <text:span text:style-name="T10">n.</text:span> — smile.</text:p>
      <text:p text:style-name="P5"><text:span text:style-name="T11">#796</text:span> <text:span text:style-name="T9">борьба</text:span>. <text:span text:style-name="T10">n.</text:span> — fight, struggle.</text:p>
      <text:p text:style-name="P5"><text:span text:style-name="T11">#797</text:span> <text:span text:style-name="T9">ворот</text:span>. <text:span text:style-name="T10">n.</text:span> — collar.</text:p>
      <text:p text:style-name="P5"><text:span text:style-name="T11">#798</text:span> <text:span text:style-name="T9">ящик</text:span>. <text:span text:style-name="T10">n.</text:span> — box, case.</text:p>
      <text:p text:style-name="P5"><text:span text:style-name="T11">#799</text:span> <text:span text:style-name="T9">этаж</text:span>. <text:span text:style-name="T10">n.</text:span> — floor, storey.</text:p>
      <text:p text:style-name="P5"><text:span text:style-name="T11">#800</text:span> <text:span text:style-name="T9">много</text:span>. <text:span text:style-name="T10">adv.</text:span> — many, much, a lot of(See #187).</text:p>
      <text:p text:style-name="P5"><text:span text:style-name="T11">#801</text:span> <text:span text:style-name="T9">называться</text:span>. <text:span text:style-name="T10">vb.</text:span> — to call oneself.</text:p>
      <text:p text:style-name="P5"><text:span text:style-name="T11">#802</text:span> <text:span text:style-name="T9">голубой</text:span>. <text:span text:style-name="T10">adj.</text:span> — blue, sky-blue.</text:p>
      <text:p text:style-name="P5"><text:span text:style-name="T11">#803</text:span> <text:span text:style-name="T9">нечего</text:span>. <text:span text:style-name="T10">misc.</text:span> — there is nothing, there is no need.</text:p>
      <text:p text:style-name="P5"><text:span text:style-name="T11">#804</text:span> <text:span text:style-name="T9">революция</text:span>. <text:span text:style-name="T10">n.</text:span> — revolution.</text:p>
      <text:p text:style-name="P5"><text:span text:style-name="T11">#805</text:span> <text:span text:style-name="T9">впервые</text:span>. <text:span text:style-name="T10">adv.</text:span> — for the first time.</text:p>
      <text:p text:style-name="P5"><text:span text:style-name="T11">#806</text:span> <text:span text:style-name="T9">государственный</text:span>. <text:span text:style-name="T10">adj.</text:span> — State.</text:p>
      <text:p text:style-name="P5"><text:span text:style-name="T11">#807</text:span> <text:span text:style-name="T9">сестра</text:span>. <text:span text:style-name="T10">n.</text:span> — sister.</text:p>
      <text:p text:style-name="P5"><text:span text:style-name="T11">#808</text:span> <text:span text:style-name="T9">долгий</text:span>. <text:span text:style-name="T10">adj.</text:span> — long.</text:p>
      <text:p text:style-name="P5"><text:span text:style-name="T11">#809</text:span> <text:span text:style-name="T9">чей</text:span>. <text:span text:style-name="T10">pron.</text:span> — whose.</text:p>
      <text:p text:style-name="P5"><text:span text:style-name="T11">#810</text:span> <text:span text:style-name="T9">поверить</text:span>. <text:span text:style-name="T10">vb.</text:span> — to believe.</text:p>
      <text:p text:style-name="P5"><text:span text:style-name="T11">#811</text:span> <text:span text:style-name="T9">ситуация</text:span>. <text:span text:style-name="T10">n.</text:span> — situation.</text:p>
      <text:p text:style-name="P5"><text:span text:style-name="T11">#812</text:span> <text:span text:style-name="T9">вновь</text:span>. <text:span text:style-name="T10">adv.</text:span> — again, once more.</text:p>
      <text:p text:style-name="P5"><text:span text:style-name="T11">#813</text:span> <text:span text:style-name="T9">слабый</text:span>. <text:span text:style-name="T10">adj.</text:span> — weak.</text:p>
      <text:p text:style-name="P5"><text:span text:style-name="T11">#814</text:span> <text:span text:style-name="T9">количество</text:span>. <text:span text:style-name="T10">n.</text:span> — quantity.</text:p>
      <text:p text:style-name="P5"><text:span text:style-name="T11">#815</text:span> <text:span text:style-name="T9">вызывать (See #663)</text:span>. <text:span text:style-name="T10">vb.</text:span> — to call, send.</text:p>
      <text:p text:style-name="P5"><text:span text:style-name="T11">#816</text:span> <text:span text:style-name="T9">уверенный</text:span>. <text:span text:style-name="T10">adj.</text:span> — confident, sure.</text:p>
      <text:p text:style-name="P5"><text:span text:style-name="T11">#817</text:span> <text:span text:style-name="T9">выход</text:span>. <text:span text:style-name="T10">n.</text:span> — exit.</text:p>
      <text:p text:style-name="P5"><text:span text:style-name="T11">#818</text:span> <text:span text:style-name="T9">совет</text:span>. <text:span text:style-name="T10">n.</text:span> — advice; masterrussian, dot com.</text:p>
      <text:p text:style-name="P5"><text:span text:style-name="T11">#819</text:span> <text:span text:style-name="T9">взглянуть</text:span>. <text:span text:style-name="T10">vb.</text:span> — to look, give a glance.</text:p>
      <text:p text:style-name="P5"><text:span text:style-name="T11">#820</text:span> <text:span text:style-name="T9">любимый</text:span>. <text:span text:style-name="T10">adj.</text:span> — dear, loved.</text:p>
      <text:p text:style-name="P5"><text:span text:style-name="T11">#821</text:span> <text:span text:style-name="T9">союз</text:span>. <text:span text:style-name="T10">n.</text:span> — union, alliance; conjunction.</text:p>
      <text:p text:style-name="P5"><text:span text:style-name="T11">#822</text:span> <text:span text:style-name="T9">служить</text:span>. <text:span text:style-name="T10">vb.</text:span> — to serve.</text:p>
      <text:p text:style-name="P5"><text:soft-page-break/><text:span text:style-name="T11">#823</text:span> <text:span text:style-name="T9">ожидать</text:span>. <text:span text:style-name="T10">vb.</text:span> — to expect.</text:p>
      <text:p text:style-name="P5"><text:span text:style-name="T11">#824</text:span> <text:span text:style-name="T9">сосед</text:span>. <text:span text:style-name="T10">n.</text:span> — neighbour.</text:p>
      <text:p text:style-name="P5"><text:span text:style-name="T11">#825</text:span> <text:span text:style-name="T9">висеть</text:span>. <text:span text:style-name="T10">vb.</text:span> — to hang.</text:p>
      <text:p text:style-name="P5"><text:span text:style-name="T11">#826</text:span> <text:span text:style-name="T9">граница</text:span>. <text:span text:style-name="T10">n.</text:span> — border.</text:p>
      <text:p text:style-name="P5"><text:span text:style-name="T11">#827</text:span> <text:span text:style-name="T9">цвет</text:span>. <text:span text:style-name="T10">n.</text:span> — colour, color.</text:p>
      <text:p text:style-name="P5"><text:span text:style-name="T11">#828</text:span> <text:span text:style-name="T9">серьезный</text:span>. <text:span text:style-name="T10">adj.</text:span> — serious.</text:p>
      <text:p text:style-name="P5"><text:span text:style-name="T11">#829</text:span> <text:span text:style-name="T9">создать</text:span>. <text:span text:style-name="T10">vb.</text:span> — to create, establish.</text:p>
      <text:p text:style-name="P5"><text:span text:style-name="T11">#830</text:span> <text:span text:style-name="T9">дурак</text:span>. <text:span text:style-name="T10">n.</text:span> — fool, idiot.</text:p>
      <text:p text:style-name="P5"><text:span text:style-name="T11">#831</text:span> <text:span text:style-name="T9">свобода</text:span>. <text:span text:style-name="T10">n.</text:span> — freedom.</text:p>
      <text:p text:style-name="P5"><text:span text:style-name="T11">#832</text:span> <text:span text:style-name="T9">зато</text:span>. <text:span text:style-name="T10">conj.</text:span> — but, but then.</text:p>
      <text:p text:style-name="P5"><text:span text:style-name="T11">#833</text:span> <text:span text:style-name="T9">стул</text:span>. <text:span text:style-name="T10">n.</text:span> — chair.</text:p>
      <text:p text:style-name="P5"><text:span text:style-name="T11">#834</text:span> <text:span text:style-name="T9">бутылка</text:span>. <text:span text:style-name="T10">n.</text:span> — bottle.</text:p>
      <text:p text:style-name="P5"><text:span text:style-name="T11">#835</text:span> <text:span text:style-name="T9">ум</text:span>. <text:span text:style-name="T10">n.</text:span> — mind, brains, intellect.</text:p>
      <text:p text:style-name="P5"><text:span text:style-name="T11">#836</text:span> <text:span text:style-name="T9">музыка</text:span>. <text:span text:style-name="T10">n.</text:span> — music.</text:p>
      <text:p text:style-name="P5"><text:span text:style-name="T11">#837</text:span> <text:span text:style-name="T9">быстрый</text:span>. <text:span text:style-name="T10">adj.</text:span> — quick, fast.</text:p>
      <text:p text:style-name="P5"><text:span text:style-name="T11">#838</text:span> <text:span text:style-name="T9">поезд</text:span>. <text:span text:style-name="T10">n.</text:span> — train.</text:p>
      <text:p text:style-name="P5"><text:span text:style-name="T11">#839</text:span> <text:span text:style-name="T9">пришлый</text:span>. <text:span text:style-name="T10">adj.</text:span> — alien, strange.</text:p>
      <text:p text:style-name="P5"><text:span text:style-name="T11">#840</text:span> <text:span text:style-name="T9">уехать</text:span>. <text:span text:style-name="T10">vb.</text:span> — to leave, depart.</text:p>
      <text:p text:style-name="P5"><text:span text:style-name="T11">#841</text:span> <text:span text:style-name="T9">лето</text:span>. <text:span text:style-name="T10">n.</text:span> — summer.</text:p>
      <text:p text:style-name="P5"><text:span text:style-name="T11">#842</text:span> <text:span text:style-name="T9">учиться</text:span>. <text:span text:style-name="T10">vb.</text:span> — to study, learn.</text:p>
      <text:p text:style-name="P5"><text:span text:style-name="T11">#843</text:span> <text:span text:style-name="T9">левый</text:span>. <text:span text:style-name="T10">adj.</text:span> — left.</text:p>
      <text:p text:style-name="P5"><text:span text:style-name="T11">#844</text:span> <text:span text:style-name="T9">выглядеть</text:span>. <text:span text:style-name="T10">vb.</text:span> — to look.</text:p>
      <text:p text:style-name="P5"><text:span text:style-name="T11">#845</text:span> <text:span text:style-name="T9">улыбаться</text:span>. <text:span text:style-name="T10">vb.</text:span> — to smile(See #605).</text:p>
      <text:p text:style-name="P5"><text:span text:style-name="T11">#846</text:span> <text:span text:style-name="T9">интересно</text:span>. <text:span text:style-name="T10">adv.</text:span> — interestingly.</text:p>
      <text:p text:style-name="P5"><text:span text:style-name="T11">#847</text:span> <text:span text:style-name="T9">разговаривать</text:span>. <text:span text:style-name="T10">vb.</text:span> — to talk, speak.</text:p>
      <text:p text:style-name="P5"><text:span text:style-name="T11">#848</text:span> <text:span text:style-name="T9">детский</text:span>. <text:span text:style-name="T10">adj.</text:span> — child’s, children’s.</text:p>
      <text:p text:style-name="P5"><text:span text:style-name="T11">#849</text:span> <text:span text:style-name="T9">тип</text:span>. <text:span text:style-name="T10">n.</text:span> — type, model.</text:p>
      <text:p text:style-name="P5"><text:span text:style-name="T11">#850</text:span> <text:span text:style-name="T9">суд</text:span>. <text:span text:style-name="T10">n.</text:span> — court, law-court.</text:p>
      <text:p text:style-name="P5"><text:span text:style-name="T11">#851</text:span> <text:span text:style-name="T9">связанный</text:span>. <text:span text:style-name="T10">adj.</text:span> — related, connected, tied-up.</text:p>
      <text:p text:style-name="P5"><text:span text:style-name="T11">#852</text:span> <text:span text:style-name="T9">горячий</text:span>. <text:span text:style-name="T10">adj.</text:span> — hot.</text:p>
      <text:p text:style-name="P5"><text:span text:style-name="T11">#853</text:span> <text:span text:style-name="T9">площадь</text:span>. <text:span text:style-name="T10">n.</text:span> — square, area.</text:p>
      <text:p text:style-name="P5"><text:span text:style-name="T11">#854</text:span> <text:span text:style-name="T9">помогать</text:span>. <text:span text:style-name="T10">vb.</text:span> — to help, assist(See #736).</text:p>
      <text:p text:style-name="P5"><text:span text:style-name="T11">#855</text:span> <text:span text:style-name="T9">счастливый</text:span>. <text:span text:style-name="T10">adj.</text:span> — happy.</text:p>
      <text:p text:style-name="P5"><text:span text:style-name="T11">#856</text:span> <text:span text:style-name="T9">тень</text:span>. <text:span text:style-name="T10">n.</text:span> — shadow.</text:p>
      <text:p text:style-name="P5"><text:span text:style-name="T11">#857</text:span> <text:span text:style-name="T9">позволить</text:span>. <text:span text:style-name="T10">vb.</text:span> — to allow, permit.</text:p>
      <text:p text:style-name="P5"><text:span text:style-name="T11">#858</text:span> <text:span text:style-name="T9">лошадь</text:span>. <text:span text:style-name="T10">n.</text:span> — horse.</text:p>
      <text:p text:style-name="P5"><text:span text:style-name="T11">#859</text:span> <text:span text:style-name="T9">радость</text:span>. <text:span text:style-name="T10">n.</text:span> — gladness, joy.</text:p>
      <text:p text:style-name="P5"><text:span text:style-name="T11">#860</text:span> <text:span text:style-name="T9">поле</text:span>. <text:span text:style-name="T10">n.</text:span> — field.</text:p>
      <text:p text:style-name="P5"><text:span text:style-name="T11">#861</text:span> <text:span text:style-name="T9">возраст</text:span>. <text:span text:style-name="T10">n.</text:span> — age.</text:p>
      <text:p text:style-name="P5"><text:span text:style-name="T11">#862</text:span> <text:span text:style-name="T9">орган</text:span>. <text:span text:style-name="T10">n.</text:span> — organ, body.</text:p>
      <text:p text:style-name="P5"><text:span text:style-name="T11">#863</text:span> <text:span text:style-name="T9">карта</text:span>. <text:span text:style-name="T10">n.</text:span> — map.</text:p>
      <text:p text:style-name="P5"><text:span text:style-name="T11">#864</text:span> <text:span text:style-name="T9">слава</text:span>. <text:span text:style-name="T10">n.</text:span> — glory, fame.</text:p>
      <text:p text:style-name="P5"><text:span text:style-name="T11">#865</text:span> <text:span text:style-name="T9">полковник</text:span>. <text:span text:style-name="T10">n.</text:span> — colonel.</text:p>
      <text:p text:style-name="P5"><text:span text:style-name="T11">#866</text:span> <text:span text:style-name="T9">король</text:span>. <text:span text:style-name="T10">n.</text:span> — king.</text:p>
      <text:p text:style-name="P5"><text:span text:style-name="T11">#867</text:span> <text:span text:style-name="T9">входить</text:span>. <text:span text:style-name="T10">vb.</text:span> — to enter, come in.</text:p>
      <text:p text:style-name="P5"><text:span text:style-name="T11">#868</text:span> <text:span text:style-name="T9">цена</text:span>. <text:span text:style-name="T10">n.</text:span> — price.</text:p>
      <text:p text:style-name="P5"><text:span text:style-name="T11">#869</text:span> <text:span text:style-name="T9">информация</text:span>. <text:span text:style-name="T10">n.</text:span> — information.</text:p>
      <text:p text:style-name="P5"><text:span text:style-name="T11">#870</text:span> <text:span text:style-name="T9">мозг</text:span>. <text:span text:style-name="T10">n.</text:span> — brain.</text:p>
      <text:p text:style-name="P5"><text:span text:style-name="T11">#871</text:span> <text:span text:style-name="T9">удовольствие</text:span>. <text:span text:style-name="T10">n.</text:span> — pleasure.</text:p>
      <text:p text:style-name="P5"><text:span text:style-name="T11">#872</text:span> <text:span text:style-name="T9">воля</text:span>. <text:span text:style-name="T10">n.</text:span> — will.</text:p>
      <text:p text:style-name="P5"><text:span text:style-name="T11">#873</text:span> <text:span text:style-name="T9">область</text:span>. <text:span text:style-name="T10">n.</text:span> — oblast, province; field.</text:p>
      <text:p text:style-name="P5"><text:span text:style-name="T11">#874</text:span> <text:span text:style-name="T9">повернуться</text:span>. <text:span text:style-name="T10">vb.</text:span> — to turn.</text:p>
      <text:p text:style-name="P5"><text:span text:style-name="T11">#875</text:span> <text:span text:style-name="T9">острый</text:span>. <text:span text:style-name="T10">adj.</text:span> — sharp; spicy.</text:p>
      <text:p text:style-name="P5"><text:span text:style-name="T11">#876</text:span> <text:span text:style-name="T9">обратно</text:span>. <text:span text:style-name="T10">adv.</text:span> — back, backwards.</text:p>
      <text:p text:style-name="P5"><text:span text:style-name="T11">#877</text:span> <text:span text:style-name="T9">современный</text:span>. <text:span text:style-name="T10">adj.</text:span> — contemporary, modern, up-to-date.</text:p>
      <text:p text:style-name="P5"><text:span text:style-name="T11">#878</text:span> <text:span text:style-name="T9">дама</text:span>. <text:span text:style-name="T10">n.</text:span> — lady, partner, queen.</text:p>
      <text:p text:style-name="P5"><text:span text:style-name="T11">#879</text:span> <text:span text:style-name="T9">семь</text:span>. <text:span text:style-name="T10">cardinal number</text:span> — seven.</text:p>
      <text:p text:style-name="P5"><text:span text:style-name="T11">#880</text:span> <text:span text:style-name="T9">обнаружить</text:span>. <text:span text:style-name="T10">vb.</text:span> — to discover, find out.</text:p>
      <text:p text:style-name="P5"><text:span text:style-name="T11">#881</text:span> <text:span text:style-name="T9">нести</text:span>. <text:span text:style-name="T10">vb.</text:span> — to carry.</text:p>
      <text:p text:style-name="P5"><text:span text:style-name="T11">#882</text:span> <text:span text:style-name="T9">бок</text:span>. <text:span text:style-name="T10">n.</text:span> — side, flank.</text:p>
      <text:p text:style-name="P5"><text:span text:style-name="T11">#883</text:span> <text:span text:style-name="T9">правительство</text:span>. <text:span text:style-name="T10">n.</text:span> — government.</text:p>
      <text:p text:style-name="P5"><text:span text:style-name="T11">#884</text:span> <text:span text:style-name="T9">прислать</text:span>. <text:span text:style-name="T10">vb.</text:span> — to send.</text:p>
      <text:p text:style-name="P5"><text:span text:style-name="T11">#885</text:span> <text:span text:style-name="T9">сад</text:span>. <text:span text:style-name="T10">n.</text:span> — garden, yard.</text:p>
      <text:p text:style-name="P5"><text:span text:style-name="T11">#886</text:span> <text:span text:style-name="T9">встретить</text:span>. <text:span text:style-name="T10">vb.</text:span> — to meet.</text:p>
      <text:p text:style-name="P5"><text:span text:style-name="T11">#887</text:span> <text:span text:style-name="T9">милый</text:span>. <text:span text:style-name="T10">adj.</text:span> — nice, sweet, dear.</text:p>
      <text:p text:style-name="P5"><text:span text:style-name="T11">#888</text:span> <text:span text:style-name="T9">относиться</text:span>. <text:span text:style-name="T10">vb.</text:span> — to treat, regard, relate.</text:p>
      <text:p text:style-name="P5"><text:span text:style-name="T11">#889</text:span> <text:span text:style-name="T9">возникать</text:span>. <text:span text:style-name="T10">vb.</text:span> — to arise, appear(See #951).</text:p>
      <text:p text:style-name="P5"><text:span text:style-name="T11">#890</text:span> <text:span text:style-name="T9">мол</text:span>. <text:span text:style-name="T10">misc.</text:span> — he says, they say, etc.</text:p>
      <text:p text:style-name="P5"><text:span text:style-name="T11">#891</text:span> <text:span text:style-name="T9">повторить</text:span>. <text:span text:style-name="T10">vb.</text:span> — to repeat.</text:p>
      <text:p text:style-name="P5"><text:span text:style-name="T11">#892</text:span> <text:span text:style-name="T9">название</text:span>. <text:span text:style-name="T10">n.</text:span> — name, title.</text:p>
      <text:p text:style-name="P5"><text:span text:style-name="T11">#893</text:span> <text:span text:style-name="T9">средний</text:span>. <text:span text:style-name="T10">adj.</text:span> — average, middle.</text:p>
      <text:p text:style-name="P5"><text:span text:style-name="T11">#894</text:span> <text:span text:style-name="T9">веселый</text:span>. <text:span text:style-name="T10">adj.</text:span> — cheerful, merry.</text:p>
      <text:p text:style-name="P5"><text:span text:style-name="T11">#895</text:span> <text:span text:style-name="T9">американский</text:span>. <text:span text:style-name="T10">adj.</text:span> — American.</text:p>
      <text:p text:style-name="P5"><text:span text:style-name="T11">#896</text:span> <text:span text:style-name="T9">дым</text:span>. <text:span text:style-name="T10">n.</text:span> — smoke.</text:p>
      <text:p text:style-name="P5"><text:span text:style-name="T11">#897</text:span> <text:span text:style-name="T9">пример</text:span>. <text:span text:style-name="T10">n.</text:span> — example.</text:p>
      <text:p text:style-name="P5"><text:span text:style-name="T11">#898</text:span> <text:span text:style-name="T9">плакать</text:span>. <text:span text:style-name="T10">vb.</text:span> — to cry.</text:p>
      <text:p text:style-name="P5"><text:span text:style-name="T11">#899</text:span> <text:span text:style-name="T9">крыша</text:span>. <text:span text:style-name="T10">n.</text:span> — roof.</text:p>
      <text:p text:style-name="P5"><text:span text:style-name="T11">#900</text:span> <text:span text:style-name="T9">мелкий</text:span>. <text:span text:style-name="T10">adj.</text:span> — shallow, small.</text:p>
      <text:p text:style-name="P5"><text:span text:style-name="T11">#901</text:span> <text:span text:style-name="T9">двигаться</text:span>. <text:span text:style-name="T10">vb.</text:span> — to move.</text:p>
      <text:p text:style-name="P5"><text:span text:style-name="T11">#902</text:span> <text:span text:style-name="T9">рыба</text:span>. <text:span text:style-name="T10">n.</text:span> — fish.</text:p>
      <text:p text:style-name="P5"><text:span text:style-name="T11">#903</text:span> <text:span text:style-name="T9">добавить</text:span>. <text:span text:style-name="T10">vb.</text:span> — to add.</text:p>
      <text:p text:style-name="P5"><text:span text:style-name="T11">#904</text:span> <text:span text:style-name="T9">удивиться</text:span>. <text:span text:style-name="T10">vb.</text:span> — to wonder, be surprised.</text:p>
      <text:p text:style-name="P5"><text:span text:style-name="T11">#905</text:span> <text:span text:style-name="T9">бабушка</text:span>. <text:span text:style-name="T10">n.</text:span> — grandmother(See #773).</text:p>
      <text:p text:style-name="P5"><text:span text:style-name="T11">#906</text:span> <text:span text:style-name="T9">вино</text:span>. <text:span text:style-name="T10">n.</text:span> — wine.</text:p>
      <text:p text:style-name="P5"><text:span text:style-name="T11">#907</text:span> <text:span text:style-name="T9">факт</text:span>. <text:span text:style-name="T10">n.</text:span> — fact.</text:p>
      <text:p text:style-name="P5"><text:span text:style-name="T11">#908</text:span> <text:span text:style-name="T9">учитель</text:span>. <text:span text:style-name="T10">n.</text:span> — teacher, instructor.</text:p>
      <text:p text:style-name="P5"><text:span text:style-name="T11">#909</text:span> <text:span text:style-name="T9">весьма</text:span>. <text:span text:style-name="T10">adv.</text:span> — very, highly, greatly.</text:p>
      <text:p text:style-name="P5"><text:span text:style-name="T11">#910</text:span> <text:span text:style-name="T9">осторожно</text:span>. <text:span text:style-name="T10">adv.</text:span> — carefully, cautiously.</text:p>
      <text:p text:style-name="P5"><text:span text:style-name="T11">#911</text:span> <text:span text:style-name="T9">круг</text:span>. <text:span text:style-name="T10">n.</text:span> — circle; masterrussian, dot com.</text:p>
      <text:p text:style-name="P5"><text:span text:style-name="T11">#912</text:span> <text:span text:style-name="T9">погибнуть</text:span>. <text:span text:style-name="T10">vb.</text:span> — to perish, be killed.</text:p>
      <text:p text:style-name="P5"><text:span text:style-name="T11">#913</text:span> <text:span text:style-name="T9">правильно</text:span>. <text:span text:style-name="T10">adv.</text:span> — correctly, properly.</text:p>
      <text:p text:style-name="P5"><text:span text:style-name="T11">#914</text:span> <text:span text:style-name="T9">недавно</text:span>. <text:span text:style-name="T10">adv.</text:span> — recently, lately.</text:p>
      <text:p text:style-name="P5"><text:span text:style-name="T11">#915</text:span> <text:span text:style-name="T9">держаться</text:span>. <text:span text:style-name="T10">vb.</text:span> — to hold on, behave.</text:p>
      <text:p text:style-name="P5"><text:span text:style-name="T11">#916</text:span> <text:span text:style-name="T9">причем</text:span>. <text:span text:style-name="T10">adv.</text:span> — moreover, and what’s more.</text:p>
      <text:p text:style-name="P5"><text:span text:style-name="T11">#917</text:span> <text:span text:style-name="T9">лететь</text:span>. <text:span text:style-name="T10">vb.</text:span> — to fly.</text:p>
      <text:p text:style-name="P5"><text:soft-page-break/><text:span text:style-name="T11">#918</text:span> <text:span text:style-name="T9">носить</text:span>. <text:span text:style-name="T10">vb.</text:span> — to wear.</text:p>
      <text:p text:style-name="P5"><text:span text:style-name="T11">#919</text:span> <text:span text:style-name="T9">повод</text:span>. <text:span text:style-name="T10">n.</text:span> — occasion, reason; bridle.</text:p>
      <text:p text:style-name="P5"><text:span text:style-name="T11">#920</text:span> <text:span text:style-name="T9">лагерь</text:span>. <text:span text:style-name="T10">n.</text:span> — camp.</text:p>
      <text:p text:style-name="P5"><text:span text:style-name="T11">#921</text:span> <text:span text:style-name="T9">птица</text:span>. <text:span text:style-name="T10">n.</text:span> — bird.</text:p>
      <text:p text:style-name="P5"><text:span text:style-name="T11">#922</text:span> <text:span text:style-name="T9">корабль</text:span>. <text:span text:style-name="T10">n.</text:span> — ship.</text:p>
      <text:p text:style-name="P5"><text:span text:style-name="T11">#923</text:span> <text:span text:style-name="T9">мнение</text:span>. <text:span text:style-name="T10">n.</text:span> — opinion.</text:p>
      <text:p text:style-name="P5"><text:span text:style-name="T11">#924</text:span> <text:span text:style-name="T9">ночной</text:span>. <text:span text:style-name="T10">adj.</text:span> — night.</text:p>
      <text:p text:style-name="P5"><text:span text:style-name="T11">#925</text:span> <text:span text:style-name="T9">здоровый</text:span>. <text:span text:style-name="T10">adj.</text:span> — healthy.</text:p>
      <text:p text:style-name="P5"><text:span text:style-name="T11">#926</text:span> <text:span text:style-name="T9">зима</text:span>. <text:span text:style-name="T10">n.</text:span> — winter.</text:p>
      <text:p text:style-name="P5"><text:span text:style-name="T11">#927</text:span> <text:span text:style-name="T9">сухой</text:span>. <text:span text:style-name="T10">adj.</text:span> — dry.</text:p>
      <text:p text:style-name="P5"><text:span text:style-name="T11">#928</text:span> <text:span text:style-name="T9">километр</text:span>. <text:span text:style-name="T10">n.</text:span> — kilometre, kilometer.</text:p>
      <text:p text:style-name="P5"><text:span text:style-name="T11">#929</text:span> <text:span text:style-name="T9">действовать</text:span>. <text:span text:style-name="T10">vb.</text:span> — to act.</text:p>
      <text:p text:style-name="P5"><text:span text:style-name="T11">#930</text:span> <text:span text:style-name="T9">привыкнуть</text:span>. <text:span text:style-name="T10">vb.</text:span> — to get used to, to grow accustomed to.</text:p>
      <text:p text:style-name="P5"><text:span text:style-name="T11">#931</text:span> <text:span text:style-name="T9">ибо</text:span>. <text:span text:style-name="T10">conj.</text:span> — for.</text:p>
      <text:p text:style-name="P5"><text:span text:style-name="T11">#932</text:span> <text:span text:style-name="T9">свободный</text:span>. <text:span text:style-name="T10">adj.</text:span> — free.</text:p>
      <text:p text:style-name="P5"><text:span text:style-name="T11">#933</text:span> <text:span text:style-name="T9">лестница</text:span>. <text:span text:style-name="T10">n.</text:span> — staircase.</text:p>
      <text:p text:style-name="P5"><text:span text:style-name="T11">#934</text:span> <text:span text:style-name="T9">неужели</text:span>. <text:span text:style-name="T10">particle.</text:span> — really, surely.</text:p>
      <text:p text:style-name="P5"><text:span text:style-name="T11">#935</text:span> <text:span text:style-name="T9">прочее</text:span>. <text:span text:style-name="T10">pron.</text:span> — et cetera, other.</text:p>
      <text:p text:style-name="P5"><text:span text:style-name="T11">#936</text:span> <text:span text:style-name="T9">вверх</text:span>. <text:span text:style-name="T10">adv.</text:span> — up, upwards.</text:p>
      <text:p text:style-name="P5"><text:span text:style-name="T11">#937</text:span> <text:span text:style-name="T9">детство</text:span>. <text:span text:style-name="T10">n.</text:span> — childhood.</text:p>
      <text:p text:style-name="P5"><text:span text:style-name="T11">#938</text:span> <text:span text:style-name="T9">остров</text:span>. <text:span text:style-name="T10">n.</text:span> — island.</text:p>
      <text:p text:style-name="P5"><text:span text:style-name="T11">#939</text:span> <text:span text:style-name="T9">статья</text:span>. <text:span text:style-name="T10">n.</text:span> — article.</text:p>
      <text:p text:style-name="P5"><text:span text:style-name="T11">#940</text:span> <text:span text:style-name="T9">папа</text:span>. <text:span text:style-name="T10">n.</text:span> — dad, daddy(See #165).</text:p>
      <text:p text:style-name="P5"><text:span text:style-name="T11">#941</text:span> <text:span text:style-name="T9">столь</text:span>. <text:span text:style-name="T10">adv.</text:span> — so.</text:p>
      <text:p text:style-name="P5"><text:span text:style-name="T11">#942</text:span> <text:span text:style-name="T9">мешать</text:span>. <text:span text:style-name="T10">vb.</text:span> — to interfere, prevent; mix.</text:p>
      <text:p text:style-name="P5"><text:span text:style-name="T11">#943</text:span> <text:span text:style-name="T9">водка</text:span>. <text:span text:style-name="T10">n.</text:span> — vodka.</text:p>
      <text:p text:style-name="P5"><text:span text:style-name="T11">#944</text:span> <text:span text:style-name="T9">темнота</text:span>. <text:span text:style-name="T10">n.</text:span> — darkness.</text:p>
      <text:p text:style-name="P5"><text:span text:style-name="T11">#945</text:span> <text:span text:style-name="T9">возникнуть</text:span>. <text:span text:style-name="T10">vb.</text:span> — to arise, spring up(See #892).</text:p>
      <text:p text:style-name="P5"><text:span text:style-name="T11">#946</text:span> <text:span text:style-name="T9">способный</text:span>. <text:span text:style-name="T10">adj.</text:span> — capable (of).</text:p>
      <text:p text:style-name="P5"><text:span text:style-name="T11">#947</text:span> <text:span text:style-name="T9">станция</text:span>. <text:span text:style-name="T10">n.</text:span> — station.</text:p>
      <text:p text:style-name="P5"><text:span text:style-name="T11">#948</text:span> <text:span text:style-name="T9">желать</text:span>. <text:span text:style-name="T10">vb.</text:span> — to wish.</text:p>
      <text:p text:style-name="P5"><text:span text:style-name="T11">#949</text:span> <text:span text:style-name="T9">попробовать</text:span>. <text:span text:style-name="T10">vb.</text:span> — to try, test.</text:p>
      <text:p text:style-name="P5"><text:span text:style-name="T11">#950</text:span> <text:span text:style-name="T9">обязательно</text:span>. <text:span text:style-name="T10">adv.</text:span> — without fail, be sure.</text:p>
      <text:p text:style-name="P5"><text:span text:style-name="T11">#951</text:span> <text:span text:style-name="T9">гражданин</text:span>. <text:span text:style-name="T10">n.</text:span> — citizen.</text:p>
      <text:p text:style-name="P5"><text:span text:style-name="T11">#952</text:span> <text:span text:style-name="T9">странно</text:span>. <text:span text:style-name="T10">adv.</text:span> — strangely.</text:p>
      <text:p text:style-name="P5"><text:span text:style-name="T11">#953</text:span> <text:span text:style-name="T9">вскоре</text:span>. <text:span text:style-name="T10">adv.</text:span> — soon, shortly.</text:p>
      <text:p text:style-name="P5"><text:span text:style-name="T11">#954</text:span> <text:span text:style-name="T9">интересный</text:span>. <text:span text:style-name="T10">adj.</text:span> — interesting.</text:p>
      <text:p text:style-name="P5"><text:span text:style-name="T11">#955</text:span> <text:span text:style-name="T9">команда</text:span>. <text:span text:style-name="T10">n.</text:span> — team; command.</text:p>
      <text:p text:style-name="P5"><text:span text:style-name="T11">#956</text:span> <text:span text:style-name="T9">кровать</text:span>. <text:span text:style-name="T10">n.</text:span> — bed.</text:p>
      <text:p text:style-name="P5"><text:span text:style-name="T11">#957</text:span> <text:span text:style-name="T9">живот</text:span>. <text:span text:style-name="T10">n.</text:span> — stomach, belly.</text:p>
      <text:p text:style-name="P5"><text:span text:style-name="T11">#958</text:span> <text:span text:style-name="T9">ставить</text:span>. <text:span text:style-name="T10">vb.</text:span> — to put, place, set.</text:p>
      <text:p text:style-name="P5"><text:span text:style-name="T11">#959</text:span> <text:span text:style-name="T9">ради</text:span>. <text:span text:style-name="T10">prep.</text:span> — for the sake of.</text:p>
      <text:p text:style-name="P5"><text:span text:style-name="T11">#960</text:span> <text:span text:style-name="T9">тишина</text:span>. <text:span text:style-name="T10">n.</text:span> — silence, stillness.</text:p>
      <text:p text:style-name="P5"><text:span text:style-name="T11">#961</text:span> <text:span text:style-name="T9">понятно</text:span>. <text:span text:style-name="T10">adv.</text:span> — clearly, plainly.</text:p>
      <text:p text:style-name="P5"><text:span text:style-name="T11">#962</text:span> <text:span text:style-name="T9">получаться</text:span>. <text:span text:style-name="T10">vb.</text:span> — to come out.</text:p>
      <text:p text:style-name="P5"><text:span text:style-name="T11">#963</text:span> <text:span text:style-name="T9">щека</text:span>. <text:span text:style-name="T10">n.</text:span> — cheek.</text:p>
      <text:p text:style-name="P5"><text:span text:style-name="T11">#964</text:span> <text:span text:style-name="T9">страшно</text:span>. <text:span text:style-name="T10">adv.</text:span> — terribly, awfully.</text:p>
      <text:p text:style-name="P5"><text:span text:style-name="T11">#965</text:span> <text:span text:style-name="T9">район</text:span>. <text:span text:style-name="T10">n.</text:span> — area, region.</text:p>
      <text:p text:style-name="P5"><text:span text:style-name="T11">#966</text:span> <text:span text:style-name="T9">наверно</text:span>. <text:span text:style-name="T10">adv.</text:span> — probably(See #461).</text:p>
      <text:p text:style-name="P5"><text:span text:style-name="T11">#967</text:span> <text:span text:style-name="T9">позвонить</text:span>. <text:span text:style-name="T10">vb.</text:span> — to call, to telephone.</text:p>
      <text:p text:style-name="P5"><text:span text:style-name="T11">#968</text:span> <text:span text:style-name="T9">зеркало</text:span>. <text:span text:style-name="T10">n.</text:span> — mirror.</text:p>
      <text:p text:style-name="P5"><text:span text:style-name="T11">#969</text:span> <text:span text:style-name="T9">гореть</text:span>. <text:span text:style-name="T10">vb.</text:span> — to burn.</text:p>
      <text:p text:style-name="P5"><text:span text:style-name="T11">#970</text:span> <text:span text:style-name="T9">невозможно</text:span>. <text:span text:style-name="T10">adv.</text:span> — impossible.</text:p>
      <text:p text:style-name="P5"><text:span text:style-name="T11">#971</text:span> <text:span text:style-name="T9">выражение</text:span>. <text:span text:style-name="T10">n.</text:span> — expression.</text:p>
      <text:p text:style-name="P5"><text:span text:style-name="T11">#972</text:span> <text:span text:style-name="T9">заболевание</text:span>. <text:span text:style-name="T10">n.</text:span> — disease, illness.</text:p>
      <text:p text:style-name="P5"><text:span text:style-name="T11">#973</text:span> <text:span text:style-name="T9">судить</text:span>. <text:span text:style-name="T10">vb.</text:span> — to judge, try.</text:p>
      <text:p text:style-name="P5"><text:span text:style-name="T11">#974</text:span> <text:span text:style-name="T9">большинство</text:span>. <text:span text:style-name="T10">n.</text:span> — majority.</text:p>
      <text:p text:style-name="P5"><text:span text:style-name="T11">#975</text:span> <text:span text:style-name="T9">проводить</text:span>. <text:span text:style-name="T10">vb.</text:span> — to lead, escort; accompany(See #713).</text:p>
      <text:p text:style-name="P5"><text:span text:style-name="T11">#976</text:span> <text:span text:style-name="T9">управление</text:span>. <text:span text:style-name="T10">n.</text:span> — operation, control.</text:p>
      <text:p text:style-name="P5"><text:span text:style-name="T11">#977</text:span> <text:span text:style-name="T9">колоть</text:span>. <text:span text:style-name="T10">vb.</text:span> — to prick.</text:p>
      <text:p text:style-name="P5"><text:span text:style-name="T11">#978</text:span> <text:span text:style-name="T9">мокрый</text:span>. <text:span text:style-name="T10">adj.</text:span> — wet.</text:p>
      <text:p text:style-name="P5"><text:span text:style-name="T11">#979</text:span> <text:span text:style-name="T9">приказ</text:span>. <text:span text:style-name="T10">n.</text:span> — order.</text:p>
      <text:p text:style-name="P5"><text:span text:style-name="T11">#980</text:span> <text:span text:style-name="T9">прямой</text:span>. <text:span text:style-name="T10">adj.</text:span> — straight.</text:p>
      <text:p text:style-name="P5"><text:span text:style-name="T11">#981</text:span> <text:span text:style-name="T9">фронт</text:span>. <text:span text:style-name="T10">n.</text:span> — front.</text:p>
      <text:p text:style-name="P5"><text:span text:style-name="T11">#982</text:span> <text:span text:style-name="T9">кончиться</text:span>. <text:span text:style-name="T10">vb.</text:span> — to end.</text:p>
      <text:p text:style-name="P5"><text:span text:style-name="T11">#983</text:span> <text:span text:style-name="T9">куст</text:span>. <text:span text:style-name="T10">n.</text:span> — bush.</text:p>
      <text:p text:style-name="P5"><text:span text:style-name="T11">#984</text:span> <text:span text:style-name="T9">стрелять</text:span>. <text:span text:style-name="T10">vb.</text:span> — to shoot.</text:p>
      <text:p text:style-name="P5"><text:span text:style-name="T11">#985</text:span> <text:span text:style-name="T9">закричать</text:span>. <text:span text:style-name="T10">vb.</text:span> — to shout, cry out.</text:p>
      <text:p text:style-name="P5"><text:span text:style-name="T11">#986</text:span> <text:span text:style-name="T9">собраться</text:span>. <text:span text:style-name="T10">vb.</text:span> — to gather, collect(See #479).</text:p>
      <text:p text:style-name="P5"><text:span text:style-name="T11">#987</text:span> <text:span text:style-name="T9">завод</text:span>. <text:span text:style-name="T10">n.</text:span> — factory.</text:p>
      <text:p text:style-name="P5"><text:span text:style-name="T11">#988</text:span> <text:span text:style-name="T9">художник</text:span>. <text:span text:style-name="T10">n.</text:span> — painter, artist.</text:p>
      <text:p text:style-name="P5"><text:span text:style-name="T11">#989</text:span> <text:span text:style-name="T9">использовать</text:span>. <text:span text:style-name="T10">vb.</text:span> — to use, utilize, make use of.</text:p>
      <text:p text:style-name="P5"><text:span text:style-name="T11">#990</text:span> <text:span text:style-name="T9">дорогой</text:span>. <text:span text:style-name="T10">adj.</text:span> — on the way.</text:p>
      <text:p text:style-name="P5"><text:span text:style-name="T11">#991</text:span> <text:span text:style-name="T9">пахнуть</text:span>. <text:span text:style-name="T10">vb.</text:span> — to smell.</text:p>
      <text:p text:style-name="P5"><text:span text:style-name="T11">#992</text:span> <text:span text:style-name="T9">отсюда</text:span>. <text:span text:style-name="T10">adv.</text:span> — from here.</text:p>
      <text:p text:style-name="P5"><text:span text:style-name="T11">#993</text:span> <text:span text:style-name="T9">рот</text:span>. <text:span text:style-name="T10">n.</text:span> — mouth.</text:p>
      <text:p text:style-name="P5"><text:span text:style-name="T11">#994</text:span> <text:span text:style-name="T9">пора</text:span>. <text:span text:style-name="T10">misc.</text:span> — it’s time;at times, now and then(See #279).</text:p>
      <text:p text:style-name="P5"><text:span text:style-name="T11">#995</text:span> <text:span text:style-name="T9">слегка</text:span>. <text:span text:style-name="T10">adv.</text:span> — slightly.</text:p>
      <text:p text:style-name="P5"><text:span text:style-name="T11">#996</text:span> <text:span text:style-name="T9">обещать</text:span>. <text:span text:style-name="T10">vb.</text:span> — to promise.</text:p>
      <text:p text:style-name="P5"><text:span text:style-name="T11">#997</text:span> <text:span text:style-name="T9">мешок</text:span>. <text:span text:style-name="T10">n.</text:span> — bag, sack.</text:p>
      <text:p text:style-name="P5"><text:span text:style-name="T11">#998</text:span> <text:span text:style-name="T9">стакан</text:span>. <text:span text:style-name="T10">n.</text:span> — glass.</text:p>
      <text:p text:style-name="P5"><text:span text:style-name="T11">#999</text:span> <text:span text:style-name="T9">кулак</text:span>. <text:span text:style-name="T10">n.</text:span> — fist.</text:p>
      <text:p text:style-name="P5"><text:span text:style-name="T11">#1000</text:span> <text:span text:style-name="T9">знак</text:span>. <text:span text:style-name="T10">n.</text:span> — sign.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 Garamond Medium" svg:font-family="'Cormorant Garamond Medium'" style:font-adornments="Medium" style:font-pitch="variable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Cormorant SC SemiBold" svg:font-family="'Cormorant SC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3in" fo:margin-left="0.3in" fo:margin-right="0.3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7:37:30.688750126</meta:creation-date>
    <dc:date>2020-01-12T22:54:42.894139783</dc:date>
    <meta:editing-duration>PT1H24M10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1" meta:paragraph-count="1002" meta:word-count="5394" meta:character-count="33886" meta:non-whitespace-character-count="28489"/>
  </office:meta>
</office:document-meta>
</file>